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8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, 1989, 'A', 1473);">
            <text:p>insert into qualifying_group_stage (id, tournament, group_code, squad) values (1, 1989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qualifying_group_stage (id, tournament, group_code, squad) values (&quot; &amp; [.A3] &amp; &quot;, &quot; &amp; [.B3] &amp; &quot;, '&quot; &amp; [.C3] &amp; &quot;', &quot; &amp; [.D3] &amp;  &quot;);&quot;" office:value-type="string" office:string-value="insert into qualifying_group_stage (id, tournament, group_code, squad) values (2, 1989, 'A', 1868);">
            <text:p>insert into qualifying_group_stage (id, tournament, group_code, squad) values (2, 1989, 'A', 1868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qualifying_group_stage (id, tournament, group_code, squad) values (&quot; &amp; [.A4] &amp; &quot;, &quot; &amp; [.B4] &amp; &quot;, '&quot; &amp; [.C4] &amp; &quot;', &quot; &amp; [.D4] &amp;  &quot;);&quot;" office:value-type="string" office:string-value="insert into qualifying_group_stage (id, tournament, group_code, squad) values (3, 1989, 'A', 1869);">
            <text:p>insert into qualifying_group_stage (id, tournament, group_code, squad) values (3, 1989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qualifying_group_stage (id, tournament, group_code, squad) values (&quot; &amp; [.A5] &amp; &quot;, &quot; &amp; [.B5] &amp; &quot;, '&quot; &amp; [.C5] &amp; &quot;', &quot; &amp; [.D5] &amp;  &quot;);&quot;" office:value-type="string" office:string-value="insert into qualifying_group_stage (id, tournament, group_code, squad) values (4, 1989, 'A', 594);">
            <text:p>insert into qualifying_group_stage (id, tournament, group_code, squad) values (4, 1989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97">
            <text:p>297</text:p>
          </table:table-cell>
          <table:table-cell table:number-columns-repeated="2"/>
          <table:table-cell table:formula="of:=&quot;insert into qualifying_group_stage (id, tournament, group_code, squad) values (&quot; &amp; [.A6] &amp; &quot;, &quot; &amp; [.B6] &amp; &quot;, '&quot; &amp; [.C6] &amp; &quot;', &quot; &amp; [.D6] &amp;  &quot;);&quot;" office:value-type="string" office:string-value="insert into qualifying_group_stage (id, tournament, group_code, squad) values (5, 1989, 'A', 297);">
            <text:p>insert into qualifying_group_stage (id, tournament, group_code, squad) values (5, 1989, 'A', 29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qualifying_group_stage (id, tournament, group_code, squad) values (&quot; &amp; [.A7] &amp; &quot;, &quot; &amp; [.B7] &amp; &quot;, '&quot; &amp; [.C7] &amp; &quot;', &quot; &amp; [.D7] &amp;  &quot;);&quot;" office:value-type="string" office:string-value="insert into qualifying_group_stage (id, tournament, group_code, squad) values (6, 1989, 'B', 1784);">
            <text:p>insert into qualifying_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qualifying_group_stage (id, tournament, group_code, squad) values (&quot; &amp; [.A8] &amp; &quot;, &quot; &amp; [.B8] &amp; &quot;, '&quot; &amp; [.C8] &amp; &quot;', &quot; &amp; [.D8] &amp;  &quot;);&quot;" office:value-type="string" office:string-value="insert into qualifying_group_stage (id, tournament, group_code, squad) values (7, 1989, 'B', 599);">
            <text:p>insert into qualifying_group_stage (id, tournament, group_code, squad) values (7, 1989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qualifying_group_stage (id, tournament, group_code, squad) values (&quot; &amp; [.A9] &amp; &quot;, &quot; &amp; [.B9] &amp; &quot;, '&quot; &amp; [.C9] &amp; &quot;', &quot; &amp; [.D9] &amp;  &quot;);&quot;" office:value-type="string" office:string-value="insert into qualifying_group_stage (id, tournament, group_code, squad) values (8, 1989, 'B', 596);">
            <text:p>insert into qualifying_group_stage (id, tournament, group_code, squad) values (8, 1989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84">
            <text:p>1284</text:p>
          </table:table-cell>
          <table:table-cell table:number-columns-repeated="2"/>
          <table:table-cell table:formula="of:=&quot;insert into qualifying_group_stage (id, tournament, group_code, squad) values (&quot; &amp; [.A10] &amp; &quot;, &quot; &amp; [.B10] &amp; &quot;, '&quot; &amp; [.C10] &amp; &quot;', &quot; &amp; [.D10] &amp;  &quot;);&quot;" office:value-type="string" office:string-value="insert into qualifying_group_stage (id, tournament, group_code, squad) values (9, 1989, 'B', 1284);">
            <text:p>insert into qualifying_group_stage (id, tournament, group_code, squad) values (9, 1989, 'B', 1284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qualifying_group_stage (id, tournament, group_code, squad) values (&quot; &amp; [.A11] &amp; &quot;, &quot; &amp; [.B11] &amp; &quot;, '&quot; &amp; [.C11] &amp; &quot;', &quot; &amp; [.D11] &amp;  &quot;);&quot;" office:value-type="string" office:string-value="insert into qualifying_group_stage (id, tournament, group_code, squad) values (10, 1989, 'B', 1721);">
            <text:p>insert into qualifying_group_stage (id, tournament, group_code, squad) values (10, 1989, 'B', 1721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qualifying_group_stage (id, tournament, group_code, squad) values (&quot; &amp; [.A12] &amp; &quot;, &quot; &amp; [.B12] &amp; &quot;, '&quot; &amp; [.C12] &amp; &quot;', &quot; &amp; [.D12] &amp;  &quot;);&quot;" office:value-type="string" office:string-value="insert into qualifying_group_stage (id, tournament, group_code, squad) values (11, 1989, 'C', 590);">
            <text:p>insert into qualifying_group_stage (id, tournament, group_code, squad) values (11, 1989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12, 1989, 'C', 1268);">
            <text:p>insert into qualifying_group_stage (id, tournament, group_code, squad) values (12, 1989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qualifying_group_stage (id, tournament, group_code, squad) values (&quot; &amp; [.A14] &amp; &quot;, &quot; &amp; [.B14] &amp; &quot;, '&quot; &amp; [.C14] &amp; &quot;', &quot; &amp; [.D14] &amp;  &quot;);&quot;" office:value-type="string" office:string-value="insert into qualifying_group_stage (id, tournament, group_code, squad) values (13, 1989, 'C', 1758);">
            <text:p>insert into qualifying_group_stage (id, tournament, group_code, squad) values (13, 1989, 'C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qualifying_group_stage (id, tournament, group_code, squad) values (&quot; &amp; [.A15] &amp; &quot;, &quot; &amp; [.B15] &amp; &quot;, '&quot; &amp; [.C15] &amp; &quot;', &quot; &amp; [.D15] &amp;  &quot;);&quot;" office:value-type="string" office:string-value="insert into qualifying_group_stage (id, tournament, group_code, squad) values (14, 1989, 'C', 1876);">
            <text:p>insert into qualifying_group_stage (id, tournament, group_code, squad) values (14, 1989, 'C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qualifying_group_stage (id, tournament, group_code, squad) values (&quot; &amp; [.A16] &amp; &quot;, &quot; &amp; [.B16] &amp; &quot;, '&quot; &amp; [.C16] &amp; &quot;', &quot; &amp; [.D16] &amp;  &quot;);&quot;" office:value-type="string" office:string-value="insert into qualifying_group_stage (id, tournament, group_code, squad) values (15, 1989, 'C', 1767);">
            <text:p>insert into qualifying_group_stage (id, tournament, group_code, squad) values (15, 1989, 'C', 1767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office:value-type="float" office:value="1">
            <text:p>1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, '1989-04-23', 1, 1868);">
            <text:p>insert into game (matchid, matchdate, game_type, country) values (1, '1989-04-23', 1, 1868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">
            <text:p>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1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, '1989-04-23', 1, 1869);">
            <text:p>insert into game (matchid, matchdate, game_type, country) values (2, '1989-04-23', 1, 186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">
            <text:p>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20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, '1989-05-07', 1, 1473);">
            <text:p>insert into game (matchid, matchdate, game_type, country) values (3, '1989-05-07', 1, 147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">
            <text:p>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2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, '1989-05-10', 1, 594);">
            <text:p>insert into game (matchid, matchdate, game_type, country) values (4, '1989-05-10', 1, 594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">
            <text:p>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2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, '1989-05-21', 1, 297);">
            <text:p>insert into game (matchid, matchdate, game_type, country) values (5, '1989-05-21', 1, 29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6">
            <text:p>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, '1989-05-21', 1, 1869);">
            <text:p>insert into game (matchid, matchdate, game_type, country) values (6, '1989-05-21', 1, 186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">
            <text:p>7</text:p>
          </table:table-cell>
          <table:table-cell table:style-name="ce5" table:formula="of:=&quot;1989-06-06&quot;" office:value-type="string" office:string-value="1989-06-06">
            <text:p>1989-06-06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, '1989-06-06', 1, 1473);">
            <text:p>insert into game (matchid, matchdate, game_type, country) values (7, '1989-06-06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8">
            <text:p>8</text:p>
          </table:table-cell>
          <table:table-cell table:style-name="ce5" table:formula="of:=&quot;1989-06-08&quot;" office:value-type="string" office:string-value="1989-06-08">
            <text:p>1989-06-08</text:p>
          </table:table-cell>
          <table:table-cell table:formula="of:=+[.C2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8, '1989-06-08', 1, 594);">
            <text:p>insert into game (matchid, matchdate, game_type, country) values (8, '1989-06-08', 1, 59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">
            <text:p>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26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, '1989-06-18', 1, 297);">
            <text:p>insert into game (matchid, matchdate, game_type, country) values (9, '1989-06-18', 1, 297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">
            <text:p>10</text:p>
          </table:table-cell>
          <table:table-cell table:style-name="ce5" table:formula="of:=&quot;1989-06-30&quot;" office:value-type="string" office:string-value="1989-06-30">
            <text:p>1989-06-30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, '1989-06-30', 1, 1473);">
            <text:p>insert into game (matchid, matchdate, game_type, country) values (10, '1989-06-30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1">
            <text:p>1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1, '1989-04-23', 1, 1784);">
            <text:p>insert into game (matchid, matchdate, game_type, country) values (11, '1989-04-23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2">
            <text:p>12</text:p>
          </table:table-cell>
          <table:table-cell table:style-name="ce5" table:formula="of:=&quot;1989-04-26&quot;" office:value-type="string" office:string-value="1989-04-26">
            <text:p>1989-04-26</text:p>
          </table:table-cell>
          <table:table-cell table:formula="of:=+[.C29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2, '1989-04-26', 1, 599);">
            <text:p>insert into game (matchid, matchdate, game_type, country) values (12, '1989-04-26', 1, 59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">
            <text:p>1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, '1989-05-07', 1, 1721);">
            <text:p>insert into game (matchid, matchdate, game_type, country) values (13, '1989-05-07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4">
            <text:p>1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31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4, '1989-05-10', 1, 596);">
            <text:p>insert into game (matchid, matchdate, game_type, country) values (14, '1989-05-10', 1, 596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">
            <text:p>1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2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, '1989-05-21', 1, 1784);">
            <text:p>insert into game (matchid, matchdate, game_type, country) values (15, '1989-05-21', 1, 1784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6">
            <text:p>1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6, '1989-05-21', 1, 596);">
            <text:p>insert into game (matchid, matchdate, game_type, country) values (16, '1989-05-21', 1, 596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7">
            <text:p>17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4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, '1989-06-07', 1, 599);">
            <text:p>insert into game (matchid, matchdate, game_type, country) values (17, '1989-06-07', 1, 59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8">
            <text:p>18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5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8, '1989-06-07', 1, 596);">
            <text:p>insert into game (matchid, matchdate, game_type, country) values (18, '1989-06-07', 1, 59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">
            <text:p>1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36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, '1989-06-18', 1, 1721);">
            <text:p>insert into game (matchid, matchdate, game_type, country) values (19, '1989-06-18', 1, 1721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0">
            <text:p>20</text:p>
          </table:table-cell>
          <table:table-cell table:style-name="ce5" table:formula="of:=&quot;1989-06-19&quot;" office:value-type="string" office:string-value="1989-06-19">
            <text:p>1989-06-19</text:p>
          </table:table-cell>
          <table:table-cell table:formula="of:=+[.C3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, '1989-06-19', 1, 1784);">
            <text:p>insert into game (matchid, matchdate, game_type, country) values (20, '1989-06-19', 1, 178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1">
            <text:p>2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8]"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1, '1989-04-23', 1, 1268);">
            <text:p>insert into game (matchid, matchdate, game_type, country) values (21, '1989-04-23', 1, 1268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22">
            <text:p>2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2, '1989-04-23', 1, null);">
            <text:p>insert into game (matchid, matchdate, game_type, country) values (22, '1989-04-23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3">
            <text:p>2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40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, '1989-05-07', 1, 1876);">
            <text:p>insert into game (matchid, matchdate, game_type, country) values (23, '1989-05-07', 1, 1876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4">
            <text:p>24</text:p>
          </table:table-cell>
          <table:table-cell table:style-name="ce5" table:formula="of:=&quot;1989-05-13&quot;" office:value-type="string" office:string-value="1989-05-13">
            <text:p>1989-05-13</text:p>
          </table:table-cell>
          <table:table-cell table:formula="of:=+[.C41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4, '1989-05-13', 1, 1767);">
            <text:p>insert into game (matchid, matchdate, game_type, country) values (24, '1989-05-13', 1, 1767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25">
            <text:p>2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5, '1989-05-21', 1, null);">
            <text:p>insert into game (matchid, matchdate, game_type, country) values (25, '1989-05-21', 1, null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26">
            <text:p>2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6, '1989-05-21', 1, null);">
            <text:p>insert into game (matchid, matchdate, game_type, country) values (26, '1989-05-21', 1, null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7">
            <text:p>27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7, '1989-06-??', 1, null);">
            <text:p>insert into game (matchid, matchdate, game_type, country) values (27, '1989-06-??', 1, null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8">
            <text:p>28</text:p>
          </table:table-cell>
          <table:table-cell table:style-name="ce5" table:formula="of:=&quot;1989-06-04&quot;" office:value-type="string" office:string-value="1989-06-04">
            <text:p>1989-06-04</text:p>
          </table:table-cell>
          <table:table-cell table:formula="of:=+[.C45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8, '1989-06-04', 1, 1767);">
            <text:p>insert into game (matchid, matchdate, game_type, country) values (28, '1989-06-04', 1, 1767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29">
            <text:p>29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9, '1989-06-??', 1, null);">
            <text:p>insert into game (matchid, matchdate, game_type, country) values (29, '1989-06-??', 1, null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30">
            <text:p>30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47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30, '1989-06-18', 1, 1876);">
            <text:p>insert into game (matchid, matchdate, game_type, country) values (30, '1989-06-18', 1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19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, 1, 1868, 11, 2, 2);">
            <text:p>insert into game_score (id, matchid, squad, goals, points, time_type) values (1, 1, 1868, 11, 2, 2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2">
            <text:p>2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, 1, 1868, null, 0, 1);">
            <text:p>insert into game_score (id, matchid, squad, goals, points, time_type) values (2, 1, 1868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">
            <text:p>3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, 1, 297, 0, 0, 2);">
            <text:p>insert into game_score (id, matchid, squad, goals, points, time_type) values (3, 1, 297, 0, 0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">
            <text:p>4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, 1, 297, 0, 0, 1);">
            <text:p>insert into game_score (id, matchid, squad, goals, points, time_type) values (4, 1, 297, 0, 0, 1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5">
            <text:p>5</text:p>
          </table:table-cell>
          <table:table-cell table:style-name="ce4" table:formula="of:=[.B51]+1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, 2, 1869, 1, 2, 2);">
            <text:p>insert into game_score (id, matchid, squad, goals, points, time_type) values (5, 2, 1869, 1, 2, 2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6">
            <text:p>6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, 2, 1869, null, 0, 1);">
            <text:p>insert into game_score (id, matchid, squad, goals, points, time_type) values (6, 2, 1869, null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7">
            <text:p>7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, 2, 594, 0, 0, 2);">
            <text:p>insert into game_score (id, matchid, squad, goals, points, time_type) values (7, 2, 594, 0, 0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">
            <text:p>8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, 2, 594, 0, 0, 1);">
            <text:p>insert into game_score (id, matchid, squad, goals, points, time_type) values (8, 2, 594, 0, 0, 1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9">
            <text:p>9</text:p>
          </table:table-cell>
          <table:table-cell table:style-name="ce3" table:formula="of:=[.B55]+1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, 3, 1473, 2, 2, 2);">
            <text:p>insert into game_score (id, matchid, squad, goals, points, time_type) values (9, 3, 1473, 2, 2, 2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10">
            <text:p>10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, 3, 1473, null, 0, 1);">
            <text:p>insert into game_score (id, matchid, squad, goals, points, time_type) values (10, 3, 1473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11">
            <text:p>11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, 3, 1869, 1, 0, 2);">
            <text:p>insert into game_score (id, matchid, squad, goals, points, time_type) values (11, 3, 1869, 1, 0, 2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2">
            <text:p>12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, 3, 1869, null, 0, 1);">
            <text:p>insert into game_score (id, matchid, squad, goals, points, time_type) values (12, 3, 1869, null, 0, 1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3">
            <text:p>13</text:p>
          </table:table-cell>
          <table:table-cell table:style-name="ce4" table:formula="of:=[.B59]+1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3, 4, 594, 1, 0, 2);">
            <text:p>insert into game_score (id, matchid, squad, goals, points, time_type) values (13, 4, 594, 1, 0, 2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14">
            <text:p>14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, 4, 594, null, 0, 1);">
            <text:p>insert into game_score (id, matchid, squad, goals, points, time_type) values (14, 4, 59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15">
            <text:p>15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5, 4, 1868, 3, 2, 2);">
            <text:p>insert into game_score (id, matchid, squad, goals, points, time_type) values (15, 4, 1868, 3, 2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">
            <text:p>16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, 4, 1868, null, 0, 1);">
            <text:p>insert into game_score (id, matchid, squad, goals, points, time_type) values (16, 4, 1868, null, 0, 1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7">
            <text:p>17</text:p>
          </table:table-cell>
          <table:table-cell table:style-name="ce3" table:formula="of:=[.B63]+1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, 5, 297, 0, 1, 2);">
            <text:p>insert into game_score (id, matchid, squad, goals, points, time_type) values (17, 5, 297, 0, 1, 2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8">
            <text:p>18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8, 5, 297, 0, 0, 1);">
            <text:p>insert into game_score (id, matchid, squad, goals, points, time_type) values (18, 5, 297, 0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19">
            <text:p>19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9, 5, 1473, 0, 1, 2);">
            <text:p>insert into game_score (id, matchid, squad, goals, points, time_type) values (19, 5, 1473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0">
            <text:p>20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0, 5, 1473, 0, 0, 1);">
            <text:p>insert into game_score (id, matchid, squad, goals, points, time_type) values (20, 5, 1473, 0, 0, 1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21">
            <text:p>21</text:p>
          </table:table-cell>
          <table:table-cell table:style-name="ce4" table:formula="of:=[.B67]+1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1, 6, 1869, 0, 0, 2);">
            <text:p>insert into game_score (id, matchid, squad, goals, points, time_type) values (21, 6, 1869, 0, 0, 2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22">
            <text:p>22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2, 6, 1869, 0, 0, 1);">
            <text:p>insert into game_score (id, matchid, squad, goals, points, time_type) values (22, 6, 1869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23">
            <text:p>23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3, 6, 1868, 2, 2, 2);">
            <text:p>insert into game_score (id, matchid, squad, goals, points, time_type) values (23, 6, 1868, 2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">
            <text:p>24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, 6, 1868, null, 0, 1);">
            <text:p>insert into game_score (id, matchid, squad, goals, points, time_type) values (24, 6, 1868, null, 0, 1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25">
            <text:p>25</text:p>
          </table:table-cell>
          <table:table-cell table:style-name="ce3" table:formula="of:=[.B71]+1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5, 7, 1473, 1, 2, 2);">
            <text:p>insert into game_score (id, matchid, squad, goals, points, time_type) values (25, 7, 1473, 1, 2, 2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26">
            <text:p>26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6, 7, 1473, null, 0, 1);">
            <text:p>insert into game_score (id, matchid, squad, goals, points, time_type) values (26, 7, 1473, null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27">
            <text:p>27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7, 7, 1868, 0, 0, 2);">
            <text:p>insert into game_score (id, matchid, squad, goals, points, time_type) values (27, 7, 1868, 0, 0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8">
            <text:p>28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, 7, 1868, 0, 0, 1);">
            <text:p>insert into game_score (id, matchid, squad, goals, points, time_type) values (28, 7, 1868, 0, 0, 1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29">
            <text:p>29</text:p>
          </table:table-cell>
          <table:table-cell table:style-name="ce4" table:formula="of:=[.B75]+1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9, 8, 594, 4, 2, 2);">
            <text:p>insert into game_score (id, matchid, squad, goals, points, time_type) values (29, 8, 594, 4, 2, 2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30">
            <text:p>30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, 8, 594, null, 0, 1);">
            <text:p>insert into game_score (id, matchid, squad, goals, points, time_type) values (30, 8, 594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1">
            <text:p>31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, 8, 297, 0, 0, 2);">
            <text:p>insert into game_score (id, matchid, squad, goals, points, time_type) values (31, 8, 297, 0, 0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2">
            <text:p>32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2, 8, 297, 0, 0, 1);">
            <text:p>insert into game_score (id, matchid, squad, goals, points, time_type) values (32, 8, 297, 0, 0, 1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33">
            <text:p>33</text:p>
          </table:table-cell>
          <table:table-cell table:style-name="ce3" table:formula="of:=[.B79]+1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, 9, 297, 1, 0, 2);">
            <text:p>insert into game_score (id, matchid, squad, goals, points, time_type) values (33, 9, 297, 1, 0, 2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34">
            <text:p>34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4, 9, 297, null, 0, 1);">
            <text:p>insert into game_score (id, matchid, squad, goals, points, time_type) values (34, 9, 2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5">
            <text:p>35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5, 9, 1869, 4, 2, 2);">
            <text:p>insert into game_score (id, matchid, squad, goals, points, time_type) values (35, 9, 1869, 4, 2, 2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6">
            <text:p>36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6, 9, 1869, null, 0, 1);">
            <text:p>insert into game_score (id, matchid, squad, goals, points, time_type) values (36, 9, 1869, null, 0, 1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7">
            <text:p>37</text:p>
          </table:table-cell>
          <table:table-cell table:style-name="ce4" table:formula="of:=[.B83]+1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7, 10, 1473, 2, 2, 2);">
            <text:p>insert into game_score (id, matchid, squad, goals, points, time_type) values (37, 10, 1473, 2, 2, 2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">
            <text:p>38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, 10, 1473, null, 0, 1);">
            <text:p>insert into game_score (id, matchid, squad, goals, points, time_type) values (38, 10, 1473, null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9">
            <text:p>39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9, 10, 594, 0, 0, 2);">
            <text:p>insert into game_score (id, matchid, squad, goals, points, time_type) values (39, 10, 594, 0, 0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0">
            <text:p>40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0, 10, 594, 0, 0, 1);">
            <text:p>insert into game_score (id, matchid, squad, goals, points, time_type) values (40, 10, 594, 0, 0, 1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1">
            <text:p>41</text:p>
          </table:table-cell>
          <table:table-cell table:style-name="ce3" table:formula="of:=[.B87]+1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1, 11, 1784, 6, 2, 2);">
            <text:p>insert into game_score (id, matchid, squad, goals, points, time_type) values (41, 11, 1784, 6, 2, 2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2">
            <text:p>42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2, 11, 1784, null, 0, 1);">
            <text:p>insert into game_score (id, matchid, squad, goals, points, time_type) values (42, 11, 178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">
            <text:p>43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, 11, 1721, 1, 0, 2);">
            <text:p>insert into game_score (id, matchid, squad, goals, points, time_type) values (43, 11, 1721, 1, 0, 2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44">
            <text:p>44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4, 11, 1721, null, 0, 1);">
            <text:p>insert into game_score (id, matchid, squad, goals, points, time_type) values (44, 11, 1721, null, 0, 1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5">
            <text:p>45</text:p>
          </table:table-cell>
          <table:table-cell table:style-name="ce4" table:formula="of:=[.B91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">
            <text:p>46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, 12, 598, null, 0, 1);">
            <text:p>insert into game_score (id, matchid, squad, goals, points, time_type) values (46, 12, 598, null, 0, 1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">
            <text:p>47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, 12, 596, 1, 0, 2);">
            <text:p>insert into game_score (id, matchid, squad, goals, points, time_type) values (47, 12, 596, 1, 0, 2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8">
            <text:p>48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8, 12, 596, null, 0, 1);">
            <text:p>insert into game_score (id, matchid, squad, goals, points, time_type) values (48, 12, 596, null, 0, 1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49">
            <text:p>49</text:p>
          </table:table-cell>
          <table:table-cell table:style-name="ce3" table:formula="of:=[.B95]+1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9, 13, 1721, 1, 0, 2);">
            <text:p>insert into game_score (id, matchid, squad, goals, points, time_type) values (49, 13, 1721, 1, 0, 2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0">
            <text:p>50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0, 13, 1721, null, 0, 1);">
            <text:p>insert into game_score (id, matchid, squad, goals, points, time_type) values (50, 13, 1721, null, 0, 1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1">
            <text:p>51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1, 13, 1284, 2, 2, 2);">
            <text:p>insert into game_score (id, matchid, squad, goals, points, time_type) values (51, 13, 1284, 2, 2, 2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52">
            <text:p>52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2, 13, 1284, null, 0, 1);">
            <text:p>insert into game_score (id, matchid, squad, goals, points, time_type) values (52, 13, 1284, null, 0, 1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3">
            <text:p>53</text:p>
          </table:table-cell>
          <table:table-cell table:style-name="ce4" table:formula="of:=[.B99]+1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3, 14, 596, 0, 1, 2);">
            <text:p>insert into game_score (id, matchid, squad, goals, points, time_type) values (53, 14, 596, 0, 1, 2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">
            <text:p>54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, 14, 596, 0, 0, 1);">
            <text:p>insert into game_score (id, matchid, squad, goals, points, time_type) values (54, 14, 596, 0, 0, 1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5">
            <text:p>55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5, 14, 1784, 0, 1, 2);">
            <text:p>insert into game_score (id, matchid, squad, goals, points, time_type) values (55, 14, 1784, 0, 1, 2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56">
            <text:p>56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6, 14, 1784, 0, 0, 1);">
            <text:p>insert into game_score (id, matchid, squad, goals, points, time_type) values (56, 14, 1784, 0, 0, 1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57">
            <text:p>57</text:p>
          </table:table-cell>
          <table:table-cell table:style-name="ce3" table:formula="of:=[.B103]+1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7, 15, 1784, 3, 2, 2);">
            <text:p>insert into game_score (id, matchid, squad, goals, points, time_type) values (57, 15, 1784, 3, 2, 2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58">
            <text:p>58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8, 15, 1784, null, 0, 1);">
            <text:p>insert into game_score (id, matchid, squad, goals, points, time_type) values (58, 15, 1784, null, 0, 1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59">
            <text:p>59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59, 15, 599, 2, 0, 2);">
            <text:p>insert into game_score (id, matchid, squad, goals, points, time_type) values (59, 15, 599, 2, 0, 2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60">
            <text:p>60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, 15, 599, null, 0, 1);">
            <text:p>insert into game_score (id, matchid, squad, goals, points, time_type) values (60, 15, 599, null, 0, 1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61">
            <text:p>61</text:p>
          </table:table-cell>
          <table:table-cell table:style-name="ce4" table:formula="of:=[.B107]+1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1, 16, 596, 2, 2, 2);">
            <text:p>insert into game_score (id, matchid, squad, goals, points, time_type) values (61, 16, 596, 2, 2, 2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62">
            <text:p>62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2, 16, 596, null, 0, 1);">
            <text:p>insert into game_score (id, matchid, squad, goals, points, time_type) values (62, 16, 596, null, 0, 1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63">
            <text:p>63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, 16, 1284, 0, 0, 2);">
            <text:p>insert into game_score (id, matchid, squad, goals, points, time_type) values (63, 16, 1284, 0, 0, 2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64">
            <text:p>64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4, 16, 1284, 0, 0, 1);">
            <text:p>insert into game_score (id, matchid, squad, goals, points, time_type) values (64, 16, 1284, 0, 0, 1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65">
            <text:p>65</text:p>
          </table:table-cell>
          <table:table-cell table:style-name="ce3" table:formula="of:=[.B111]+1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5, 17, 599, 4, 2, 2);">
            <text:p>insert into game_score (id, matchid, squad, goals, points, time_type) values (65, 17, 599, 4, 2, 2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66">
            <text:p>66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6, 17, 599, null, 0, 1);">
            <text:p>insert into game_score (id, matchid, squad, goals, points, time_type) values (66, 17, 599, null, 0, 1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67">
            <text:p>67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7, 17, 1284, 0, 0, 2);">
            <text:p>insert into game_score (id, matchid, squad, goals, points, time_type) values (67, 17, 1284, 0, 0, 2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68">
            <text:p>68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8, 17, 1284, 0, 0, 1);">
            <text:p>insert into game_score (id, matchid, squad, goals, points, time_type) values (68, 17, 1284, 0, 0, 1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69">
            <text:p>69</text:p>
          </table:table-cell>
          <table:table-cell table:style-name="ce4" table:formula="of:=[.B115]+1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9, 18, 596, 10, 2, 2);">
            <text:p>insert into game_score (id, matchid, squad, goals, points, time_type) values (69, 18, 596, 10, 2, 2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70">
            <text:p>70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0, 18, 596, null, 0, 1);">
            <text:p>insert into game_score (id, matchid, squad, goals, points, time_type) values (70, 18, 596, null, 0, 1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71">
            <text:p>71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1, 18, 1721, 0, 0, 2);">
            <text:p>insert into game_score (id, matchid, squad, goals, points, time_type) values (71, 18, 1721, 0, 0, 2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72">
            <text:p>72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2, 18, 1721, 0, 0, 1);">
            <text:p>insert into game_score (id, matchid, squad, goals, points, time_type) values (72, 18, 1721, 0, 0, 1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73">
            <text:p>73</text:p>
          </table:table-cell>
          <table:table-cell table:style-name="ce3" table:formula="of:=[.B119]+1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3, 19, 1721, 1, 0, 2);">
            <text:p>insert into game_score (id, matchid, squad, goals, points, time_type) values (73, 19, 1721, 1, 0, 2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74">
            <text:p>74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4, 19, 1721, null, 0, 1);">
            <text:p>insert into game_score (id, matchid, squad, goals, points, time_type) values (74, 19, 1721, null, 0, 1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75">
            <text:p>75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5, 19, 599, 2, 2, 2);">
            <text:p>insert into game_score (id, matchid, squad, goals, points, time_type) values (75, 19, 599, 2, 2, 2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76">
            <text:p>76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, 19, 599, null, 0, 1);">
            <text:p>insert into game_score (id, matchid, squad, goals, points, time_type) values (76, 19, 599, null, 0, 1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77">
            <text:p>77</text:p>
          </table:table-cell>
          <table:table-cell table:style-name="ce4" table:formula="of:=[.B123]+1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7, 20, 1784, 2, 2, 2);">
            <text:p>insert into game_score (id, matchid, squad, goals, points, time_type) values (77, 20, 1784, 2, 2, 2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78">
            <text:p>78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8, 20, 1784, null, 0, 1);">
            <text:p>insert into game_score (id, matchid, squad, goals, points, time_type) values (78, 20, 1784, null, 0, 1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79">
            <text:p>79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9, 20, 1284, 0, 0, 2);">
            <text:p>insert into game_score (id, matchid, squad, goals, points, time_type) values (79, 20, 1284, 0, 0, 2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80">
            <text:p>80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0, 20, 1284, 0, 0, 1);">
            <text:p>insert into game_score (id, matchid, squad, goals, points, time_type) values (80, 20, 1284, 0, 0, 1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1">
            <text:p>81</text:p>
          </table:table-cell>
          <table:table-cell table:style-name="ce3" table:formula="of:=[.B127]+1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, 21, 1268, 1, 2, 2);">
            <text:p>insert into game_score (id, matchid, squad, goals, points, time_type) values (81, 21, 1268, 1, 2, 2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82">
            <text:p>82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2, 21, 1268, null, 0, 1);">
            <text:p>insert into game_score (id, matchid, squad, goals, points, time_type) values (82, 21, 1268, null, 0, 1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83">
            <text:p>83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3, 21, 1876, 0, 0, 2);">
            <text:p>insert into game_score (id, matchid, squad, goals, points, time_type) values (83, 21, 1876, 0, 0, 2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84">
            <text:p>84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4, 21, 1876, 0, 0, 1);">
            <text:p>insert into game_score (id, matchid, squad, goals, points, time_type) values (84, 21, 1876, 0, 0, 1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5">
            <text:p>85</text:p>
          </table:table-cell>
          <table:table-cell table:style-name="ce4" table:formula="of:=[.B131]+1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5, 22, 1758, 2, 2, 2);">
            <text:p>insert into game_score (id, matchid, squad, goals, points, time_type) values (85, 22, 1758, 2, 2, 2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6">
            <text:p>86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6, 22, 1758, null, 0, 1);">
            <text:p>insert into game_score (id, matchid, squad, goals, points, time_type) values (86, 22, 1758, null, 0, 1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7">
            <text:p>87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7, 22, 1767, 0, 0, 2);">
            <text:p>insert into game_score (id, matchid, squad, goals, points, time_type) values (87, 22, 1767, 0, 0, 2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88">
            <text:p>88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8, 22, 1767, 0, 0, 1);">
            <text:p>insert into game_score (id, matchid, squad, goals, points, time_type) values (88, 22, 1767, 0, 0, 1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89">
            <text:p>89</text:p>
          </table:table-cell>
          <table:table-cell table:style-name="ce3" table:formula="of:=[.B135]+1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89, 23, 1876, 1, 0, 2);">
            <text:p>insert into game_score (id, matchid, squad, goals, points, time_type) values (89, 23, 1876, 1, 0, 2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90">
            <text:p>90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0, 23, 1876, null, 0, 1);">
            <text:p>insert into game_score (id, matchid, squad, goals, points, time_type) values (90, 23, 1876, null, 0, 1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91">
            <text:p>91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1, 23, 590, 3, 2, 2);">
            <text:p>insert into game_score (id, matchid, squad, goals, points, time_type) values (91, 23, 590, 3, 2, 2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92">
            <text:p>92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, 23, 590, null, 0, 1);">
            <text:p>insert into game_score (id, matchid, squad, goals, points, time_type) values (92, 23, 590, null, 0, 1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3">
            <text:p>93</text:p>
          </table:table-cell>
          <table:table-cell table:style-name="ce4" table:formula="of:=[.B139]+1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3, 24, 1767, 0, 0, 2);">
            <text:p>insert into game_score (id, matchid, squad, goals, points, time_type) values (93, 24, 1767, 0, 0, 2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4">
            <text:p>94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4, 24, 1767, 0, 0, 1);">
            <text:p>insert into game_score (id, matchid, squad, goals, points, time_type) values (94, 24, 1767, 0, 0, 1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5">
            <text:p>95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5, 24, 1268, 1, 2, 2);">
            <text:p>insert into game_score (id, matchid, squad, goals, points, time_type) values (95, 24, 1268, 1, 2, 2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96">
            <text:p>96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6, 24, 1268, null, 0, 1);">
            <text:p>insert into game_score (id, matchid, squad, goals, points, time_type) values (96, 24, 1268, null, 0, 1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97">
            <text:p>97</text:p>
          </table:table-cell>
          <table:table-cell table:style-name="ce3" table:formula="of:=[.B143]+1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, 25, 1268, null, 0, 2);">
            <text:p>insert into game_score (id, matchid, squad, goals, points, time_type) values (97, 25, 1268, null, 0, 2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98">
            <text:p>98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8, 25, 1268, null, 0, 1);">
            <text:p>insert into game_score (id, matchid, squad, goals, points, time_type) values (98, 25, 1268, null, 0, 1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99">
            <text:p>99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9, 25, 1758, null, 0, 2);">
            <text:p>insert into game_score (id, matchid, squad, goals, points, time_type) values (99, 25, 1758, null, 0, 2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100">
            <text:p>100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0, 25, 1758, null, 0, 1);">
            <text:p>insert into game_score (id, matchid, squad, goals, points, time_type) values (100, 25, 1758, null, 0, 1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101">
            <text:p>101</text:p>
          </table:table-cell>
          <table:table-cell table:style-name="ce4" table:formula="of:=[.B147]+1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1, 26, 590, null, 2, 2);">
            <text:p>insert into game_score (id, matchid, squad, goals, points, time_type) values (101, 26, 590, null, 2, 2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102">
            <text:p>102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, 26, 590, null, 0, 1);">
            <text:p>insert into game_score (id, matchid, squad, goals, points, time_type) values (102, 26, 590, null, 0, 1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103">
            <text:p>103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3, 26, 1767, null, 0, 2);">
            <text:p>insert into game_score (id, matchid, squad, goals, points, time_type) values (103, 26, 1767, null, 0, 2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104">
            <text:p>104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4, 26, 1767, null, 0, 1);">
            <text:p>insert into game_score (id, matchid, squad, goals, points, time_type) values (104, 26, 1767, null, 0, 1);</text:p>
          </table:table-cell>
          <table:table-cell table:number-columns-repeated="1017"/>
        </table:table-row>
        <table:table-row table:style-name="ro2">
          <table:table-cell table:style-name="ce3" table:formula="of:=[.A154]+1" office:value-type="float" office:value="105">
            <text:p>105</text:p>
          </table:table-cell>
          <table:table-cell table:style-name="ce3" table:formula="of:=[.B151]+1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5, 27, 1758, null, 0, 2);">
            <text:p>insert into game_score (id, matchid, squad, goals, points, time_type) values (105, 27, 1758, null, 0, 2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106">
            <text:p>106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6, 27, 1758, null, 0, 1);">
            <text:p>insert into game_score (id, matchid, squad, goals, points, time_type) values (106, 27, 1758, null, 0, 1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107">
            <text:p>107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, 27, 590, null, 0, 2);">
            <text:p>insert into game_score (id, matchid, squad, goals, points, time_type) values (107, 27, 590, null, 0, 2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108">
            <text:p>108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, 27, 590, null, 0, 1);">
            <text:p>insert into game_score (id, matchid, squad, goals, points, time_type) values (108, 27, 590, null, 0, 1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109">
            <text:p>109</text:p>
          </table:table-cell>
          <table:table-cell table:style-name="ce4" table:formula="of:=[.B155]+1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9, 28, 1767, 0, 1, 2);">
            <text:p>insert into game_score (id, matchid, squad, goals, points, time_type) values (109, 28, 1767, 0, 1, 2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110">
            <text:p>110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0, 28, 1767, 0, 0, 1);">
            <text:p>insert into game_score (id, matchid, squad, goals, points, time_type) values (110, 28, 1767, 0, 0, 1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111">
            <text:p>111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1, 28, 1876, 0, 1, 2);">
            <text:p>insert into game_score (id, matchid, squad, goals, points, time_type) values (111, 28, 1876, 0, 1, 2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12">
            <text:p>112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2, 28, 1876, 0, 0, 1);">
            <text:p>insert into game_score (id, matchid, squad, goals, points, time_type) values (112, 28, 1876, 0, 0, 1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113">
            <text:p>113</text:p>
          </table:table-cell>
          <table:table-cell table:style-name="ce3" table:formula="of:=[.B159]+1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3, 29, 590, null, 0, 2);">
            <text:p>insert into game_score (id, matchid, squad, goals, points, time_type) values (113, 29, 590, null, 0, 2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114">
            <text:p>114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4, 29, 590, null, 0, 1);">
            <text:p>insert into game_score (id, matchid, squad, goals, points, time_type) values (114, 29, 590, null, 0, 1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115">
            <text:p>115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5, 29, 1268, null, 0, 2);">
            <text:p>insert into game_score (id, matchid, squad, goals, points, time_type) values (115, 29, 1268, null, 0, 2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116">
            <text:p>116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6, 29, 1268, null, 0, 1);">
            <text:p>insert into game_score (id, matchid, squad, goals, points, time_type) values (116, 29, 1268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117">
            <text:p>117</text:p>
          </table:table-cell>
          <table:table-cell table:style-name="ce4" table:formula="of:=[.B163]+1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7, 30, 1876, 1, 1, 2);">
            <text:p>insert into game_score (id, matchid, squad, goals, points, time_type) values (117, 30, 1876, 1, 1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118">
            <text:p>118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8, 30, 1876, null, 0, 1);">
            <text:p>insert into game_score (id, matchid, squad, goals, points, time_type) values (118, 30, 1876, null, 0, 1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119">
            <text:p>119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19, 30, 1758, 1, 1, 2);">
            <text:p>insert into game_score (id, matchid, squad, goals, points, time_type) values (119, 30, 1758, 1, 1, 2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20">
            <text:p>120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0, 30, 1758, null, 0, 1);">
            <text:p>insert into game_score (id, matchid, squad, goals, points, time_type) values (120, 30, 1758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72] &amp; &quot;, &quot; &amp; [.B172] &amp; &quot;, '&quot; &amp; [.C172] &amp; &quot;', &quot; &amp; [.D17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73] &amp; &quot;, &quot; &amp; [.B173] &amp; &quot;, '&quot; &amp; [.C173] &amp; &quot;', &quot; &amp; [.D173] &amp;  &quot;);&quot;" office:value-type="string" office:string-value="insert into group_stage (id, tournament, group_code, squad) values (1, 1989, 'A', 1868);">
            <text:p>insert into group_stage (id, tournament, group_code, squad) values (1, 1989, 'A', 1868);</text:p>
          </table:table-cell>
          <table:table-cell table:number-columns-repeated="1017"/>
        </table:table-row>
        <table:table-row table:style-name="ro2">
          <table:table-cell table:formula="of:=[.A173]+1" office:value-type="float" office:value="2">
            <text:p>2</text:p>
          </table:table-cell>
          <table:table-cell table:formula="of:=[.B17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74] &amp; &quot;, &quot; &amp; [.B174] &amp; &quot;, '&quot; &amp; [.C174] &amp; &quot;', &quot; &amp; [.D174] &amp;  &quot;);&quot;" office:value-type="string" office:string-value="insert into group_stage (id, tournament, group_code, squad) values (2, 1989, 'A', 590);">
            <text:p>insert into group_stage (id, tournament, group_code, squad) values (2, 1989, 'A', 590);</text:p>
          </table:table-cell>
          <table:table-cell table:number-columns-repeated="1017"/>
        </table:table-row>
        <table:table-row table:style-name="ro2">
          <table:table-cell table:formula="of:=[.A174]+1" office:value-type="float" office:value="3">
            <text:p>3</text:p>
          </table:table-cell>
          <table:table-cell table:formula="of:=[.B17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75] &amp; &quot;, &quot; &amp; [.B175] &amp; &quot;, '&quot; &amp; [.C175] &amp; &quot;', &quot; &amp; [.D175] &amp;  &quot;);&quot;" office:value-type="string" office:string-value="insert into group_stage (id, tournament, group_code, squad) values (3, 1989, 'A', 1246);">
            <text:p>insert into group_stage (id, tournament, group_code, squad) values (3, 1989, 'A', 1246);</text:p>
          </table:table-cell>
          <table:table-cell table:number-columns-repeated="1017"/>
        </table:table-row>
        <table:table-row table:style-name="ro2">
          <table:table-cell table:formula="of:=[.A175]+1" office:value-type="float" office:value="4">
            <text:p>4</text:p>
          </table:table-cell>
          <table:table-cell table:formula="of:=[.B17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76] &amp; &quot;, &quot; &amp; [.B176] &amp; &quot;, '&quot; &amp; [.C176] &amp; &quot;', &quot; &amp; [.D176] &amp;  &quot;);&quot;" office:value-type="string" office:string-value="insert into group_stage (id, tournament, group_code, squad) values (4, 1989, 'B', 1473);">
            <text:p>insert into group_stage (id, tournament, group_code, squad) values (4, 1989, 'B', 1473);</text:p>
          </table:table-cell>
          <table:table-cell table:number-columns-repeated="1017"/>
        </table:table-row>
        <table:table-row table:style-name="ro2">
          <table:table-cell table:formula="of:=[.A176]+1" office:value-type="float" office:value="5">
            <text:p>5</text:p>
          </table:table-cell>
          <table:table-cell table:formula="of:=[.B17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group_stage (id, tournament, group_code, squad) values (&quot; &amp; [.A177] &amp; &quot;, &quot; &amp; [.B177] &amp; &quot;, '&quot; &amp; [.C177] &amp; &quot;', &quot; &amp; [.D177] &amp;  &quot;);&quot;" office:value-type="string" office:string-value="insert into group_stage (id, tournament, group_code, squad) values (5, 1989, 'B', 599);">
            <text:p>insert into group_stage (id, tournament, group_code, squad) values (5, 1989, 'B', 599);</text:p>
          </table:table-cell>
          <table:table-cell table:number-columns-repeated="1017"/>
        </table:table-row>
        <table:table-row table:style-name="ro2">
          <table:table-cell table:formula="of:=[.A177]+1" office:value-type="float" office:value="6">
            <text:p>6</text:p>
          </table:table-cell>
          <table:table-cell table:formula="of:=[.B17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78] &amp; &quot;, &quot; &amp; [.B178] &amp; &quot;, '&quot; &amp; [.C178] &amp; &quot;', &quot; &amp; [.D178] &amp;  &quot;);&quot;" office:value-type="string" office:string-value="insert into group_stage (id, tournament, group_code, squad) values (6, 1989, 'B', 1784);">
            <text:p>insert into 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0] &amp; &quot;, '&quot; &amp; [.B180] &amp; &quot;', &quot; &amp; [.C180] &amp; &quot;, &quot; &amp; [.D18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31">
            <text:p>31</text:p>
          </table:table-cell>
          <table:table-cell table:style-name="ce5" table:formula="of:=&quot;1989-07-03&quot;" office:value-type="string" office:string-value="1989-07-03">
            <text:p>1989-07-03</text:p>
          </table:table-cell>
          <table:table-cell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81] &amp; &quot;, '&quot; &amp; [.B181] &amp; &quot;', &quot; &amp; [.C181] &amp; &quot;, &quot; &amp; [.D181] &amp;  &quot;);&quot;" office:value-type="string" office:string-value="insert into game (matchid, matchdate, game_type, country) values (31, '1989-07-03', 2, 1246);">
            <text:p>insert into game (matchid, matchdate, game_type, country) values (31, '1989-07-03', 2, 1246);</text:p>
          </table:table-cell>
          <table:table-cell table:number-columns-repeated="1017"/>
        </table:table-row>
        <table:table-row table:style-name="ro2">
          <table:table-cell table:formula="of:=[.A181]+1" office:value-type="float" office:value="32">
            <text:p>32</text:p>
          </table:table-cell>
          <table:table-cell table:style-name="ce5" table:formula="of:=&quot;1989-07-05&quot;" office:value-type="string" office:string-value="1989-07-05">
            <text:p>1989-07-05</text:p>
          </table:table-cell>
          <table:table-cell table:formula="of:=+[.C181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82] &amp; &quot;, '&quot; &amp; [.B182] &amp; &quot;', &quot; &amp; [.C182] &amp; &quot;, &quot; &amp; [.D182] &amp;  &quot;);&quot;" office:value-type="string" office:string-value="insert into game (matchid, matchdate, game_type, country) values (32, '1989-07-05', 2, 1246);">
            <text:p>insert into game (matchid, matchdate, game_type, country) values (32, '1989-07-05', 2, 1246);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33">
            <text:p>33</text:p>
          </table:table-cell>
          <table:table-cell table:style-name="ce5" table:formula="of:=&quot;1989-07-07&quot;" office:value-type="string" office:string-value="1989-07-07">
            <text:p>1989-07-07</text:p>
          </table:table-cell>
          <table:table-cell table:formula="of:=+[.C182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3] &amp; &quot;, '&quot; &amp; [.B183] &amp; &quot;', &quot; &amp; [.C183] &amp; &quot;, &quot; &amp; [.D183] &amp;  &quot;);&quot;" office:value-type="string" office:string-value="insert into game (matchid, matchdate, game_type, country) values (33, '1989-07-07', 2, 1246);">
            <text:p>insert into game (matchid, matchdate, game_type, country) values (33, '1989-07-07', 2, 1246);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34">
            <text:p>34</text:p>
          </table:table-cell>
          <table:table-cell table:style-name="ce5" table:formula="of:=&quot;1989-07-02&quot;" office:value-type="string" office:string-value="1989-07-02">
            <text:p>1989-07-02</text:p>
          </table:table-cell>
          <table:table-cell table:formula="of:=+[.C183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84] &amp; &quot;, '&quot; &amp; [.B184] &amp; &quot;', &quot; &amp; [.C184] &amp; &quot;, &quot; &amp; [.D184] &amp;  &quot;);&quot;" office:value-type="string" office:string-value="insert into game (matchid, matchdate, game_type, country) values (34, '1989-07-02', 2, 1246);">
            <text:p>insert into game (matchid, matchdate, game_type, country) values (34, '1989-07-02', 2, 1246);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35">
            <text:p>35</text:p>
          </table:table-cell>
          <table:table-cell table:style-name="ce5" table:formula="of:=&quot;1989-07-04&quot;" office:value-type="string" office:string-value="1989-07-04">
            <text:p>1989-07-04</text:p>
          </table:table-cell>
          <table:table-cell table:formula="of:=+[.C184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85] &amp; &quot;, '&quot; &amp; [.B185] &amp; &quot;', &quot; &amp; [.C185] &amp; &quot;, &quot; &amp; [.D185] &amp;  &quot;);&quot;" office:value-type="string" office:string-value="insert into game (matchid, matchdate, game_type, country) values (35, '1989-07-04', 2, 1246);">
            <text:p>insert into game (matchid, matchdate, game_type, country) values (35, '1989-07-04', 2, 1246);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36">
            <text:p>36</text:p>
          </table:table-cell>
          <table:table-cell table:style-name="ce5" table:formula="of:=&quot;1989-07-06&quot;" office:value-type="string" office:string-value="1989-07-06">
            <text:p>1989-07-06</text:p>
          </table:table-cell>
          <table:table-cell table:formula="of:=+[.C185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86] &amp; &quot;, '&quot; &amp; [.B186] &amp; &quot;', &quot; &amp; [.C186] &amp; &quot;, &quot; &amp; [.D186] &amp;  &quot;);&quot;" office:value-type="string" office:string-value="insert into game (matchid, matchdate, game_type, country) values (36, '1989-07-06', 2, 1246);">
            <text:p>insert into game (matchid, matchdate, game_type, country) values (36, '1989-07-06', 2, 1246);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37">
            <text:p>37</text:p>
          </table:table-cell>
          <table:table-cell table:style-name="ce5" table:formula="of:=&quot;1989-07-09&quot;" office:value-type="string" office:string-value="1989-07-09">
            <text:p>1989-07-09</text:p>
          </table:table-cell>
          <table:table-cell office:value-type="float" office:value="6">
            <text:p>6</text:p>
          </table:table-cell>
          <table:table-cell office:value-type="float" office:value="1246">
            <text:p>124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87] &amp; &quot;, '&quot; &amp; [.B187] &amp; &quot;', &quot; &amp; [.C187] &amp; &quot;, &quot; &amp; [.D187] &amp;  &quot;);&quot;" office:value-type="string" office:string-value="insert into game (matchid, matchdate, game_type, country) values (37, '1989-07-09', 6, 1246);">
            <text:p>insert into game (matchid, matchdate, game_type, country) values (37, '1989-07-09', 6, 124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121">
            <text:p>121</text:p>
          </table:table-cell>
          <table:table-cell table:style-name="ce3" table:formula="of:=[.A181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21, 31, 1246, 1, 2, 2);">
            <text:p>insert into game_score (id, matchid, squad, goals, points, time_type) values (121, 31, 1246, 1, 2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122">
            <text:p>122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22, 31, 1246, null, 0, 1);">
            <text:p>insert into game_score (id, matchid, squad, goals, points, time_type) values (122, 31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123">
            <text:p>123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23, 31, 590, 0, 0, 2);">
            <text:p>insert into game_score (id, matchid, squad, goals, points, time_type) values (123, 31, 590, 0, 0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124">
            <text:p>124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4, 31, 590, 0, 0, 1);">
            <text:p>insert into game_score (id, matchid, squad, goals, points, time_type) values (124, 31, 590, 0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25">
            <text:p>125</text:p>
          </table:table-cell>
          <table:table-cell table:style-name="ce4" table:formula="of:=[.B190]+1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5, 32, 1246, 0, 0, 2);">
            <text:p>insert into game_score (id, matchid, squad, goals, points, time_type) values (125, 32, 1246, 0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26">
            <text:p>126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6, 32, 1246, 0, 0, 1);">
            <text:p>insert into game_score (id, matchid, squad, goals, points, time_type) values (126, 32, 1246, 0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127">
            <text:p>127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7, 32, 1868, 3, 2, 2);">
            <text:p>insert into game_score (id, matchid, squad, goals, points, time_type) values (127, 32, 1868, 3, 2, 2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128">
            <text:p>128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8, 32, 1868, null, 0, 1);">
            <text:p>insert into game_score (id, matchid, squad, goals, points, time_type) values (128, 32, 1868, null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129">
            <text:p>129</text:p>
          </table:table-cell>
          <table:table-cell table:style-name="ce3" table:formula="of:=[.B194]+1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29, 33, 1868, 0, 0, 2);">
            <text:p>insert into game_score (id, matchid, squad, goals, points, time_type) values (129, 33, 1868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30">
            <text:p>130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0, 33, 1868, 0, 0, 1);">
            <text:p>insert into game_score (id, matchid, squad, goals, points, time_type) values (130, 33, 1868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131">
            <text:p>131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1, 33, 590, 2, 2, 2);">
            <text:p>insert into game_score (id, matchid, squad, goals, points, time_type) values (131, 33, 590, 2, 2, 2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132">
            <text:p>132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2, 33, 590, null, 0, 1);">
            <text:p>insert into game_score (id, matchid, squad, goals, points, time_type) values (132, 33, 590, null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133">
            <text:p>133</text:p>
          </table:table-cell>
          <table:table-cell table:style-name="ce4" table:formula="of:=[.B198]+1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3, 34, 1473, 2, 2, 2);">
            <text:p>insert into game_score (id, matchid, squad, goals, points, time_type) values (133, 34, 1473, 2, 2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34">
            <text:p>134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4, 34, 1473, 1, 0, 1);">
            <text:p>insert into game_score (id, matchid, squad, goals, points, time_type) values (134, 34, 1473, 1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135">
            <text:p>135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5, 34, 1784, 0, 0, 2);">
            <text:p>insert into game_score (id, matchid, squad, goals, points, time_type) values (135, 34, 1784, 0, 0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136">
            <text:p>136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6, 34, 1784, 0, 0, 1);">
            <text:p>insert into game_score (id, matchid, squad, goals, points, time_type) values (136, 34, 1784, 0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137">
            <text:p>137</text:p>
          </table:table-cell>
          <table:table-cell table:style-name="ce3" table:formula="of:=[.B202]+1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7, 35, 599, 1, 1, 2);">
            <text:p>insert into game_score (id, matchid, squad, goals, points, time_type) values (137, 35, 599, 1, 1, 2);</text:p>
          </table:table-cell>
          <table:table-cell table:number-columns-repeated="1017"/>
        </table:table-row>
        <table:table-row table:style-name="ro2">
          <table:table-cell table:style-name="ce3" table:formula="of:=[.A206]+1" office:value-type="float" office:value="138">
            <text:p>138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38, 35, 599, null, 0, 1);">
            <text:p>insert into game_score (id, matchid, squad, goals, points, time_type) values (138, 35, 599, null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139">
            <text:p>139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39, 35, 1784, 1, 1, 2);">
            <text:p>insert into game_score (id, matchid, squad, goals, points, time_type) values (139, 35, 1784, 1, 1, 2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140">
            <text:p>140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40, 35, 1784, null, 0, 1);">
            <text:p>insert into game_score (id, matchid, squad, goals, points, time_type) values (140, 35, 1784, null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141">
            <text:p>141</text:p>
          </table:table-cell>
          <table:table-cell table:style-name="ce4" table:formula="of:=[.B206]+1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41, 36, 1473, 1, 1, 2);">
            <text:p>insert into game_score (id, matchid, squad, goals, points, time_type) values (141, 36, 1473, 1, 1, 2);</text:p>
          </table:table-cell>
          <table:table-cell table:number-columns-repeated="1017"/>
        </table:table-row>
        <table:table-row table:style-name="ro2">
          <table:table-cell table:style-name="ce4" table:formula="of:=[.A210]+1" office:value-type="float" office:value="142">
            <text:p>142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42, 36, 1473, null, 0, 1);">
            <text:p>insert into game_score (id, matchid, squad, goals, points, time_type) values (142, 36, 1473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143">
            <text:p>143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43, 36, 599, 1, 1, 2);">
            <text:p>insert into game_score (id, matchid, squad, goals, points, time_type) values (143, 36, 599, 1, 1, 2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144">
            <text:p>144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44, 36, 599, null, 0, 1);">
            <text:p>insert into game_score (id, matchid, squad, goals, points, time_type) values (144, 36, 599, null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145">
            <text:p>145</text:p>
          </table:table-cell>
          <table:table-cell table:style-name="ce3" table:formula="of:=[.B210]+1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45, 37, 1868, 3, 2, 2);">
            <text:p>insert into game_score (id, matchid, squad, goals, points, time_type) values (145, 37, 1868, 3, 2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146">
            <text:p>146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46, 37, 1868, 1, 0, 1);">
            <text:p>insert into game_score (id, matchid, squad, goals, points, time_type) values (146, 37, 1868, 1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147">
            <text:p>147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47, 37, 1473, 1, 0, 2);">
            <text:p>insert into game_score (id, matchid, squad, goals, points, time_type) values (147, 37, 1473, 1, 0, 2);</text:p>
          </table:table-cell>
          <table:table-cell table:number-columns-repeated="1017"/>
        </table:table-row>
        <table:table-row table:style-name="ro2">
          <table:table-cell table:style-name="ce3" table:formula="of:=[.A216]+1" office:value-type="float" office:value="148">
            <text:p>148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48, 37, 1473, 0, 0, 1);">
            <text:p>insert into game_score (id, matchid, squad, goals, points, time_type) values (148, 37, 1473, 0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6]+1" office:value-type="float" office:value="16">
            <text:p>16</text:p>
          </table:table-cell>
          <table:table-cell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6, 1990, 'A', 1473);">
            <text:p>insert into qualifying_group_stage (id, tournament, group_code, squad) values (16, 1990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7">
            <text:p>17</text:p>
          </table:table-cell>
          <table:table-cell table:formula="of:=[.B2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7, 1990, 'A', );">
            <text:p>insert into qualifying_group_stage (id, tournament, group_code, squad) values (17, 1990, 'A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8">
            <text:p>18</text:p>
          </table:table-cell>
          <table:table-cell table:formula="of:=[.B3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D15] &amp;  &quot;);&quot;" office:value-type="string" office:string-value="insert into qualifying_group_stage (id, tournament, group_code, squad) values (18, 1990, 'A', 1869);">
            <text:p>insert into qualifying_group_stage (id, tournament, group_code, squad) values (18, 1990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9">
            <text:p>19</text:p>
          </table:table-cell>
          <table:table-cell table:formula="of:=[.B4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D8] &amp;  &quot;);&quot;" office:value-type="string" office:string-value="insert into qualifying_group_stage (id, tournament, group_code, squad) values (19, 1990, 'A', 594);">
            <text:p>insert into qualifying_group_stage (id, tournament, group_code, squad) values (19, 1990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0">
            <text:p>20</text:p>
          </table:table-cell>
          <table:table-cell table:formula="of:=[.B5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20, 1990, 'B', );">
            <text:p>insert into qualifying_group_stage (id, tournament, group_code, squad) values (20, 1990, 'B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1">
            <text:p>21</text:p>
          </table:table-cell>
          <table:table-cell table:formula="of:=[.B6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7] &amp; &quot;', &quot; &amp; [.D6] &amp;  &quot;);&quot;" office:value-type="string" office:string-value="insert into qualifying_group_stage (id, tournament, group_code, squad) values (21, 1990, 'B', 1784);">
            <text:p>insert into qualifying_group_stage (id, tournament, group_code, squad) values (21, 1990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2">
            <text:p>22</text:p>
          </table:table-cell>
          <table:table-cell table:formula="of:=[.B7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8] &amp; &quot;', &quot; &amp; [.D4] &amp;  &quot;);&quot;" office:value-type="string" office:string-value="insert into qualifying_group_stage (id, tournament, group_code, squad) values (22, 1990, 'B', 599);">
            <text:p>insert into qualifying_group_stage (id, tournament, group_code, squad) values (22, 1990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3">
            <text:p>23</text:p>
          </table:table-cell>
          <table:table-cell table:formula="of:=[.B8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9] &amp; &quot;', &quot; &amp; [.D7] &amp;  &quot;);&quot;" office:value-type="string" office:string-value="insert into qualifying_group_stage (id, tournament, group_code, squad) values (23, 1990, 'B', 596);">
            <text:p>insert into qualifying_group_stage (id, tournament, group_code, squad) values (23, 1990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24">
            <text:p>24</text:p>
          </table:table-cell>
          <table:table-cell table:formula="of:=[.B9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0] &amp; &quot;', &quot; &amp; [.E10] &amp;  &quot;);&quot;" office:value-type="string" office:string-value="insert into qualifying_group_stage (id, tournament, group_code, squad) values (24, 1990, 'C', );">
            <text:p>insert into qualifying_group_stage (id, tournament, group_code, squad) values (24, 1990, 'C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25">
            <text:p>25</text:p>
          </table:table-cell>
          <table:table-cell table:formula="of:=[.B10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441">
            <text:p>1441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1] &amp; &quot;', &quot; &amp; [.E11] &amp;  &quot;);&quot;" office:value-type="string" office:string-value="insert into qualifying_group_stage (id, tournament, group_code, squad) values (25, 1990, 'C', );">
            <text:p>insert into qualifying_group_stage (id, tournament, group_code, squad) values (25, 1990, 'C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26">
            <text:p>26</text:p>
          </table:table-cell>
          <table:table-cell table:formula="of:=[.B11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2] &amp; &quot;', &quot; &amp; [.D17] &amp;  &quot;);&quot;" office:value-type="string" office:string-value="insert into qualifying_group_stage (id, tournament, group_code, squad) values (26, 1990, 'C', 590);">
            <text:p>insert into qualifying_group_stage (id, tournament, group_code, squad) values (26, 1990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27">
            <text:p>27</text:p>
          </table:table-cell>
          <table:table-cell table:formula="of:=[.B12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27, 1990, 'C', 1268);">
            <text:p>insert into qualifying_group_stage (id, tournament, group_code, squad) values (27, 1990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28">
            <text:p>28</text:p>
          </table:table-cell>
          <table:table-cell table:formula="of:=[.B13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4] &amp; &quot;', &quot; &amp; [.D12] &amp;  &quot;);&quot;" office:value-type="string" office:string-value="insert into qualifying_group_stage (id, tournament, group_code, squad) values (28, 1990, 'D', 1758);">
            <text:p>insert into qualifying_group_stage (id, tournament, group_code, squad) values (28, 1990, 'D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29">
            <text:p>29</text:p>
          </table:table-cell>
          <table:table-cell table:formula="of:=[.B14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D14] &amp;  &quot;);&quot;" office:value-type="string" office:string-value="insert into qualifying_group_stage (id, tournament, group_code, squad) values (29, 1990, 'D', 1876);">
            <text:p>insert into qualifying_group_stage (id, tournament, group_code, squad) values (29, 1990, 'D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0">
            <text:p>30</text:p>
          </table:table-cell>
          <table:table-cell table:formula="of:=[.B15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590">
            <text:p>590590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D9] &amp;  &quot;);&quot;" office:value-type="string" office:string-value="insert into qualifying_group_stage (id, tournament, group_code, squad) values (30, 1990, 'D', 1767);">
            <text:p>insert into qualifying_group_stage (id, tournament, group_code, squad) values (30, 1990, 'D', 176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1">
            <text:p>31</text:p>
          </table:table-cell>
          <table:table-cell table:formula="of:=[.B16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31, 1990, 'D', );">
            <text:p>insert into qualifying_group_stage (id, tournament, group_code, squad) values (31, 1990, 'D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89'.A187]+1" office:value-type="float" office:value="38">
            <text:p>38</text:p>
          </table:table-cell>
          <table:table-cell table:style-name="ce5" table:formula="of:=&quot;1990-04-17&quot;" office:value-type="string" office:string-value="1990-04-17">
            <text:p>1990-04-1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8, '1990-04-17', 1, null);">
            <text:p>insert into game (matchid, matchdate, game_type, country) values (38, '1990-04-17', 1, null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9">
            <text:p>39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2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9, '1990-04-29', 1, null);">
            <text:p>insert into game (matchid, matchdate, game_type, country) values (39, '1990-04-29', 1, null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0">
            <text:p>40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0, '1990-05-15', 1, null);">
            <text:p>insert into game (matchid, matchdate, game_type, country) values (40, '1990-05-15', 1, null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1">
            <text:p>4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2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1, '1990-05-20', 1, null);">
            <text:p>insert into game (matchid, matchdate, game_type, country) values (41, '1990-05-20', 1, null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2">
            <text:p>42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2, '1990-05-27', 1, null);">
            <text:p>insert into game (matchid, matchdate, game_type, country) values (42, '1990-05-27', 1, null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3">
            <text:p>43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3, '1990-05-27', 1, null);">
            <text:p>insert into game (matchid, matchdate, game_type, country) values (43, '1990-05-27', 1, null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4">
            <text:p>44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4, '1990-04-22', 1, null);">
            <text:p>insert into game (matchid, matchdate, game_type, country) values (44, '1990-04-22', 1, null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5">
            <text:p>45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5, '1990-04-22', 1, null);">
            <text:p>insert into game (matchid, matchdate, game_type, country) values (45, '1990-04-22', 1, null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46">
            <text:p>46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7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6, '1990-05-13', 1, null);">
            <text:p>insert into game (matchid, matchdate, game_type, country) values (46, '1990-05-13', 1, null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47">
            <text:p>47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8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7, '1990-05-13', 1, null);">
            <text:p>insert into game (matchid, matchdate, game_type, country) values (47, '1990-05-13', 1, null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48">
            <text:p>48</text:p>
          </table:table-cell>
          <table:table-cell table:style-name="ce5" table:formula="of:=&quot;1990-05-23&quot;" office:value-type="string" office:string-value="1990-05-23">
            <text:p>1990-05-23</text:p>
          </table:table-cell>
          <table:table-cell table:formula="of:=+[.C2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8, '1990-05-23', 1, null);">
            <text:p>insert into game (matchid, matchdate, game_type, country) values (48, '1990-05-23', 1, null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49">
            <text:p>49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3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9, '1990-05-30', 1, null);">
            <text:p>insert into game (matchid, matchdate, game_type, country) values (49, '1990-05-30', 1, null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50">
            <text:p>50</text:p>
          </table:table-cell>
          <table:table-cell table:style-name="ce5" table:formula="of:=&quot;1990-04-14&quot;" office:value-type="string" office:string-value="1990-04-14">
            <text:p>1990-04-14</text:p>
          </table:table-cell>
          <table:table-cell table:formula="of:=+[.C3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50, '1990-04-14', 1, null);">
            <text:p>insert into game (matchid, matchdate, game_type, country) values (50, '1990-04-14', 1, null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51">
            <text:p>51</text:p>
          </table:table-cell>
          <table:table-cell table:style-name="ce5" table:formula="of:=&quot;1990-04-15&quot;" office:value-type="string" office:string-value="1990-04-15">
            <text:p>1990-04-15</text:p>
          </table:table-cell>
          <table:table-cell table:formula="of:=+[.C3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51, '1990-04-15', 1, null);">
            <text:p>insert into game (matchid, matchdate, game_type, country) values (51, '1990-04-15', 1, null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52">
            <text:p>52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3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52, '1990-04-29', 1, null);">
            <text:p>insert into game (matchid, matchdate, game_type, country) values (52, '1990-04-29', 1, null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53">
            <text:p>53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3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53, '1990-05-13', 1, null);">
            <text:p>insert into game (matchid, matchdate, game_type, country) values (53, '1990-05-13', 1, null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54">
            <text:p>54</text:p>
          </table:table-cell>
          <table:table-cell table:style-name="ce5" table:formula="of:=&quot;1990-05-26&quot;" office:value-type="string" office:string-value="1990-05-26">
            <text:p>1990-05-26</text:p>
          </table:table-cell>
          <table:table-cell table:formula="of:=+[.C3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54, '1990-05-26', 1, null);">
            <text:p>insert into game (matchid, matchdate, game_type, country) values (54, '1990-05-26', 1, null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55">
            <text:p>55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3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55, '1990-05-27', 1, null);">
            <text:p>insert into game (matchid, matchdate, game_type, country) values (55, '1990-05-27', 1, null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56">
            <text:p>56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56, '1990-??-??', 24, null);">
            <text:p>insert into game (matchid, matchdate, game_type, country) values (56, '1990-??-??', 24, null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57">
            <text:p>57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57, '1990-??-??', 24, null);">
            <text:p>insert into game (matchid, matchdate, game_type, country) values (57, '1990-??-??', 24, null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58">
            <text:p>58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58, '1990-04-29', 1, null);">
            <text:p>insert into game (matchid, matchdate, game_type, country) values (58, '1990-04-29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59">
            <text:p>59</text:p>
          </table:table-cell>
          <table:table-cell table:style-name="ce5" table:formula="of:=&quot;1990-05-06&quot;" office:value-type="string" office:string-value="1990-05-06">
            <text:p>1990-05-06</text:p>
          </table:table-cell>
          <table:table-cell table:formula="of:=+[.C4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9, '1990-05-06', 1, null);">
            <text:p>insert into game (matchid, matchdate, game_type, country) values (59, '1990-05-06', 1, null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60">
            <text:p>60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4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60, '1990-05-19', 1, null);">
            <text:p>insert into game (matchid, matchdate, game_type, country) values (60, '1990-05-19', 1, null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61">
            <text:p>6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61, '1990-05-20', 1, null);">
            <text:p>insert into game (matchid, matchdate, game_type, country) values (61, '1990-05-20', 1, null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62">
            <text:p>62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62, '1990-05-30', 1, null);">
            <text:p>insert into game (matchid, matchdate, game_type, country) values (62, '1990-05-30', 1, null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63">
            <text:p>63</text:p>
          </table:table-cell>
          <table:table-cell table:style-name="ce5" table:formula="of:=&quot;1990-03-03&quot;" office:value-type="string" office:string-value="1990-03-03">
            <text:p>1990-03-03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63, '1990-03-03', 1, null);">
            <text:p>insert into game (matchid, matchdate, game_type, country) values (63, '1990-03-03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89'.A217]+1" office:value-type="float" office:value="149">
            <text:p>149</text:p>
          </table:table-cell>
          <table:table-cell table:style-name="ce3" table:formula="of:=[.A20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9, 38, 1473, 1, 1, 2);">
            <text:p>insert into game_score (id, matchid, squad, goals, points, time_type) values (149, 38, 1473, 1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50">
            <text:p>150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50, 38, 1473, null, 0, 1);">
            <text:p>insert into game_score (id, matchid, squad, goals, points, time_type) values (150, 38, 1473, null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151">
            <text:p>151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51, 38, 599, 1, 1, 2);">
            <text:p>insert into game_score (id, matchid, squad, goals, points, time_type) values (151, 38, 599, 1, 1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152">
            <text:p>152</text:p>
          </table:table-cell>
          <table:table-cell table:style-name="ce3" table:formula="of:=[.B49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2, 38, 599, null, 0, 1);">
            <text:p>insert into game_score (id, matchid, squad, goals, points, time_type) values (152, 38, 599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3">
            <text:p>153</text:p>
          </table:table-cell>
          <table:table-cell table:style-name="ce4" table:formula="of:=[.B48]+1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3, 39, 597, 5, 2, 2);">
            <text:p>insert into game_score (id, matchid, squad, goals, points, time_type) values (153, 39, 597, 5, 2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4">
            <text:p>154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4, 39, 597, 1, 0, 1);">
            <text:p>insert into game_score (id, matchid, squad, goals, points, time_type) values (154, 39, 597, 1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155">
            <text:p>155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5, 39, 592, 0, 0, 2);">
            <text:p>insert into game_score (id, matchid, squad, goals, points, time_type) values (155, 39, 592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156">
            <text:p>156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6, 39, 592, 0, 0, 1);">
            <text:p>insert into game_score (id, matchid, squad, goals, points, time_type) values (156, 39, 592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7">
            <text:p>157</text:p>
          </table:table-cell>
          <table:table-cell table:style-name="ce3" table:formula="of:=[.B52]+1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7, 40, 1473, 3, 2, 2);">
            <text:p>insert into game_score (id, matchid, squad, goals, points, time_type) values (157, 40, 1473, 3, 2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8">
            <text:p>158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8, 40, 1473, 1, 0, 1);">
            <text:p>insert into game_score (id, matchid, squad, goals, points, time_type) values (158, 40, 1473, 1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159">
            <text:p>159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9, 40, 597, 1, 0, 2);">
            <text:p>insert into game_score (id, matchid, squad, goals, points, time_type) values (159, 40, 597, 1, 0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160">
            <text:p>160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60, 40, 597, 0, 0, 1);">
            <text:p>insert into game_score (id, matchid, squad, goals, points, time_type) values (160, 40, 597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61">
            <text:p>161</text:p>
          </table:table-cell>
          <table:table-cell table:style-name="ce4" table:formula="of:=[.B56]+1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61, 41, 592, 1, 1, 2);">
            <text:p>insert into game_score (id, matchid, squad, goals, points, time_type) values (161, 41, 592, 1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2">
            <text:p>162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2, 41, 592, 0, 0, 1);">
            <text:p>insert into game_score (id, matchid, squad, goals, points, time_type) values (162, 41, 592, 0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163">
            <text:p>163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3, 41, 599, 1, 1, 2);">
            <text:p>insert into game_score (id, matchid, squad, goals, points, time_type) values (163, 41, 599, 1, 1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64">
            <text:p>164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4, 41, 599, 0, 0, 1);">
            <text:p>insert into game_score (id, matchid, squad, goals, points, time_type) values (164, 41, 599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5">
            <text:p>165</text:p>
          </table:table-cell>
          <table:table-cell table:style-name="ce3" table:formula="of:=[.B60]+1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5, 42, 599, 1, 1, 2);">
            <text:p>insert into game_score (id, matchid, squad, goals, points, time_type) values (165, 42, 599, 1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6">
            <text:p>166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6, 42, 599, null, 0, 1);">
            <text:p>insert into game_score (id, matchid, squad, goals, points, time_type) values (166, 42, 599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167">
            <text:p>167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7, 42, 597, 1, 1, 2);">
            <text:p>insert into game_score (id, matchid, squad, goals, points, time_type) values (167, 42, 597, 1, 1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68">
            <text:p>168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8, 42, 597, null, 0, 1);">
            <text:p>insert into game_score (id, matchid, squad, goals, points, time_type) values (168, 42, 597, null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9">
            <text:p>169</text:p>
          </table:table-cell>
          <table:table-cell table:style-name="ce4" table:formula="of:=[.B64]+1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9, 43, 592, 0, 1, 2);">
            <text:p>insert into game_score (id, matchid, squad, goals, points, time_type) values (169, 43, 592, 0, 1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70">
            <text:p>170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70, 43, 592, 0, 0, 1);">
            <text:p>insert into game_score (id, matchid, squad, goals, points, time_type) values (170, 43, 592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171">
            <text:p>171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71, 43, 1473, 0, 1, 2);">
            <text:p>insert into game_score (id, matchid, squad, goals, points, time_type) values (171, 43, 1473, 0, 1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172">
            <text:p>172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2, 43, 1473, 0, 0, 1);">
            <text:p>insert into game_score (id, matchid, squad, goals, points, time_type) values (172, 43, 1473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3">
            <text:p>173</text:p>
          </table:table-cell>
          <table:table-cell table:style-name="ce3" table:formula="of:=[.B68]+1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3, 44, 596, 4, 2, 2);">
            <text:p>insert into game_score (id, matchid, squad, goals, points, time_type) values (173, 44, 596, 4, 2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4">
            <text:p>174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4, 44, 596, null, 0, 1);">
            <text:p>insert into game_score (id, matchid, squad, goals, points, time_type) values (174, 44, 596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175">
            <text:p>175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5, 44, 594, 0, 0, 2);">
            <text:p>insert into game_score (id, matchid, squad, goals, points, time_type) values (175, 44, 594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176">
            <text:p>176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6, 44, 594, 0, 0, 1);">
            <text:p>insert into game_score (id, matchid, squad, goals, points, time_type) values (176, 44, 59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7">
            <text:p>177</text:p>
          </table:table-cell>
          <table:table-cell table:style-name="ce4" table:formula="of:=[.B72]+1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7, 45, 1784, 2, 2, 2);">
            <text:p>insert into game_score (id, matchid, squad, goals, points, time_type) values (177, 45, 1784, 2, 2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8">
            <text:p>178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8, 45, 1784, null, 0, 1);">
            <text:p>insert into game_score (id, matchid, squad, goals, points, time_type) values (178, 45, 1784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179">
            <text:p>179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9, 45, 1767, 1, 0, 2);">
            <text:p>insert into game_score (id, matchid, squad, goals, points, time_type) values (179, 45, 1767, 1, 0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180">
            <text:p>180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80, 45, 1767, null, 0, 1);">
            <text:p>insert into game_score (id, matchid, squad, goals, points, time_type) values (180, 45, 1767, null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81">
            <text:p>181</text:p>
          </table:table-cell>
          <table:table-cell table:style-name="ce3" table:formula="of:=[.B76]+1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81, 46, 1767, 1, 1, 2);">
            <text:p>insert into game_score (id, matchid, squad, goals, points, time_type) values (181, 46, 1767, 1, 1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2">
            <text:p>182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2, 46, 1767, 1, 0, 1);">
            <text:p>insert into game_score (id, matchid, squad, goals, points, time_type) values (182, 46, 1767, 1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3">
            <text:p>183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3, 46, 594, 1, 1, 2);">
            <text:p>insert into game_score (id, matchid, squad, goals, points, time_type) values (183, 46, 594, 1, 1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4">
            <text:p>184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4, 46, 594, 0, 0, 1);">
            <text:p>insert into game_score (id, matchid, squad, goals, points, time_type) values (184, 46, 59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85">
            <text:p>185</text:p>
          </table:table-cell>
          <table:table-cell table:style-name="ce4" table:formula="of:=[.B80]+1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5, 47, 1784, 1, 2, 2);">
            <text:p>insert into game_score (id, matchid, squad, goals, points, time_type) values (185, 47, 1784, 1, 2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86">
            <text:p>186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6, 47, 1784, null, 0, 1);">
            <text:p>insert into game_score (id, matchid, squad, goals, points, time_type) values (186, 47, 1784, null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7">
            <text:p>187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7, 47, 596, 0, 0, 2);">
            <text:p>insert into game_score (id, matchid, squad, goals, points, time_type) values (187, 47, 596, 0, 0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8">
            <text:p>188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8, 47, 596, 0, 0, 1);">
            <text:p>insert into game_score (id, matchid, squad, goals, points, time_type) values (188, 47, 596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189">
            <text:p>189</text:p>
          </table:table-cell>
          <table:table-cell table:style-name="ce3" table:formula="of:=[.B84]+1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9, 48, 594, 2, 1, 2);">
            <text:p>insert into game_score (id, matchid, squad, goals, points, time_type) values (189, 48, 594, 2, 1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190">
            <text:p>190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90, 48, 594, null, 0, 1);">
            <text:p>insert into game_score (id, matchid, squad, goals, points, time_type) values (190, 48, 594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91">
            <text:p>191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91, 48, 1784, 2, 1, 2);">
            <text:p>insert into game_score (id, matchid, squad, goals, points, time_type) values (191, 48, 1784, 2, 1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2">
            <text:p>192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2, 48, 1784, null, 0, 1);">
            <text:p>insert into game_score (id, matchid, squad, goals, points, time_type) values (192, 48, 1784, null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193">
            <text:p>193</text:p>
          </table:table-cell>
          <table:table-cell table:style-name="ce4" table:formula="of:=[.B88]+1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3, 49, 596, null, 2, 2);">
            <text:p>insert into game_score (id, matchid, squad, goals, points, time_type) values (193, 49, 596, null, 2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94">
            <text:p>194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4, 49, 596, null, 0, 1);">
            <text:p>insert into game_score (id, matchid, squad, goals, points, time_type) values (194, 49, 596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5">
            <text:p>195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5, 49, 1767, null, 0, 2);">
            <text:p>insert into game_score (id, matchid, squad, goals, points, time_type) values (195, 49, 1767, null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6">
            <text:p>196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6, 49, 1767, null, 0, 1);">
            <text:p>insert into game_score (id, matchid, squad, goals, points, time_type) values (196, 49, 1767, null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197">
            <text:p>197</text:p>
          </table:table-cell>
          <table:table-cell table:style-name="ce3" table:formula="of:=[.B92]+1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7, 50, 1441, 2, 1, 2);">
            <text:p>insert into game_score (id, matchid, squad, goals, points, time_type) values (197, 50, 1441, 2, 1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98">
            <text:p>198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8, 50, 1441, 1, 0, 1);">
            <text:p>insert into game_score (id, matchid, squad, goals, points, time_type) values (198, 50, 1441, 1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199">
            <text:p>199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99, 50, 1268, 2, 1, 2);">
            <text:p>insert into game_score (id, matchid, squad, goals, points, time_type) values (199, 50, 1268, 2, 1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200">
            <text:p>200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200, 50, 1268, 1, 0, 1);">
            <text:p>insert into game_score (id, matchid, squad, goals, points, time_type) values (200, 50, 1268, 1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201">
            <text:p>201</text:p>
          </table:table-cell>
          <table:table-cell table:style-name="ce4" table:formula="of:=[.B96]+1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201, 51, 1246, 1, 2, 2);">
            <text:p>insert into game_score (id, matchid, squad, goals, points, time_type) values (201, 51, 1246, 1, 2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202">
            <text:p>202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202, 51, 1246, 0, 0, 1);">
            <text:p>insert into game_score (id, matchid, squad, goals, points, time_type) values (202, 51, 1246, 0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203">
            <text:p>203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203, 51, 1758, 0, 0, 2);">
            <text:p>insert into game_score (id, matchid, squad, goals, points, time_type) values (203, 51, 1758, 0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204">
            <text:p>204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204, 51, 1758, 0, 0, 1);">
            <text:p>insert into game_score (id, matchid, squad, goals, points, time_type) values (204, 51, 1758, 0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205">
            <text:p>205</text:p>
          </table:table-cell>
          <table:table-cell table:style-name="ce3" table:formula="of:=[.B100]+1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205, 52, 1246, 1, 2, 2);">
            <text:p>insert into game_score (id, matchid, squad, goals, points, time_type) values (205, 52, 1246, 1, 2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206">
            <text:p>206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206, 52, 1246, 0, 0, 1);">
            <text:p>insert into game_score (id, matchid, squad, goals, points, time_type) values (206, 52, 1246, 0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207">
            <text:p>207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207, 52, 1268, 0, 0, 2);">
            <text:p>insert into game_score (id, matchid, squad, goals, points, time_type) values (207, 52, 1268, 0, 0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208">
            <text:p>208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208, 52, 1268, 0, 0, 1);">
            <text:p>insert into game_score (id, matchid, squad, goals, points, time_type) values (208, 52, 1268, 0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209">
            <text:p>209</text:p>
          </table:table-cell>
          <table:table-cell table:style-name="ce4" table:formula="of:=[.B104]+1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209, 53, 1758, 0, 0, 2);">
            <text:p>insert into game_score (id, matchid, squad, goals, points, time_type) values (209, 53, 1758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210">
            <text:p>210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210, 53, 1758, 0, 0, 1);">
            <text:p>insert into game_score (id, matchid, squad, goals, points, time_type) values (210, 53, 1758, 0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211">
            <text:p>211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211, 53, 1441, 2, 2, 2);">
            <text:p>insert into game_score (id, matchid, squad, goals, points, time_type) values (211, 53, 1441, 2, 2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212">
            <text:p>212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212, 53, 1441, 0, 0, 1);">
            <text:p>insert into game_score (id, matchid, squad, goals, points, time_type) values (212, 53, 1441, 0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213">
            <text:p>213</text:p>
          </table:table-cell>
          <table:table-cell table:style-name="ce3" table:formula="of:=[.B108]+1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213, 54, 1441, 1, 1, 2);">
            <text:p>insert into game_score (id, matchid, squad, goals, points, time_type) values (213, 54, 1441, 1, 1, 2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214">
            <text:p>214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214, 54, 1441, null, 0, 1);">
            <text:p>insert into game_score (id, matchid, squad, goals, points, time_type) values (214, 54, 1441, null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215">
            <text:p>215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215, 54, 1246, 1, 1, 2);">
            <text:p>insert into game_score (id, matchid, squad, goals, points, time_type) values (215, 54, 1246, 1, 1, 2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216">
            <text:p>216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216, 54, 1246, null, 0, 1);">
            <text:p>insert into game_score (id, matchid, squad, goals, points, time_type) values (216, 54, 1246, null, 0, 1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217">
            <text:p>217</text:p>
          </table:table-cell>
          <table:table-cell table:style-name="ce4" table:formula="of:=[.B112]+1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217, 55, 1268, 0, 0, 2);">
            <text:p>insert into game_score (id, matchid, squad, goals, points, time_type) values (217, 55, 1268, 0, 0, 2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218">
            <text:p>218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218, 55, 1268, 0, 0, 1);">
            <text:p>insert into game_score (id, matchid, squad, goals, points, time_type) values (218, 55, 1268, 0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219">
            <text:p>219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219, 55, 1758, 2, 2, 2);">
            <text:p>insert into game_score (id, matchid, squad, goals, points, time_type) values (219, 55, 1758, 2, 2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220">
            <text:p>220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220, 55, 1758, 1, 0, 1);">
            <text:p>insert into game_score (id, matchid, squad, goals, points, time_type) values (220, 55, 1758, 1, 0, 1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221">
            <text:p>221</text:p>
          </table:table-cell>
          <table:table-cell table:style-name="ce3" table:formula="of:=[.B116]+1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221, 56, 590590, 3, 2, 2);">
            <text:p>insert into game_score (id, matchid, squad, goals, points, time_type) values (221, 56, 590590, 3, 2, 2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222">
            <text:p>222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222, 56, 590590, 1, 0, 1);">
            <text:p>insert into game_score (id, matchid, squad, goals, points, time_type) values (222, 56, 590590, 1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223">
            <text:p>223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223, 56, 1284, 0, 0, 2);">
            <text:p>insert into game_score (id, matchid, squad, goals, points, time_type) values (223, 56, 1284, 0, 0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224">
            <text:p>224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24, 56, 1284, 0, 0, 1);">
            <text:p>insert into game_score (id, matchid, squad, goals, points, time_type) values (224, 56, 1284, 0, 0, 1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225">
            <text:p>225</text:p>
          </table:table-cell>
          <table:table-cell table:style-name="ce4" table:formula="of:=[.B120]+1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25, 57, 1721, 1, 1, 2);">
            <text:p>insert into game_score (id, matchid, squad, goals, points, time_type) values (225, 57, 1721, 1, 1, 2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226">
            <text:p>226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26, 57, 1721, 0, 0, 1);">
            <text:p>insert into game_score (id, matchid, squad, goals, points, time_type) values (226, 57, 1721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227">
            <text:p>227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27, 57, 1345, 1, 1, 2);">
            <text:p>insert into game_score (id, matchid, squad, goals, points, time_type) values (227, 57, 1345, 1, 1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228">
            <text:p>228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28, 57, 1345, 0, 0, 1);">
            <text:p>insert into game_score (id, matchid, squad, goals, points, time_type) values (228, 57, 1345, 0, 0, 1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229">
            <text:p>229</text:p>
          </table:table-cell>
          <table:table-cell table:style-name="ce3" table:formula="of:=[.B124]+1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29, 58, 1876, 3, 2, 2);">
            <text:p>insert into game_score (id, matchid, squad, goals, points, time_type) values (229, 58, 1876, 3, 2, 2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230">
            <text:p>230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30, 58, 1876, 1, 0, 1);">
            <text:p>insert into game_score (id, matchid, squad, goals, points, time_type) values (230, 58, 1876, 1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231">
            <text:p>231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31, 58, 1869, 0, 0, 2);">
            <text:p>insert into game_score (id, matchid, squad, goals, points, time_type) values (231, 58, 1869, 0, 0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232">
            <text:p>232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32, 58, 1869, 0, 0, 1);">
            <text:p>insert into game_score (id, matchid, squad, goals, points, time_type) values (232, 58, 1869, 0, 0, 1);</text:p>
          </table:table-cell>
          <table:table-cell table:number-columns-repeated="1017"/>
        </table:table-row>
        <table:table-row table:style-name="ro2">
          <table:table-cell table:style-name="ce4" table:formula="of:=[.A131]+1" office:value-type="float" office:value="233">
            <text:p>233</text:p>
          </table:table-cell>
          <table:table-cell table:style-name="ce4" table:formula="of:=[.B128]+1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33, 59, 590590, 2, 2, 2);">
            <text:p>insert into game_score (id, matchid, squad, goals, points, time_type) values (233, 59, 590590, 2, 2, 2);</text:p>
          </table:table-cell>
          <table:table-cell table:number-columns-repeated="1017"/>
        </table:table-row>
        <table:table-row table:style-name="ro2">
          <table:table-cell table:style-name="ce4" table:formula="of:=[.A132]+1" office:value-type="float" office:value="234">
            <text:p>234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34, 59, 590590, 1, 0, 1);">
            <text:p>insert into game_score (id, matchid, squad, goals, points, time_type) values (234, 59, 590590, 1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235">
            <text:p>235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35, 59, 590, 1, 0, 2);">
            <text:p>insert into game_score (id, matchid, squad, goals, points, time_type) values (235, 59, 590, 1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236">
            <text:p>236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36, 59, 590, 0, 0, 1);">
            <text:p>insert into game_score (id, matchid, squad, goals, points, time_type) values (236, 59, 590, 0, 0, 1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237">
            <text:p>237</text:p>
          </table:table-cell>
          <table:table-cell table:style-name="ce3" table:formula="of:=[.B132]+1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37, 60, 1869, 2, 2, 2);">
            <text:p>insert into game_score (id, matchid, squad, goals, points, time_type) values (237, 60, 1869, 2, 2, 2);</text:p>
          </table:table-cell>
          <table:table-cell table:number-columns-repeated="1017"/>
        </table:table-row>
        <table:table-row table:style-name="ro2">
          <table:table-cell table:style-name="ce3" table:formula="of:=[.A136]+1" office:value-type="float" office:value="238">
            <text:p>238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38, 60, 1869, null, 0, 1);">
            <text:p>insert into game_score (id, matchid, squad, goals, points, time_type) values (238, 60, 1869, null, 0, 1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239">
            <text:p>239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39, 60, 590, 0, 0, 2);">
            <text:p>insert into game_score (id, matchid, squad, goals, points, time_type) values (239, 60, 590, 0, 0, 2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240">
            <text:p>240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40, 60, 590, 0, 0, 1);">
            <text:p>insert into game_score (id, matchid, squad, goals, points, time_type) values (240, 60, 590, 0, 0, 1);</text:p>
          </table:table-cell>
          <table:table-cell table:number-columns-repeated="1017"/>
        </table:table-row>
        <table:table-row table:style-name="ro2">
          <table:table-cell table:style-name="ce4" table:formula="of:=[.A139]+1" office:value-type="float" office:value="241">
            <text:p>241</text:p>
          </table:table-cell>
          <table:table-cell table:style-name="ce4" table:formula="of:=[.B136]+1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41, 61, 1876, 1, 2, 2);">
            <text:p>insert into game_score (id, matchid, squad, goals, points, time_type) values (241, 61, 1876, 1, 2, 2);</text:p>
          </table:table-cell>
          <table:table-cell table:number-columns-repeated="1017"/>
        </table:table-row>
        <table:table-row table:style-name="ro2">
          <table:table-cell table:style-name="ce4" table:formula="of:=[.A140]+1" office:value-type="float" office:value="242">
            <text:p>242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42, 61, 1876, 1, 0, 1);">
            <text:p>insert into game_score (id, matchid, squad, goals, points, time_type) values (242, 61, 1876, 1, 0, 1);</text:p>
          </table:table-cell>
          <table:table-cell table:number-columns-repeated="1017"/>
        </table:table-row>
        <table:table-row table:style-name="ro2">
          <table:table-cell table:style-name="ce4" table:formula="of:=[.A141]+1" office:value-type="float" office:value="243">
            <text:p>243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43, 61, 590590, 0, 0, 2);">
            <text:p>insert into game_score (id, matchid, squad, goals, points, time_type) values (243, 61, 590590, 0, 0, 2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244">
            <text:p>244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44, 61, 590590, 0, 0, 1);">
            <text:p>insert into game_score (id, matchid, squad, goals, points, time_type) values (244, 61, 590590, 0, 0, 1);</text:p>
          </table:table-cell>
          <table:table-cell table:number-columns-repeated="1017"/>
        </table:table-row>
        <table:table-row table:style-name="ro2">
          <table:table-cell table:style-name="ce3" table:formula="of:=[.A143]+1" office:value-type="float" office:value="245">
            <text:p>245</text:p>
          </table:table-cell>
          <table:table-cell table:style-name="ce3" table:formula="of:=[.B140]+1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45, 62, 590, 0, 1, 2);">
            <text:p>insert into game_score (id, matchid, squad, goals, points, time_type) values (245, 62, 590, 0, 1, 2);</text:p>
          </table:table-cell>
          <table:table-cell table:number-columns-repeated="1017"/>
        </table:table-row>
        <table:table-row table:style-name="ro2">
          <table:table-cell table:style-name="ce3" table:formula="of:=[.A144]+1" office:value-type="float" office:value="246">
            <text:p>246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46, 62, 590, 0, 0, 1);">
            <text:p>insert into game_score (id, matchid, squad, goals, points, time_type) values (246, 62, 590, 0, 0, 1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247">
            <text:p>247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47, 62, 1876, 0, 1, 2);">
            <text:p>insert into game_score (id, matchid, squad, goals, points, time_type) values (247, 62, 1876, 0, 1, 2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248">
            <text:p>248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48, 62, 1876, 0, 0, 1);">
            <text:p>insert into game_score (id, matchid, squad, goals, points, time_type) values (248, 62, 1876, 0, 0, 1);</text:p>
          </table:table-cell>
          <table:table-cell table:number-columns-repeated="1017"/>
        </table:table-row>
        <table:table-row table:style-name="ro2">
          <table:table-cell table:style-name="ce4" table:formula="of:=[.A147]+1" office:value-type="float" office:value="249">
            <text:p>249</text:p>
          </table:table-cell>
          <table:table-cell table:style-name="ce4" table:formula="of:=[.B144]+1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49, 63, 1869, null, null, 2);">
            <text:p>insert into game_score (id, matchid, squad, goals, points, time_type) values (249, 63, 1869, null, null, 2);</text:p>
          </table:table-cell>
          <table:table-cell table:number-columns-repeated="1017"/>
        </table:table-row>
        <table:table-row table:style-name="ro2">
          <table:table-cell table:style-name="ce4" table:formula="of:=[.A148]+1" office:value-type="float" office:value="250">
            <text:p>250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50, 63, 1869, null, null, 1);">
            <text:p>insert into game_score (id, matchid, squad, goals, points, time_type) values (250, 63, 1869, null, null, 1);</text:p>
          </table:table-cell>
          <table:table-cell table:number-columns-repeated="1017"/>
        </table:table-row>
        <table:table-row table:style-name="ro2">
          <table:table-cell table:style-name="ce4" table:formula="of:=[.A149]+1" office:value-type="float" office:value="251">
            <text:p>251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51, 63, 590590, null, null, 2);">
            <text:p>insert into game_score (id, matchid, squad, goals, points, time_type) values (251, 63, 590590, null, null, 2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252">
            <text:p>252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52, 63, 590590, null, null, 1);">
            <text:p>insert into game_score (id, matchid, squad, goals, points, time_type) values (252, 63, 590590, null, null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3] &amp; &quot;, &quot; &amp; [.B153] &amp; &quot;, '&quot; &amp; [.C153] &amp; &quot;', &quot; &amp; [.D15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78]+1" office:value-type="float" office:value="7">
            <text:p>7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4] &amp; &quot;, &quot; &amp; [.B154] &amp; &quot;, '&quot; &amp; [.C154] &amp; &quot;', &quot; &amp; [.D154] &amp;  &quot;);&quot;" office:value-type="string" office:string-value="insert into group_stage (id, tournament, group_code, squad) values (7, 1989, 'A', 1868);">
            <text:p>insert into group_stage (id, tournament, group_code, squad) values (7, 1989, 'A', 1868);</text:p>
          </table:table-cell>
          <table:table-cell table:number-columns-repeated="1017"/>
        </table:table-row>
        <table:table-row table:style-name="ro2">
          <table:table-cell table:formula="of:=[.A154]+1" office:value-type="float" office:value="8">
            <text:p>8</text:p>
          </table:table-cell>
          <table:table-cell table:formula="of:=[.B15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55] &amp; &quot;, &quot; &amp; [.B155] &amp; &quot;, '&quot; &amp; [.C155] &amp; &quot;', &quot; &amp; [.D155] &amp;  &quot;);&quot;" office:value-type="string" office:string-value="insert into group_stage (id, tournament, group_code, squad) values (8, 1989, 'A', 1876);">
            <text:p>insert into group_stage (id, tournament, group_code, squad) values (8, 1989, 'A', 1876);</text:p>
          </table:table-cell>
          <table:table-cell table:number-columns-repeated="1017"/>
        </table:table-row>
        <table:table-row table:style-name="ro2">
          <table:table-cell table:formula="of:=[.A155]+1" office:value-type="float" office:value="9">
            <text:p>9</text:p>
          </table:table-cell>
          <table:table-cell table:formula="of:=[.B15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56] &amp; &quot;, &quot; &amp; [.B156] &amp; &quot;, '&quot; &amp; [.C156] &amp; &quot;', &quot; &amp; [.D156] &amp;  &quot;);&quot;" office:value-type="string" office:string-value="insert into group_stage (id, tournament, group_code, squad) values (9, 1989, 'A', 1473);">
            <text:p>insert into group_stage (id, tournament, group_code, squad) values (9, 1989, 'A', 1473);</text:p>
          </table:table-cell>
          <table:table-cell table:number-columns-repeated="1017"/>
        </table:table-row>
        <table:table-row table:style-name="ro2">
          <table:table-cell table:formula="of:=[.A156]+1" office:value-type="float" office:value="10">
            <text:p>10</text:p>
          </table:table-cell>
          <table:table-cell table:formula="of:=[.B15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10, 1989, 'B', 596);">
            <text:p>insert into group_stage (id, tournament, group_code, squad) values (10, 1989, 'B', 596);</text:p>
          </table:table-cell>
          <table:table-cell table:number-columns-repeated="1017"/>
        </table:table-row>
        <table:table-row table:style-name="ro2">
          <table:table-cell table:formula="of:=[.A157]+1" office:value-type="float" office:value="11">
            <text:p>11</text:p>
          </table:table-cell>
          <table:table-cell table:formula="of:=[.B15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11, 1989, 'B', 1246);">
            <text:p>insert into group_stage (id, tournament, group_code, squad) values (11, 1989, 'B', 1246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12">
            <text:p>12</text:p>
          </table:table-cell>
          <table:table-cell table:formula="of:=[.B15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12, 1989, 'B', 1784);">
            <text:p>insert into group_stage (id, tournament, group_code, squad) values (12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1] &amp; &quot;, '&quot; &amp; [.B161] &amp; &quot;', &quot; &amp; [.C161] &amp; &quot;, &quot; &amp; [.D16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64">
            <text:p>64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2] &amp; &quot;, '&quot; &amp; [.B162] &amp; &quot;', &quot; &amp; [.C162] &amp; &quot;, &quot; &amp; [.D162] &amp;  &quot;);&quot;" office:value-type="string" office:string-value="insert into game (matchid, matchdate, game_type, country) values (64, '1990-07-22', 2, 1868);">
            <text:p>insert into game (matchid, matchdate, game_type, country) values (64, '1990-07-22', 2, 1868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65">
            <text:p>65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2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3] &amp; &quot;, '&quot; &amp; [.B163] &amp; &quot;', &quot; &amp; [.C163] &amp; &quot;, &quot; &amp; [.D163] &amp;  &quot;);&quot;" office:value-type="string" office:string-value="insert into game (matchid, matchdate, game_type, country) values (65, '1990-07-25', 2, 1868);">
            <text:p>insert into game (matchid, matchdate, game_type, country) values (65, '1990-07-25', 2, 1868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66">
            <text:p>66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3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64] &amp; &quot;, '&quot; &amp; [.B164] &amp; &quot;', &quot; &amp; [.C164] &amp; &quot;, &quot; &amp; [.D164] &amp;  &quot;);&quot;" office:value-type="string" office:string-value="insert into game (matchid, matchdate, game_type, country) values (66, '1990-07-27', 2, 1868);">
            <text:p>insert into game (matchid, matchdate, game_type, country) values (66, '1990-07-27', 2, 1868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67">
            <text:p>67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table:formula="of:=+[.C16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65] &amp; &quot;, '&quot; &amp; [.B165] &amp; &quot;', &quot; &amp; [.C165] &amp; &quot;, &quot; &amp; [.D165] &amp;  &quot;);&quot;" office:value-type="string" office:string-value="insert into game (matchid, matchdate, game_type, country) values (67, '1990-07-22', 2, 1868);">
            <text:p>insert into game (matchid, matchdate, game_type, country) values (67, '1990-07-22', 2, 1868);</text:p>
          </table:table-cell>
          <table:table-cell table:number-columns-repeated="1017"/>
        </table:table-row>
        <table:table-row table:style-name="ro2">
          <table:table-cell table:formula="of:=[.A165]+1" office:value-type="float" office:value="68">
            <text:p>68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66] &amp; &quot;, '&quot; &amp; [.B166] &amp; &quot;', &quot; &amp; [.C166] &amp; &quot;, &quot; &amp; [.D166] &amp;  &quot;);&quot;" office:value-type="string" office:string-value="insert into game (matchid, matchdate, game_type, country) values (68, '1990-07-25', 2, 1868);">
            <text:p>insert into game (matchid, matchdate, game_type, country) values (68, '1990-07-25', 2, 1868);</text:p>
          </table:table-cell>
          <table:table-cell table:number-columns-repeated="1017"/>
        </table:table-row>
        <table:table-row table:style-name="ro2">
          <table:table-cell table:formula="of:=[.A166]+1" office:value-type="float" office:value="69">
            <text:p>69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69, '1990-07-27', 2, 1868);">
            <text:p>insert into game (matchid, matchdate, game_type, country) values (69, '1990-07-27', 2, 1868);</text:p>
          </table:table-cell>
          <table:table-cell table:number-columns-repeated="1017"/>
        </table:table-row>
        <table:table-row table:style-name="ro2">
          <table:table-cell table:formula="of:=[.A167]+1" office:value-type="float" office:value="70">
            <text:p>70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70, '1990-07-29', 5, 1868);">
            <text:p>insert into game (matchid, matchdate, game_type, country) values (70, '1990-07-29', 5, 1868);</text:p>
          </table:table-cell>
          <table:table-cell table:number-columns-repeated="1017"/>
        </table:table-row>
        <table:table-row table:style-name="ro2">
          <table:table-cell table:formula="of:=[.A168]+1" office:value-type="float" office:value="71">
            <text:p>71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71, '1990-07-29', 6, 1868);">
            <text:p>insert into game (matchid, matchdate, game_type, country) values (71, '1990-07-29', 6, 186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1]+1" office:value-type="float" office:value="253">
            <text:p>253</text:p>
          </table:table-cell>
          <table:table-cell table:style-name="ce3" table:formula="of:=[.A16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53, 64, 1868, 5, 2, 2);">
            <text:p>insert into game_score (id, matchid, squad, goals, points, time_type) values (253, 64, 1868, 5, 2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254">
            <text:p>254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4, 64, 1868, 3, 0, 1);">
            <text:p>insert into game_score (id, matchid, squad, goals, points, time_type) values (254, 64, 1868, 3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255">
            <text:p>255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5, 64, 1473, 0, 0, 2);">
            <text:p>insert into game_score (id, matchid, squad, goals, points, time_type) values (255, 64, 1473, 0, 0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256">
            <text:p>256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6, 64, 1473, 0, 0, 1);">
            <text:p>insert into game_score (id, matchid, squad, goals, points, time_type) values (256, 64, 1473, 0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257">
            <text:p>257</text:p>
          </table:table-cell>
          <table:table-cell table:style-name="ce4" table:formula="of:=[.B172]+1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7, 65, 1473, 0, 1, 2);">
            <text:p>insert into game_score (id, matchid, squad, goals, points, time_type) values (257, 65, 1473, 0, 1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258">
            <text:p>258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8, 65, 1473, 0, 0, 1);">
            <text:p>insert into game_score (id, matchid, squad, goals, points, time_type) values (258, 65, 1473, 0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259">
            <text:p>259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9, 65, 1876, 0, 1, 2);">
            <text:p>insert into game_score (id, matchid, squad, goals, points, time_type) values (259, 65, 1876, 0, 1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260">
            <text:p>260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60, 65, 1876, 0, 0, 1);">
            <text:p>insert into game_score (id, matchid, squad, goals, points, time_type) values (260, 65, 1876, 0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261">
            <text:p>261</text:p>
          </table:table-cell>
          <table:table-cell table:style-name="ce3" table:formula="of:=[.B176]+1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61, 66, 1868, 0, 1, 2);">
            <text:p>insert into game_score (id, matchid, squad, goals, points, time_type) values (261, 66, 1868, 0, 1, 2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262">
            <text:p>262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62, 66, 1868, 0, 0, 1);">
            <text:p>insert into game_score (id, matchid, squad, goals, points, time_type) values (262, 66, 1868, 0, 0, 1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263">
            <text:p>263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63, 66, 1876, 0, 1, 2);">
            <text:p>insert into game_score (id, matchid, squad, goals, points, time_type) values (263, 66, 1876, 0, 1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264">
            <text:p>264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4, 66, 1876, 0, 0, 1);">
            <text:p>insert into game_score (id, matchid, squad, goals, points, time_type) values (264, 66, 1876, 0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265">
            <text:p>265</text:p>
          </table:table-cell>
          <table:table-cell table:style-name="ce4" table:formula="of:=[.B180]+1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5, 67, 1246, 2, 1, 2);">
            <text:p>insert into game_score (id, matchid, squad, goals, points, time_type) values (265, 67, 1246, 2, 1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266">
            <text:p>266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6, 67, 1246, null, 0, 1);">
            <text:p>insert into game_score (id, matchid, squad, goals, points, time_type) values (266, 67, 1246, null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267">
            <text:p>267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7, 67, 596, 2, 1, 2);">
            <text:p>insert into game_score (id, matchid, squad, goals, points, time_type) values (267, 67, 596, 2, 1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268">
            <text:p>268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8, 67, 596, 1, 0, 1);">
            <text:p>insert into game_score (id, matchid, squad, goals, points, time_type) values (268, 67, 596, 1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269">
            <text:p>269</text:p>
          </table:table-cell>
          <table:table-cell table:style-name="ce3" table:formula="of:=[.B184]+1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9, 68, 596, 2, 2, 2);">
            <text:p>insert into game_score (id, matchid, squad, goals, points, time_type) values (269, 68, 596, 2, 2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270">
            <text:p>270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70, 68, 596, 0, 0, 1);">
            <text:p>insert into game_score (id, matchid, squad, goals, points, time_type) values (270, 68, 596, 0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271">
            <text:p>271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71, 68, 1784, 0, 0, 2);">
            <text:p>insert into game_score (id, matchid, squad, goals, points, time_type) values (271, 68, 1784, 0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272">
            <text:p>272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72, 68, 1784, 0, 0, 1);">
            <text:p>insert into game_score (id, matchid, squad, goals, points, time_type) values (272, 68, 1784, 0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273">
            <text:p>273</text:p>
          </table:table-cell>
          <table:table-cell table:style-name="ce4" table:formula="of:=[.B188]+1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73, 69, 1246, 3, 2, 2);">
            <text:p>insert into game_score (id, matchid, squad, goals, points, time_type) values (273, 69, 1246, 3, 2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274">
            <text:p>274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4, 69, 1246, null, 0, 1);">
            <text:p>insert into game_score (id, matchid, squad, goals, points, time_type) values (274, 69, 1246, null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275">
            <text:p>275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5, 69, 1784, 2, 0, 2);">
            <text:p>insert into game_score (id, matchid, squad, goals, points, time_type) values (275, 69, 1784, 2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276">
            <text:p>276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6, 69, 1784, null, 0, 1);">
            <text:p>insert into game_score (id, matchid, squad, goals, points, time_type) values (276, 69, 1784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277">
            <text:p>277</text:p>
          </table:table-cell>
          <table:table-cell table:style-name="ce3" table:formula="of:=[.B192]+1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7, 70, 1246, null, null, 2);">
            <text:p>insert into game_score (id, matchid, squad, goals, points, time_type) values (277, 70, 1246, null, null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278">
            <text:p>278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8, 70, 1246, null, null, 1);">
            <text:p>insert into game_score (id, matchid, squad, goals, points, time_type) values (278, 70, 1246, null, null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279">
            <text:p>279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9, 70, 1876, null, null, 2);">
            <text:p>insert into game_score (id, matchid, squad, goals, points, time_type) values (279, 70, 1876, null, null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280">
            <text:p>280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80, 70, 1876, null, null, 1);">
            <text:p>insert into game_score (id, matchid, squad, goals, points, time_type) values (280, 70, 1876, null, null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281">
            <text:p>281</text:p>
          </table:table-cell>
          <table:table-cell table:style-name="ce4" table:formula="of:=[.B196]+1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81, 71, 1868, null, null, 2);">
            <text:p>insert into game_score (id, matchid, squad, goals, points, time_type) values (281, 71, 1868, null, null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282">
            <text:p>282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82, 71, 1868, null, null, 1);">
            <text:p>insert into game_score (id, matchid, squad, goals, points, time_type) values (282, 71, 1868, null, null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283">
            <text:p>283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83, 71, 596, null, null, 2);">
            <text:p>insert into game_score (id, matchid, squad, goals, points, time_type) values (283, 71, 596, null, null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284">
            <text:p>284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4, 71, 596, null, null, 1);">
            <text:p>insert into game_score (id, matchid, squad, goals, points, time_type) values (284, 71, 596, null, null, 1);</text:p>
          </table:table-cell>
          <table:table-cell table:number-columns-repeated="1017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7]+1" office:value-type="float" office:value="32">
            <text:p>32</text:p>
          </table:table-cell>
          <table:table-cell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32, 1991, '1', );">
            <text:p>insert into qualifying_group_stage (id, tournament, group_code, squad) values (32, 1991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3">
            <text:p>33</text:p>
          </table:table-cell>
          <table:table-cell table:formula="of:=[.B2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33, 1991, '1', );">
            <text:p>insert into qualifying_group_stage (id, tournament, group_code, squad) values (33, 1991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4">
            <text:p>34</text:p>
          </table:table-cell>
          <table:table-cell table:formula="of:=[.B3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34, 1991, '1', );">
            <text:p>insert into qualifying_group_stage (id, tournament, group_code, squad) values (34, 1991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5">
            <text:p>35</text:p>
          </table:table-cell>
          <table:table-cell table:formula="of:=[.B4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35, 1991, '2', );">
            <text:p>insert into qualifying_group_stage (id, tournament, group_code, squad) values (35, 1991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6">
            <text:p>36</text:p>
          </table:table-cell>
          <table:table-cell table:formula="of:=[.B5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36, 1991, '2', );">
            <text:p>insert into qualifying_group_stage (id, tournament, group_code, squad) values (36, 1991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7">
            <text:p>37</text:p>
          </table:table-cell>
          <table:table-cell table:formula="of:=[.B6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37, 1991, '3', );">
            <text:p>insert into qualifying_group_stage (id, tournament, group_code, squad) values (37, 1991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8">
            <text:p>38</text:p>
          </table:table-cell>
          <table:table-cell table:formula="of:=[.B7]" office:value-type="float" office:value="1991">
            <text:p>1991</text:p>
          </table:table-cell>
          <table:table-cell table:formula="of:=+&quot;3&quot;" office:value-type="string" office:string-value="3">
            <text:p>3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38, 1991, '4', );">
            <text:p>insert into qualifying_group_stage (id, tournament, group_code, squad) values (38, 1991, '4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9">
            <text:p>39</text:p>
          </table:table-cell>
          <table:table-cell table:formula="of:=[.B8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39, 1991, '4', );">
            <text:p>insert into qualifying_group_stage (id, tournament, group_code, squad) values (39, 1991, '4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40">
            <text:p>40</text:p>
          </table:table-cell>
          <table:table-cell table:formula="of:=[.B9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40, 1991, '4', );">
            <text:p>insert into qualifying_group_stage (id, tournament, group_code, squad) values (40, 1991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41">
            <text:p>41</text:p>
          </table:table-cell>
          <table:table-cell table:formula="of:=[.B10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41, 1991, '5', );">
            <text:p>insert into qualifying_group_stage (id, tournament, group_code, squad) values (41, 1991, '5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42">
            <text:p>42</text:p>
          </table:table-cell>
          <table:table-cell table:formula="of:=[.B11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42, 1991, '5', );">
            <text:p>insert into qualifying_group_stage (id, tournament, group_code, squad) values (42, 1991, '5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3">
            <text:p>43</text:p>
          </table:table-cell>
          <table:table-cell table:formula="of:=[.B12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43, 1991, '5', );">
            <text:p>insert into qualifying_group_stage (id, tournament, group_code, squad) values (43, 1991, '5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4">
            <text:p>44</text:p>
          </table:table-cell>
          <table:table-cell table:formula="of:=[.B13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44, 1991, '6', );">
            <text:p>insert into qualifying_group_stage (id, tournament, group_code, squad) values (44, 1991, '6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5">
            <text:p>45</text:p>
          </table:table-cell>
          <table:table-cell table:formula="of:=[.B14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45, 1991, '6', );">
            <text:p>insert into qualifying_group_stage (id, tournament, group_code, squad) values (45, 1991, '6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6">
            <text:p>46</text:p>
          </table:table-cell>
          <table:table-cell table:formula="of:=[.B15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46, 1991, '6', );">
            <text:p>insert into qualifying_group_stage (id, tournament, group_code, squad) values (46, 1991, '6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47">
            <text:p>47</text:p>
          </table:table-cell>
          <table:table-cell table:formula="of:=[.B16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47, 1991, '6', );">
            <text:p>insert into qualifying_group_stage (id, tournament, group_code, squad) values (47, 1991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0'.A169]+1" office:value-type="float" office:value="72">
            <text:p>7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72, '1990-05-10', 1, 1787);">
            <text:p>insert into game (matchid, matchdate, game_type, country) values (72, '1990-05-10', 1, 178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3">
            <text:p>7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0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3, '1990-05-12', 1, 1787);">
            <text:p>insert into game (matchid, matchdate, game_type, country) values (73, '1990-05-12', 1, 178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4">
            <text:p>74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1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4, '1990-05-14', 1, 1787);">
            <text:p>insert into game (matchid, matchdate, game_type, country) values (74, '1990-05-14', 1, 178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5">
            <text:p>75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2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5, '1990-05-15', 1, 596);">
            <text:p>insert into game (matchid, matchdate, game_type, country) values (75, '1990-05-15', 1, 59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6">
            <text:p>76</text:p>
          </table:table-cell>
          <table:table-cell table:style-name="ce5" table:formula="of:=&quot;1990-05-17&quot;" office:value-type="string" office:string-value="1990-05-17">
            <text:p>1990-05-17</text:p>
          </table:table-cell>
          <table:table-cell table:formula="of:=+[.C2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6, '1990-05-17', 1, 596);">
            <text:p>insert into game (matchid, matchdate, game_type, country) values (76, '1990-05-17', 1, 59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7">
            <text:p>77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24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7, '1990-05-19', 1, 596);">
            <text:p>insert into game (matchid, matchdate, game_type, country) values (77, '1990-05-19', 1, 59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8">
            <text:p>78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5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8, '1990-05-10', 1, 1784);">
            <text:p>insert into game (matchid, matchdate, game_type, country) values (78, '1990-05-10', 1, 178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9">
            <text:p>79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9, '1990-05-12', 1, 1784);">
            <text:p>insert into game (matchid, matchdate, game_type, country) values (79, '1990-05-12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80">
            <text:p>80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80, '1990-05-14', 1, 1784);">
            <text:p>insert into game (matchid, matchdate, game_type, country) values (80, '1990-05-14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81">
            <text:p>81</text:p>
          </table:table-cell>
          <table:table-cell table:style-name="ce5" table:formula="of:=&quot;1990-05-08&quot;" office:value-type="string" office:string-value="1990-05-08">
            <text:p>1990-05-08</text:p>
          </table:table-cell>
          <table:table-cell table:formula="of:=+[.C28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81, '1990-05-08', 1, 592);">
            <text:p>insert into game (matchid, matchdate, game_type, country) values (81, '1990-05-08', 1, 592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82">
            <text:p>8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82, '1990-05-10', 1, 592);">
            <text:p>insert into game (matchid, matchdate, game_type, country) values (82, '1990-05-10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83">
            <text:p>8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83, '1990-05-12', 1, 592);">
            <text:p>insert into game (matchid, matchdate, game_type, country) values (83, '1990-05-12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84">
            <text:p>84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31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84, '1990-05-10', 1, 1758);">
            <text:p>insert into game (matchid, matchdate, game_type, country) values (84, '1990-05-10', 1, 1758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85">
            <text:p>85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32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85, '1990-05-14', 1, 1758);">
            <text:p>insert into game (matchid, matchdate, game_type, country) values (85, '1990-05-14', 1, 1758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86">
            <text:p>86</text:p>
          </table:table-cell>
          <table:table-cell table:style-name="ce5" table:formula="of:=&quot;1990-05-16&quot;" office:value-type="string" office:string-value="1990-05-16">
            <text:p>1990-05-16</text:p>
          </table:table-cell>
          <table:table-cell table:formula="of:=+[.C33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86, '1990-05-16', 1, 1758);">
            <text:p>insert into game (matchid, matchdate, game_type, country) values (86, '1990-05-16', 1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0'.A203]+1" office:value-type="float" office:value="285">
            <text:p>285</text:p>
          </table:table-cell>
          <table:table-cell table:style-name="ce3" table:formula="of:=[.A20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85, 72, 1787, 2, 0, 2);">
            <text:p>insert into game_score (id, matchid, squad, goals, points, time_type) values (285, 72, 1787, 2, 0, 2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86">
            <text:p>286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86, 72, 1787, null, 0, 1);">
            <text:p>insert into game_score (id, matchid, squad, goals, points, time_type) values (286, 72, 1787, null, 0, 1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87">
            <text:p>287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87, 72, 509, 3, 2, 2);">
            <text:p>insert into game_score (id, matchid, squad, goals, points, time_type) values (287, 72, 509, 3, 2, 2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88">
            <text:p>288</text:p>
          </table:table-cell>
          <table:table-cell table:style-name="ce3" table:formula="of:=[.B38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88, 72, 509, null, 0, 1);">
            <text:p>insert into game_score (id, matchid, squad, goals, points, time_type) values (288, 72, 509, null, 0, 1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289">
            <text:p>289</text:p>
          </table:table-cell>
          <table:table-cell table:style-name="ce4" table:formula="of:=[.B37]+1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89, 73, 1809, 1, 1, 2);">
            <text:p>insert into game_score (id, matchid, squad, goals, points, time_type) values (289, 73, 1809, 1, 1, 2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90">
            <text:p>290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90, 73, 1809, null, 0, 1);">
            <text:p>insert into game_score (id, matchid, squad, goals, points, time_type) values (290, 73, 1809, null, 0, 1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91">
            <text:p>291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91, 73, 509, 1, 1, 2);">
            <text:p>insert into game_score (id, matchid, squad, goals, points, time_type) values (291, 73, 509, 1, 1, 2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92">
            <text:p>292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92, 73, 509, null, 0, 1);">
            <text:p>insert into game_score (id, matchid, squad, goals, points, time_type) values (292, 73, 509, null, 0, 1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293">
            <text:p>293</text:p>
          </table:table-cell>
          <table:table-cell table:style-name="ce3" table:formula="of:=[.B41]+1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93, 74, 1787, 1, 0, 2);">
            <text:p>insert into game_score (id, matchid, squad, goals, points, time_type) values (293, 74, 1787, 1, 0, 2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94">
            <text:p>294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94, 74, 1787, null, 0, 1);">
            <text:p>insert into game_score (id, matchid, squad, goals, points, time_type) values (294, 74, 1787, null, 0, 1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95">
            <text:p>295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95, 74, 1809, 3, 2, 2);">
            <text:p>insert into game_score (id, matchid, squad, goals, points, time_type) values (295, 74, 1809, 3, 2, 2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96">
            <text:p>296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96, 74, 1809, null, 0, 1);">
            <text:p>insert into game_score (id, matchid, squad, goals, points, time_type) values (296, 74, 1809, null, 0, 1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297">
            <text:p>297</text:p>
          </table:table-cell>
          <table:table-cell table:style-name="ce4" table:formula="of:=[.B45]+1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97, 75, 596, 1, 0, 2);">
            <text:p>insert into game_score (id, matchid, squad, goals, points, time_type) values (297, 75, 596, 1, 0, 2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98">
            <text:p>298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98, 75, 596, null, 0, 1);">
            <text:p>insert into game_score (id, matchid, squad, goals, points, time_type) values (298, 75, 596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99">
            <text:p>299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99, 75, 594, 2, 2, 2);">
            <text:p>insert into game_score (id, matchid, squad, goals, points, time_type) values (299, 75, 594, 2, 2, 2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00">
            <text:p>300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00, 75, 594, null, 0, 1);">
            <text:p>insert into game_score (id, matchid, squad, goals, points, time_type) values (300, 75, 594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01">
            <text:p>301</text:p>
          </table:table-cell>
          <table:table-cell table:style-name="ce3" table:formula="of:=[.B49]+1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01, 76, 590, 1, 2, 2);">
            <text:p>insert into game_score (id, matchid, squad, goals, points, time_type) values (301, 76, 590, 1, 2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02">
            <text:p>302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02, 76, 590, null, 0, 1);">
            <text:p>insert into game_score (id, matchid, squad, goals, points, time_type) values (302, 76, 590, null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03">
            <text:p>303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03, 76, 594, 0, 0, 2);">
            <text:p>insert into game_score (id, matchid, squad, goals, points, time_type) values (303, 76, 594, 0, 0, 2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04">
            <text:p>304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04, 76, 594, null, 0, 1);">
            <text:p>insert into game_score (id, matchid, squad, goals, points, time_type) values (304, 76, 594, null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305">
            <text:p>305</text:p>
          </table:table-cell>
          <table:table-cell table:style-name="ce4" table:formula="of:=[.B53]+1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05, 77, 596, 3, 2, 2);">
            <text:p>insert into game_score (id, matchid, squad, goals, points, time_type) values (305, 77, 596, 3, 2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06">
            <text:p>306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06, 77, 596, null, 0, 1);">
            <text:p>insert into game_score (id, matchid, squad, goals, points, time_type) values (306, 77, 596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07">
            <text:p>307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07, 77, 590, 1, 0, 2);">
            <text:p>insert into game_score (id, matchid, squad, goals, points, time_type) values (307, 77, 590, 1, 0, 2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08">
            <text:p>308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08, 77, 590, null, 0, 1);">
            <text:p>insert into game_score (id, matchid, squad, goals, points, time_type) values (308, 77, 590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309">
            <text:p>309</text:p>
          </table:table-cell>
          <table:table-cell table:style-name="ce3" table:formula="of:=[.B57]+1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09, 78, 1345, 2, 2, 2);">
            <text:p>insert into game_score (id, matchid, squad, goals, points, time_type) values (309, 78, 1345, 2, 2, 2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10">
            <text:p>310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10, 78, 1345, null, 0, 1);">
            <text:p>insert into game_score (id, matchid, squad, goals, points, time_type) values (310, 78, 1345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11">
            <text:p>311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11, 78, 1284, 1, 0, 2);">
            <text:p>insert into game_score (id, matchid, squad, goals, points, time_type) values (311, 78, 1284, 1, 0, 2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12">
            <text:p>312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12, 78, 1284, null, 0, 1);">
            <text:p>insert into game_score (id, matchid, squad, goals, points, time_type) values (312, 78, 128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313">
            <text:p>313</text:p>
          </table:table-cell>
          <table:table-cell table:style-name="ce4" table:formula="of:=[.B61]+1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13, 79, 1869, 1, 1, 2);">
            <text:p>insert into game_score (id, matchid, squad, goals, points, time_type) values (313, 79, 1869, 1, 1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14">
            <text:p>314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14, 79, 1869, null, 0, 1);">
            <text:p>insert into game_score (id, matchid, squad, goals, points, time_type) values (314, 79, 1869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15">
            <text:p>315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15, 79, 1345, 1, 1, 2);">
            <text:p>insert into game_score (id, matchid, squad, goals, points, time_type) values (315, 79, 1345, 1, 1, 2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16">
            <text:p>316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16, 79, 1345, null, 0, 1);">
            <text:p>insert into game_score (id, matchid, squad, goals, points, time_type) values (316, 79, 1345, null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317">
            <text:p>317</text:p>
          </table:table-cell>
          <table:table-cell table:style-name="ce3" table:formula="of:=[.B65]+1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17, 80, 1869, 0, 1, 2);">
            <text:p>insert into game_score (id, matchid, squad, goals, points, time_type) values (317, 80, 1869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18">
            <text:p>318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18, 80, 1869, null, 0, 1);">
            <text:p>insert into game_score (id, matchid, squad, goals, points, time_type) values (318, 80, 1869, null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19">
            <text:p>319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19, 80, 1284, 0, 1, 2);">
            <text:p>insert into game_score (id, matchid, squad, goals, points, time_type) values (319, 80, 1284, 0, 1, 2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20">
            <text:p>320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20, 80, 1284, null, 0, 1);">
            <text:p>insert into game_score (id, matchid, squad, goals, points, time_type) values (320, 80, 1284, null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321">
            <text:p>321</text:p>
          </table:table-cell>
          <table:table-cell table:style-name="ce4" table:formula="of:=[.B69]+1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21, 81, 597, 1, 2, 2);">
            <text:p>insert into game_score (id, matchid, squad, goals, points, time_type) values (321, 81, 597, 1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22">
            <text:p>322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22, 81, 597, null, 0, 1);">
            <text:p>insert into game_score (id, matchid, squad, goals, points, time_type) values (322, 81, 597, null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23">
            <text:p>323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23, 81, 297, 0, 0, 2);">
            <text:p>insert into game_score (id, matchid, squad, goals, points, time_type) values (323, 81, 297, 0, 0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24">
            <text:p>324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24, 81, 297, null, 0, 1);">
            <text:p>insert into game_score (id, matchid, squad, goals, points, time_type) values (324, 81, 297, null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325">
            <text:p>325</text:p>
          </table:table-cell>
          <table:table-cell table:style-name="ce3" table:formula="of:=[.B73]+1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25, 82, 592, 4, 2, 2);">
            <text:p>insert into game_score (id, matchid, squad, goals, points, time_type) values (325, 82, 592, 4, 2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26">
            <text:p>326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26, 82, 592, null, 0, 1);">
            <text:p>insert into game_score (id, matchid, squad, goals, points, time_type) values (326, 82, 592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27">
            <text:p>327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27, 82, 297, 1, 0, 2);">
            <text:p>insert into game_score (id, matchid, squad, goals, points, time_type) values (327, 82, 297, 1, 0, 2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28">
            <text:p>328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28, 82, 297, null, 0, 1);">
            <text:p>insert into game_score (id, matchid, squad, goals, points, time_type) values (328, 82, 297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29">
            <text:p>329</text:p>
          </table:table-cell>
          <table:table-cell table:style-name="ce4" table:formula="of:=[.B77]+1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29, 83, 592, 1, 1, 2);">
            <text:p>insert into game_score (id, matchid, squad, goals, points, time_type) values (329, 83, 592, 1, 1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30">
            <text:p>330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30, 83, 592, null, 0, 1);">
            <text:p>insert into game_score (id, matchid, squad, goals, points, time_type) values (330, 83, 592, null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31">
            <text:p>331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1, 83, 597, 1, 1, 2);">
            <text:p>insert into game_score (id, matchid, squad, goals, points, time_type) values (331, 83, 597, 1, 1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32">
            <text:p>332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32, 83, 597, null, 0, 1);">
            <text:p>insert into game_score (id, matchid, squad, goals, points, time_type) values (332, 83, 5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33">
            <text:p>333</text:p>
          </table:table-cell>
          <table:table-cell table:style-name="ce3" table:formula="of:=[.B81]+1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33, 84, 1758, 3, 2, 2);">
            <text:p>insert into game_score (id, matchid, squad, goals, points, time_type) values (333, 84, 1758, 3, 2, 2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34">
            <text:p>334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34, 84, 1758, null, 0, 1);">
            <text:p>insert into game_score (id, matchid, squad, goals, points, time_type) values (334, 84, 1758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35">
            <text:p>335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35, 84, 1664, 0, 0, 2);">
            <text:p>insert into game_score (id, matchid, squad, goals, points, time_type) values (335, 84, 1664, 0, 0, 2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36">
            <text:p>336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36, 84, 1664, null, 0, 1);">
            <text:p>insert into game_score (id, matchid, squad, goals, points, time_type) values (336, 84, 1664, null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37">
            <text:p>337</text:p>
          </table:table-cell>
          <table:table-cell table:style-name="ce4" table:formula="of:=[.B85]+1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37, 85, 1664, 1, 1, 2);">
            <text:p>insert into game_score (id, matchid, squad, goals, points, time_type) values (337, 85, 1664, 1, 1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38">
            <text:p>338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38, 85, 1664, null, 0, 1);">
            <text:p>insert into game_score (id, matchid, squad, goals, points, time_type) values (338, 85, 1664, null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39">
            <text:p>339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39, 85, 1264, 1, 1, 2);">
            <text:p>insert into game_score (id, matchid, squad, goals, points, time_type) values (339, 85, 1264, 1, 1, 2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40">
            <text:p>340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40, 85, 1264, null, 0, 1);">
            <text:p>insert into game_score (id, matchid, squad, goals, points, time_type) values (340, 85, 126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41">
            <text:p>341</text:p>
          </table:table-cell>
          <table:table-cell table:style-name="ce3" table:formula="of:=[.B89]+1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41, 86, 1758, 6, 2, 2);">
            <text:p>insert into game_score (id, matchid, squad, goals, points, time_type) values (341, 86, 1758, 6, 2, 2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42">
            <text:p>342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42, 86, 1758, null, 0, 1);">
            <text:p>insert into game_score (id, matchid, squad, goals, points, time_type) values (342, 86, 1758, null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43">
            <text:p>343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43, 86, 1264, 0, 0, 2);">
            <text:p>insert into game_score (id, matchid, squad, goals, points, time_type) values (343, 86, 1264, 0, 0, 2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44">
            <text:p>344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44, 86, 1264, null, 0, 1);">
            <text:p>insert into game_score (id, matchid, squad, goals, points, time_type) values (344, 86, 1264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98] &amp; &quot;, &quot; &amp; [.B98] &amp; &quot;, '&quot; &amp; [.C98] &amp; &quot;', &quot; &amp; [.D98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59]+1" office:value-type="float" office:value="13">
            <text:p>13</text:p>
          </table:table-cell>
          <table:table-cell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99] &amp; &quot;, &quot; &amp; [.B99] &amp; &quot;, '&quot; &amp; [.C99] &amp; &quot;', &quot; &amp; [.D99] &amp;  &quot;);&quot;" office:value-type="string" office:string-value="insert into group_stage (id, tournament, group_code, squad) values (13, 1991, 'A', 1876);">
            <text:p>insert into group_stage (id, tournament, group_code, squad) values (13, 1991, 'A', 1876);</text:p>
          </table:table-cell>
          <table:table-cell table:number-columns-repeated="1017"/>
        </table:table-row>
        <table:table-row table:style-name="ro2">
          <table:table-cell table:formula="of:=[.A99]+1" office:value-type="float" office:value="14">
            <text:p>14</text:p>
          </table:table-cell>
          <table:table-cell table:formula="of:=[.B99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92">
            <text:p>592</text:p>
          </table:table-cell>
          <table:table-cell table:number-columns-repeated="2"/>
          <table:table-cell table:formula="of:=&quot;insert into group_stage (id, tournament, group_code, squad) values (&quot; &amp; [.A100] &amp; &quot;, &quot; &amp; [.B100] &amp; &quot;, '&quot; &amp; [.C100] &amp; &quot;', &quot; &amp; [.D100] &amp;  &quot;);&quot;" office:value-type="string" office:string-value="insert into group_stage (id, tournament, group_code, squad) values (14, 1991, 'A', 592);">
            <text:p>insert into group_stage (id, tournament, group_code, squad) values (14, 1991, 'A', 592);</text:p>
          </table:table-cell>
          <table:table-cell table:number-columns-repeated="1017"/>
        </table:table-row>
        <table:table-row table:style-name="ro2">
          <table:table-cell table:formula="of:=[.A100]+1" office:value-type="float" office:value="15">
            <text:p>15</text:p>
          </table:table-cell>
          <table:table-cell table:formula="of:=[.B100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01] &amp; &quot;, &quot; &amp; [.B101] &amp; &quot;, '&quot; &amp; [.C101] &amp; &quot;', &quot; &amp; [.D101] &amp;  &quot;);&quot;" office:value-type="string" office:string-value="insert into group_stage (id, tournament, group_code, squad) values (15, 1991, 'A', 1345);">
            <text:p>insert into group_stage (id, tournament, group_code, squad) values (15, 1991, 'A', 1345);</text:p>
          </table:table-cell>
          <table:table-cell table:number-columns-repeated="1017"/>
        </table:table-row>
        <table:table-row table:style-name="ro2">
          <table:table-cell table:formula="of:=[.A101]+1" office:value-type="float" office:value="16">
            <text:p>16</text:p>
          </table:table-cell>
          <table:table-cell table:formula="of:=[.B101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02] &amp; &quot;, &quot; &amp; [.B102] &amp; &quot;, '&quot; &amp; [.C102] &amp; &quot;', &quot; &amp; [.D102] &amp;  &quot;);&quot;" office:value-type="string" office:string-value="insert into group_stage (id, tournament, group_code, squad) values (16, 1991, 'A', 53);">
            <text:p>insert into group_stage (id, tournament, group_code, squad) values (16, 1991, 'A', 53);</text:p>
          </table:table-cell>
          <table:table-cell table:number-columns-repeated="1017"/>
        </table:table-row>
        <table:table-row table:style-name="ro2">
          <table:table-cell table:formula="of:=[.A102]+1" office:value-type="float" office:value="17">
            <text:p>17</text:p>
          </table:table-cell>
          <table:table-cell table:formula="of:=[.B102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03] &amp; &quot;, &quot; &amp; [.B103] &amp; &quot;, '&quot; &amp; [.C103] &amp; &quot;', &quot; &amp; [.D103] &amp;  &quot;);&quot;" office:value-type="string" office:string-value="insert into group_stage (id, tournament, group_code, squad) values (17, 1991, 'B', 1868);">
            <text:p>insert into group_stage (id, tournament, group_code, squad) values (17, 1991, 'B', 1868);</text:p>
          </table:table-cell>
          <table:table-cell table:number-columns-repeated="1017"/>
        </table:table-row>
        <table:table-row table:style-name="ro2">
          <table:table-cell table:formula="of:=[.A103]+1" office:value-type="float" office:value="18">
            <text:p>18</text:p>
          </table:table-cell>
          <table:table-cell table:formula="of:=[.B103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09">
            <text:p>1809</text:p>
          </table:table-cell>
          <table:table-cell table:number-columns-repeated="2"/>
          <table:table-cell table:formula="of:=&quot;insert into group_stage (id, tournament, group_code, squad) values (&quot; &amp; [.A104] &amp; &quot;, &quot; &amp; [.B104] &amp; &quot;, '&quot; &amp; [.C104] &amp; &quot;', &quot; &amp; [.D104] &amp;  &quot;);&quot;" office:value-type="string" office:string-value="insert into group_stage (id, tournament, group_code, squad) values (18, 1991, 'B', 1809);">
            <text:p>insert into group_stage (id, tournament, group_code, squad) values (18, 1991, 'B', 1809);</text:p>
          </table:table-cell>
          <table:table-cell table:number-columns-repeated="1017"/>
        </table:table-row>
        <table:table-row table:style-name="ro2">
          <table:table-cell table:formula="of:=[.A104]+1" office:value-type="float" office:value="19">
            <text:p>19</text:p>
          </table:table-cell>
          <table:table-cell table:formula="of:=[.B104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05] &amp; &quot;, &quot; &amp; [.B105] &amp; &quot;, '&quot; &amp; [.C105] &amp; &quot;', &quot; &amp; [.D105] &amp;  &quot;);&quot;" office:value-type="string" office:string-value="insert into group_stage (id, tournament, group_code, squad) values (19, 1991, 'B', 1758);">
            <text:p>insert into group_stage (id, tournament, group_code, squad) values (19, 1991, 'B', 1758);</text:p>
          </table:table-cell>
          <table:table-cell table:number-columns-repeated="1017"/>
        </table:table-row>
        <table:table-row table:style-name="ro2">
          <table:table-cell table:formula="of:=[.A105]+1" office:value-type="float" office:value="20">
            <text:p>20</text:p>
          </table:table-cell>
          <table:table-cell table:formula="of:=[.B105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06] &amp; &quot;, &quot; &amp; [.B106] &amp; &quot;, '&quot; &amp; [.C106] &amp; &quot;', &quot; &amp; [.D106] &amp;  &quot;);&quot;" office:value-type="string" office:string-value="insert into group_stage (id, tournament, group_code, squad) values (20, 1991, 'B', 596);">
            <text:p>insert into group_stage (id, tournament, group_code, squad) values (20, 1991, 'B', 59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08] &amp; &quot;, '&quot; &amp; [.B108] &amp; &quot;', &quot; &amp; [.C108] &amp; &quot;, &quot; &amp; [.D10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87">
            <text:p>87</text:p>
          </table:table-cell>
          <table:table-cell table:style-name="ce5" table:formula="of:=&quot;1991-05-24&quot;" office:value-type="string" office:string-value="1991-05-24">
            <text:p>1991-05-24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9] &amp; &quot;, '&quot; &amp; [.B109] &amp; &quot;', &quot; &amp; [.C109] &amp; &quot;, &quot; &amp; [.D109] &amp;  &quot;);&quot;" office:value-type="string" office:string-value="insert into game (matchid, matchdate, game_type, country) values (87, '1991-05-24', 2, 1876);">
            <text:p>insert into game (matchid, matchdate, game_type, country) values (87, '1991-05-24', 2, 1876);</text:p>
          </table:table-cell>
          <table:table-cell table:number-columns-repeated="1017"/>
        </table:table-row>
        <table:table-row table:style-name="ro2">
          <table:table-cell table:formula="of:=+[.A109]+1" office:value-type="float" office:value="88">
            <text:p>88</text:p>
          </table:table-cell>
          <table:table-cell table:style-name="ce5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10] &amp; &quot;, '&quot; &amp; [.B110] &amp; &quot;', &quot; &amp; [.C110] &amp; &quot;, &quot; &amp; [.D110] &amp;  &quot;);&quot;" office:value-type="string" office:string-value="insert into game (matchid, matchdate, game_type, country) values (88, '1991-05-26', 2, 1876);">
            <text:p>insert into game (matchid, matchdate, game_type, country) values (88, '1991-05-26', 2, 1876);</text:p>
          </table:table-cell>
          <table:table-cell table:number-columns-repeated="1017"/>
        </table:table-row>
        <table:table-row table:style-name="ro2">
          <table:table-cell table:formula="of:=+[.A110]+1" office:value-type="float" office:value="89">
            <text:p>89</text:p>
          </table:table-cell>
          <table:table-cell table:style-name="ce5" table:formula="of:=&quot;1991-05-28&quot;" office:value-type="string" office:string-value="1991-05-28">
            <text:p>1991-05-28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1] &amp; &quot;, '&quot; &amp; [.B111] &amp; &quot;', &quot; &amp; [.C111] &amp; &quot;, &quot; &amp; [.D111] &amp;  &quot;);&quot;" office:value-type="string" office:string-value="insert into game (matchid, matchdate, game_type, country) values (89, '1991-05-28', 2, 1876);">
            <text:p>insert into game (matchid, matchdate, game_type, country) values (89, '1991-05-28', 2, 1876);</text:p>
          </table:table-cell>
          <table:table-cell table:number-columns-repeated="1017"/>
        </table:table-row>
        <table:table-row table:style-name="ro2">
          <table:table-cell table:formula="of:=+[.A111]+1" office:value-type="float" office:value="90">
            <text:p>90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12] &amp; &quot;, '&quot; &amp; [.B112] &amp; &quot;', &quot; &amp; [.C112] &amp; &quot;, &quot; &amp; [.D112] &amp;  &quot;);&quot;" office:value-type="string" office:string-value="insert into game (matchid, matchdate, game_type, country) values (90, '1991-05-23', 2, 1876);">
            <text:p>insert into game (matchid, matchdate, game_type, country) values (90, '1991-05-23', 2, 1876);</text:p>
          </table:table-cell>
          <table:table-cell table:number-columns-repeated="1017"/>
        </table:table-row>
        <table:table-row table:style-name="ro2">
          <table:table-cell table:formula="of:=+[.A112]+1" office:value-type="float" office:value="91">
            <text:p>91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13] &amp; &quot;, '&quot; &amp; [.B113] &amp; &quot;', &quot; &amp; [.C113] &amp; &quot;, &quot; &amp; [.D113] &amp;  &quot;);&quot;" office:value-type="string" office:string-value="insert into game (matchid, matchdate, game_type, country) values (91, '1991-05-23', 2, 1876);">
            <text:p>insert into game (matchid, matchdate, game_type, country) values (91, '1991-05-23', 2, 1876);</text:p>
          </table:table-cell>
          <table:table-cell table:number-columns-repeated="1017"/>
        </table:table-row>
        <table:table-row table:style-name="ro2">
          <table:table-cell table:formula="of:=+[.A113]+1" office:value-type="float" office:value="92">
            <text:p>92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14] &amp; &quot;, '&quot; &amp; [.B114] &amp; &quot;', &quot; &amp; [.C114] &amp; &quot;, &quot; &amp; [.D114] &amp;  &quot;);&quot;" office:value-type="string" office:string-value="insert into game (matchid, matchdate, game_type, country) values (92, '1991-05-25', 2, 1876);">
            <text:p>insert into game (matchid, matchdate, game_type, country) values (92, '1991-05-25', 2, 1876);</text:p>
          </table:table-cell>
          <table:table-cell table:number-columns-repeated="1017"/>
        </table:table-row>
        <table:table-row table:style-name="ro2">
          <table:table-cell table:formula="of:=+[.A114]+1" office:value-type="float" office:value="93">
            <text:p>93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table:formula="of:=+[.C10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15] &amp; &quot;, '&quot; &amp; [.B115] &amp; &quot;', &quot; &amp; [.C115] &amp; &quot;, &quot; &amp; [.D115] &amp;  &quot;);&quot;" office:value-type="string" office:string-value="insert into game (matchid, matchdate, game_type, country) values (93, '1991-05-25', 2, 1876);">
            <text:p>insert into game (matchid, matchdate, game_type, country) values (93, '1991-05-25', 2, 1876);</text:p>
          </table:table-cell>
          <table:table-cell table:number-columns-repeated="1017"/>
        </table:table-row>
        <table:table-row table:style-name="ro2">
          <table:table-cell table:formula="of:=+[.A115]+1" office:value-type="float" office:value="94">
            <text:p>94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5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16] &amp; &quot;, '&quot; &amp; [.B116] &amp; &quot;', &quot; &amp; [.C116] &amp; &quot;, &quot; &amp; [.D116] &amp;  &quot;);&quot;" office:value-type="string" office:string-value="insert into game (matchid, matchdate, game_type, country) values (94, '1991-05-27', 2, 1876);">
            <text:p>insert into game (matchid, matchdate, game_type, country) values (94, '1991-05-27', 2, 1876);</text:p>
          </table:table-cell>
          <table:table-cell table:number-columns-repeated="1017"/>
        </table:table-row>
        <table:table-row table:style-name="ro2">
          <table:table-cell table:formula="of:=+[.A116]+1" office:value-type="float" office:value="95">
            <text:p>95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6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17] &amp; &quot;, '&quot; &amp; [.B117] &amp; &quot;', &quot; &amp; [.C117] &amp; &quot;, &quot; &amp; [.D117] &amp;  &quot;);&quot;" office:value-type="string" office:string-value="insert into game (matchid, matchdate, game_type, country) values (95, '1991-05-27', 2, 1876);">
            <text:p>insert into game (matchid, matchdate, game_type, country) values (95, '1991-05-27', 2, 1876);</text:p>
          </table:table-cell>
          <table:table-cell table:number-columns-repeated="1017"/>
        </table:table-row>
        <table:table-row table:style-name="ro2">
          <table:table-cell table:formula="of:=+[.A117]+1" office:value-type="float" office:value="96">
            <text:p>96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7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18] &amp; &quot;, '&quot; &amp; [.B118] &amp; &quot;', &quot; &amp; [.C118] &amp; &quot;, &quot; &amp; [.D118] &amp;  &quot;);&quot;" office:value-type="string" office:string-value="insert into game (matchid, matchdate, game_type, country) values (96, '1991-05-30', 2, 1876);">
            <text:p>insert into game (matchid, matchdate, game_type, country) values (96, '1991-05-30', 2, 1876);</text:p>
          </table:table-cell>
          <table:table-cell table:number-columns-repeated="1017"/>
        </table:table-row>
        <table:table-row table:style-name="ro2">
          <table:table-cell table:formula="of:=+[.A118]+1" office:value-type="float" office:value="97">
            <text:p>97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8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19] &amp; &quot;, '&quot; &amp; [.B119] &amp; &quot;', &quot; &amp; [.C119] &amp; &quot;, &quot; &amp; [.D119] &amp;  &quot;);&quot;" office:value-type="string" office:string-value="insert into game (matchid, matchdate, game_type, country) values (97, '1991-05-30', 2, 1876);">
            <text:p>insert into game (matchid, matchdate, game_type, country) values (97, '1991-05-30', 2, 1876);</text:p>
          </table:table-cell>
          <table:table-cell table:number-columns-repeated="1017"/>
        </table:table-row>
        <table:table-row table:style-name="ro2">
          <table:table-cell table:formula="of:=+[.A119]+1" office:value-type="float" office:value="98">
            <text:p>98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20] &amp; &quot;, '&quot; &amp; [.B120] &amp; &quot;', &quot; &amp; [.C120] &amp; &quot;, &quot; &amp; [.D120] &amp;  &quot;);&quot;" office:value-type="string" office:string-value="insert into game (matchid, matchdate, game_type, country) values (98, '1991-06-02', 5, 1876);">
            <text:p>insert into game (matchid, matchdate, game_type, country) values (98, '1991-06-02', 5, 1876);</text:p>
          </table:table-cell>
          <table:table-cell table:number-columns-repeated="1017"/>
        </table:table-row>
        <table:table-row table:style-name="ro2">
          <table:table-cell table:formula="of:=+[.A120]+1" office:value-type="float" office:value="99">
            <text:p>99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21] &amp; &quot;, '&quot; &amp; [.B121] &amp; &quot;', &quot; &amp; [.C121] &amp; &quot;, &quot; &amp; [.D121] &amp;  &quot;);&quot;" office:value-type="string" office:string-value="insert into game (matchid, matchdate, game_type, country) values (99, '1991-06-02', 6, 1876);">
            <text:p>insert into game (matchid, matchdate, game_type, country) values (99, '1991-06-02', 6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45">
            <text:p>345</text:p>
          </table:table-cell>
          <table:table-cell table:style-name="ce3" table:formula="of:=[.A109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345, 87, 1876, 6, 2, 2);">
            <text:p>insert into game_score (id, matchid, squad, goals, points, time_type) values (345, 87, 1876, 6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346">
            <text:p>346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346, 87, 1876, 2, 0, 1);">
            <text:p>insert into game_score (id, matchid, squad, goals, points, time_type) values (346, 87, 1876, 2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347">
            <text:p>347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347, 87, 592, 0, 0, 2);">
            <text:p>insert into game_score (id, matchid, squad, goals, points, time_type) values (347, 87, 592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348">
            <text:p>348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348, 87, 592, 0, 0, 1);">
            <text:p>insert into game_score (id, matchid, squad, goals, points, time_type) values (348, 87, 592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349">
            <text:p>349</text:p>
          </table:table-cell>
          <table:table-cell table:style-name="ce4" table:formula="of:=[.B124]+1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349, 88, 1876, 3, 2, 2);">
            <text:p>insert into game_score (id, matchid, squad, goals, points, time_type) values (349, 88, 1876, 3, 2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350">
            <text:p>350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350, 88, 1876, 1, 0, 1);">
            <text:p>insert into game_score (id, matchid, squad, goals, points, time_type) values (350, 88, 1876, 1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351">
            <text:p>351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351, 88, 1345, 2, 0, 2);">
            <text:p>insert into game_score (id, matchid, squad, goals, points, time_type) values (351, 88, 1345, 2, 0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352">
            <text:p>352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352, 88, 1345, 1, 0, 1);">
            <text:p>insert into game_score (id, matchid, squad, goals, points, time_type) values (352, 88, 1345, 1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353">
            <text:p>353</text:p>
          </table:table-cell>
          <table:table-cell table:style-name="ce3" table:formula="of:=[.B128]+1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353, 89, 592, 2, 2, 2);">
            <text:p>insert into game_score (id, matchid, squad, goals, points, time_type) values (353, 89, 592, 2, 2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354">
            <text:p>354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354, 89, 592, 1, 0, 1);">
            <text:p>insert into game_score (id, matchid, squad, goals, points, time_type) values (354, 89, 592, 1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355">
            <text:p>355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355, 89, 1345, 1, 0, 2);">
            <text:p>insert into game_score (id, matchid, squad, goals, points, time_type) values (355, 89, 1345, 1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356">
            <text:p>356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356, 89, 1345, 1, 0, 1);">
            <text:p>insert into game_score (id, matchid, squad, goals, points, time_type) values (356, 89, 1345, 1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357">
            <text:p>357</text:p>
          </table:table-cell>
          <table:table-cell table:style-name="ce4" table:formula="of:=[.B132]+1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357, 90, 1868, 7, 2, 2);">
            <text:p>insert into game_score (id, matchid, squad, goals, points, time_type) values (357, 90, 1868, 7, 2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358">
            <text:p>358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358, 90, 1868, null, 0, 1);">
            <text:p>insert into game_score (id, matchid, squad, goals, points, time_type) values (358, 90, 1868, null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359">
            <text:p>359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359, 90, 1809, 0, 0, 2);">
            <text:p>insert into game_score (id, matchid, squad, goals, points, time_type) values (359, 90, 1809, 0, 0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360">
            <text:p>360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360, 90, 1809, 0, 0, 1);">
            <text:p>insert into game_score (id, matchid, squad, goals, points, time_type) values (360, 90, 1809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361">
            <text:p>361</text:p>
          </table:table-cell>
          <table:table-cell table:style-name="ce3" table:formula="of:=[.B136]+1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361, 91, 1758, 0, 1, 2);">
            <text:p>insert into game_score (id, matchid, squad, goals, points, time_type) values (361, 91, 1758, 0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362">
            <text:p>362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362, 91, 1758, 0, 0, 1);">
            <text:p>insert into game_score (id, matchid, squad, goals, points, time_type) values (362, 91, 1758, 0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363">
            <text:p>363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363, 91, 596, 0, 1, 2);">
            <text:p>insert into game_score (id, matchid, squad, goals, points, time_type) values (363, 91, 596, 0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364">
            <text:p>364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364, 91, 596, 0, 0, 1);">
            <text:p>insert into game_score (id, matchid, squad, goals, points, time_type) values (364, 91, 596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365">
            <text:p>365</text:p>
          </table:table-cell>
          <table:table-cell table:style-name="ce4" table:formula="of:=[.B140]+1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365, 92, 1868, 1, 2, 2);">
            <text:p>insert into game_score (id, matchid, squad, goals, points, time_type) values (365, 92, 1868, 1, 2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366">
            <text:p>366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366, 92, 1868, null, 0, 1);">
            <text:p>insert into game_score (id, matchid, squad, goals, points, time_type) values (366, 92, 1868, null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367">
            <text:p>367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367, 92, 596, 0, 0, 2);">
            <text:p>insert into game_score (id, matchid, squad, goals, points, time_type) values (367, 92, 596, 0, 0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368">
            <text:p>368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368, 92, 596, 0, 0, 1);">
            <text:p>insert into game_score (id, matchid, squad, goals, points, time_type) values (368, 92, 596, 0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369">
            <text:p>369</text:p>
          </table:table-cell>
          <table:table-cell table:style-name="ce3" table:formula="of:=[.B144]+1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369, 93, 1758, 0, 1, 2);">
            <text:p>insert into game_score (id, matchid, squad, goals, points, time_type) values (369, 93, 1758, 0, 1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370">
            <text:p>370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370, 93, 1758, 0, 0, 1);">
            <text:p>insert into game_score (id, matchid, squad, goals, points, time_type) values (370, 93, 1758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371">
            <text:p>371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371, 93, 1809, 0, 1, 2);">
            <text:p>insert into game_score (id, matchid, squad, goals, points, time_type) values (371, 93, 1809, 0, 1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372">
            <text:p>372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372, 93, 1809, 0, 0, 1);">
            <text:p>insert into game_score (id, matchid, squad, goals, points, time_type) values (372, 93, 1809, 0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373">
            <text:p>373</text:p>
          </table:table-cell>
          <table:table-cell table:style-name="ce4" table:formula="of:=[.B148]+1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373, 94, 1868, 1, 0, 2);">
            <text:p>insert into game_score (id, matchid, squad, goals, points, time_type) values (373, 94, 1868, 1, 0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374">
            <text:p>374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374, 94, 1868, null, 0, 1);">
            <text:p>insert into game_score (id, matchid, squad, goals, points, time_type) values (374, 94, 1868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375">
            <text:p>375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375, 94, 1758, 2, 2, 2);">
            <text:p>insert into game_score (id, matchid, squad, goals, points, time_type) values (375, 94, 1758, 2, 2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376">
            <text:p>376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376, 94, 1758, null, 0, 1);">
            <text:p>insert into game_score (id, matchid, squad, goals, points, time_type) values (376, 94, 1758, null, 0, 1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377">
            <text:p>377</text:p>
          </table:table-cell>
          <table:table-cell table:style-name="ce3" table:formula="of:=[.B152]+1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377, 95, 596, 4, 2, 2);">
            <text:p>insert into game_score (id, matchid, squad, goals, points, time_type) values (377, 95, 596, 4, 2, 2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378">
            <text:p>378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378, 95, 596, 2, 0, 1);">
            <text:p>insert into game_score (id, matchid, squad, goals, points, time_type) values (378, 95, 596, 2, 0, 1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379">
            <text:p>379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379, 95, 1809, 1, 0, 2);">
            <text:p>insert into game_score (id, matchid, squad, goals, points, time_type) values (379, 95, 1809, 1, 0, 2);</text:p>
          </table:table-cell>
          <table:table-cell table:number-columns-repeated="1017"/>
        </table:table-row>
        <table:table-row table:style-name="ro2">
          <table:table-cell table:style-name="ce3" table:formula="of:=[.A158]+1" office:value-type="float" office:value="380">
            <text:p>380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380, 95, 1809, 0, 0, 1);">
            <text:p>insert into game_score (id, matchid, squad, goals, points, time_type) values (380, 95, 1809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381">
            <text:p>381</text:p>
          </table:table-cell>
          <table:table-cell table:style-name="ce4" table:formula="of:=[.B156]+1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381, 96, 1868, 3, 2, 2);">
            <text:p>insert into game_score (id, matchid, squad, goals, points, time_type) values (381, 96, 1868, 3, 2, 2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382">
            <text:p>382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382, 96, 1868, 2, 0, 1);">
            <text:p>insert into game_score (id, matchid, squad, goals, points, time_type) values (382, 96, 1868, 2, 0, 1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383">
            <text:p>383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383, 96, 592, 1, 0, 2);">
            <text:p>insert into game_score (id, matchid, squad, goals, points, time_type) values (383, 96, 592, 1, 0, 2);</text:p>
          </table:table-cell>
          <table:table-cell table:number-columns-repeated="1017"/>
        </table:table-row>
        <table:table-row table:style-name="ro2">
          <table:table-cell table:style-name="ce4" table:formula="of:=[.A162]+1" office:value-type="float" office:value="384">
            <text:p>384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384, 96, 592, null, 0, 1);">
            <text:p>insert into game_score (id, matchid, squad, goals, points, time_type) values (384, 96, 592, null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385">
            <text:p>385</text:p>
          </table:table-cell>
          <table:table-cell table:style-name="ce3" table:formula="of:=[.B160]+1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385, 97, 1876, 2, 2, 2);">
            <text:p>insert into game_score (id, matchid, squad, goals, points, time_type) values (385, 97, 1876, 2, 2, 2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386">
            <text:p>386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386, 97, 1876, 1, 0, 1);">
            <text:p>insert into game_score (id, matchid, squad, goals, points, time_type) values (386, 97, 1876, 1, 0, 1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387">
            <text:p>387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387, 97, 1758, 0, 0, 2);">
            <text:p>insert into game_score (id, matchid, squad, goals, points, time_type) values (387, 97, 1758, 0, 0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388">
            <text:p>388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388, 97, 1758, 0, 0, 1);">
            <text:p>insert into game_score (id, matchid, squad, goals, points, time_type) values (388, 97, 1758, 0, 0, 1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389">
            <text:p>389</text:p>
          </table:table-cell>
          <table:table-cell table:style-name="ce4" table:formula="of:=[.B164]+1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389, 98, 1758, 4, 2, 2);">
            <text:p>insert into game_score (id, matchid, squad, goals, points, time_type) values (389, 98, 1758, 4, 2, 2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390">
            <text:p>390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390, 98, 1758, null, 0, 1);">
            <text:p>insert into game_score (id, matchid, squad, goals, points, time_type) values (390, 98, 1758, null, 0, 1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391">
            <text:p>391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391, 98, 592, 1, 0, 2);">
            <text:p>insert into game_score (id, matchid, squad, goals, points, time_type) values (391, 98, 592, 1, 0, 2);</text:p>
          </table:table-cell>
          <table:table-cell table:number-columns-repeated="1017"/>
        </table:table-row>
        <table:table-row table:style-name="ro2">
          <table:table-cell table:style-name="ce4" table:formula="of:=[.A170]+1" office:value-type="float" office:value="392">
            <text:p>392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392, 98, 592, null, 0, 1);">
            <text:p>insert into game_score (id, matchid, squad, goals, points, time_type) values (392, 98, 592, null, 0, 1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393">
            <text:p>393</text:p>
          </table:table-cell>
          <table:table-cell table:style-name="ce3" table:formula="of:=[.B168]+1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393, 99, 1868, 0, 0, 2);">
            <text:p>insert into game_score (id, matchid, squad, goals, points, time_type) values (393, 99, 1868, 0, 0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394">
            <text:p>394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394, 99, 1868, 0, 0, 1);">
            <text:p>insert into game_score (id, matchid, squad, goals, points, time_type) values (394, 99, 1868, 0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395">
            <text:p>395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395, 99, 1876, 2, 2, 2);">
            <text:p>insert into game_score (id, matchid, squad, goals, points, time_type) values (395, 99, 1876, 2, 2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396">
            <text:p>396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396, 99, 1876, 1, 0, 1);">
            <text:p>insert into game_score (id, matchid, squad, goals, points, time_type) values (396, 99, 1876, 1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7]+1" office:value-type="float" office:value="48">
            <text:p>48</text:p>
          </table:table-cell>
          <table:table-cell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48, 1992, '1', );">
            <text:p>insert into qualifying_group_stage (id, tournament, group_code, squad) values (48, 1992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9">
            <text:p>49</text:p>
          </table:table-cell>
          <table:table-cell table:formula="of:=[.B2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49, 1992, '1', );">
            <text:p>insert into qualifying_group_stage (id, tournament, group_code, squad) values (49, 1992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0">
            <text:p>50</text:p>
          </table:table-cell>
          <table:table-cell table:formula="of:=[.B3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50, 1992, '1', );">
            <text:p>insert into qualifying_group_stage (id, tournament, group_code, squad) values (50, 1992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1">
            <text:p>51</text:p>
          </table:table-cell>
          <table:table-cell table:formula="of:=[.B4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51, 1992, '1', );">
            <text:p>insert into qualifying_group_stage (id, tournament, group_code, squad) values (51, 1992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2">
            <text:p>52</text:p>
          </table:table-cell>
          <table:table-cell table:formula="of:=[.B5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52, 1992, '2', );">
            <text:p>insert into qualifying_group_stage (id, tournament, group_code, squad) values (52, 1992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3">
            <text:p>53</text:p>
          </table:table-cell>
          <table:table-cell table:formula="of:=[.B6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53, 1992, '2', );">
            <text:p>insert into qualifying_group_stage (id, tournament, group_code, squad) values (53, 1992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4">
            <text:p>54</text:p>
          </table:table-cell>
          <table:table-cell table:formula="of:=[.B7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54, 1992, '3', );">
            <text:p>insert into qualifying_group_stage (id, tournament, group_code, squad) values (54, 1992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5">
            <text:p>55</text:p>
          </table:table-cell>
          <table:table-cell table:formula="of:=[.B8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55, 1992, '3', );">
            <text:p>insert into qualifying_group_stage (id, tournament, group_code, squad) values (55, 1992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56">
            <text:p>56</text:p>
          </table:table-cell>
          <table:table-cell table:formula="of:=[.B9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56, 1992, '3', );">
            <text:p>insert into qualifying_group_stage (id, tournament, group_code, squad) values (56, 1992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57">
            <text:p>57</text:p>
          </table:table-cell>
          <table:table-cell table:formula="of:=[.B10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57, 1992, '3', );">
            <text:p>insert into qualifying_group_stage (id, tournament, group_code, squad) values (57, 1992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58">
            <text:p>58</text:p>
          </table:table-cell>
          <table:table-cell table:formula="of:=[.B11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58, 1992, '4', );">
            <text:p>insert into qualifying_group_stage (id, tournament, group_code, squad) values (58, 1992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59">
            <text:p>59</text:p>
          </table:table-cell>
          <table:table-cell table:formula="of:=[.B12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59, 1992, '4', );">
            <text:p>insert into qualifying_group_stage (id, tournament, group_code, squad) values (59, 1992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0">
            <text:p>60</text:p>
          </table:table-cell>
          <table:table-cell table:formula="of:=[.B13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60, 1992, '4', );">
            <text:p>insert into qualifying_group_stage (id, tournament, group_code, squad) values (60, 1992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1">
            <text:p>61</text:p>
          </table:table-cell>
          <table:table-cell table:formula="of:=[.B14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61, 1992, '4', );">
            <text:p>insert into qualifying_group_stage (id, tournament, group_code, squad) values (61, 1992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2">
            <text:p>62</text:p>
          </table:table-cell>
          <table:table-cell table:formula="of:=[.B15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62, 1992, '4', );">
            <text:p>insert into qualifying_group_stage (id, tournament, group_code, squad) values (62, 1992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3">
            <text:p>63</text:p>
          </table:table-cell>
          <table:table-cell table:formula="of:=[.B16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63, 1992, '5', );">
            <text:p>insert into qualifying_group_stage (id, tournament, group_code, squad) values (63, 1992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4">
            <text:p>64</text:p>
          </table:table-cell>
          <table:table-cell table:formula="of:=[.B17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64, 1992, '5', );">
            <text:p>insert into qualifying_group_stage (id, tournament, group_code, squad) values (64, 1992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5">
            <text:p>65</text:p>
          </table:table-cell>
          <table:table-cell table:formula="of:=[.B18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65, 1992, '5', );">
            <text:p>insert into qualifying_group_stage (id, tournament, group_code, squad) values (65, 1992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6">
            <text:p>66</text:p>
          </table:table-cell>
          <table:table-cell table:formula="of:=[.B19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66, 1992, '6', );">
            <text:p>insert into qualifying_group_stage (id, tournament, group_code, squad) values (66, 1992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67">
            <text:p>67</text:p>
          </table:table-cell>
          <table:table-cell table:formula="of:=[.B20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67, 1992, '6', );">
            <text:p>insert into qualifying_group_stage (id, tournament, group_code, squad) values (67, 1992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1'.A121]+1" office:value-type="float" office:value="100">
            <text:p>10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0, '1992-??-??', 1, 1246);">
            <text:p>insert into game (matchid, matchdate, game_type, country) values (100, '1992-??-??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1">
            <text:p>10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4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1, '1992-??-??', 1, 1246);">
            <text:p>insert into game (matchid, matchdate, game_type, country) values (101, '1992-??-??', 1, 124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2">
            <text:p>10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2, '1992-??-??', 1, 1246);">
            <text:p>insert into game (matchid, matchdate, game_type, country) values (102, '1992-??-??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3">
            <text:p>10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6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3, '1992-??-??', 1, 1246);">
            <text:p>insert into game (matchid, matchdate, game_type, country) values (103, '1992-??-??', 1, 1246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4">
            <text:p>10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7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4, '1992-??-??', 1, 1246);">
            <text:p>insert into game (matchid, matchdate, game_type, country) values (104, '1992-??-??', 1, 1246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05">
            <text:p>10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8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5, '1992-??-??', 1, 1246);">
            <text:p>insert into game (matchid, matchdate, game_type, country) values (105, '1992-??-??', 1, 1246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06">
            <text:p>10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9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06, '1992-??-??', 1, 1721);">
            <text:p>insert into game (matchid, matchdate, game_type, country) values (106, '1992-??-??', 1, 1721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07">
            <text:p>10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07, '1992-??-??', 1, 1721);">
            <text:p>insert into game (matchid, matchdate, game_type, country) values (107, '1992-??-??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08">
            <text:p>10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1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08, '1992-??-??', 1, 1721);">
            <text:p>insert into game (matchid, matchdate, game_type, country) values (108, '1992-??-??', 1, 1721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09">
            <text:p>10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2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09, '1992-??-??', 1, 597);">
            <text:p>insert into game (matchid, matchdate, game_type, country) values (109, '1992-??-??', 1, 597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10">
            <text:p>11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3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10, '1992-??-??', 1, 597);">
            <text:p>insert into game (matchid, matchdate, game_type, country) values (110, '1992-??-??', 1, 597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11">
            <text:p>11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4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11, '1992-??-??', 1, 597);">
            <text:p>insert into game (matchid, matchdate, game_type, country) values (111, '1992-??-??', 1, 597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12">
            <text:p>11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5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12, '1992-??-??', 1, 597);">
            <text:p>insert into game (matchid, matchdate, game_type, country) values (112, '1992-??-??', 1, 597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13">
            <text:p>11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6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13, '1992-??-??', 1, 597);">
            <text:p>insert into game (matchid, matchdate, game_type, country) values (113, '1992-??-??', 1, 597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14">
            <text:p>11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7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4, '1992-??-??', 1, 597);">
            <text:p>insert into game (matchid, matchdate, game_type, country) values (114, '1992-??-??', 1, 597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15">
            <text:p>11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15, '1992-??-??', 1, 1869);">
            <text:p>insert into game (matchid, matchdate, game_type, country) values (115, '1992-??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16">
            <text:p>11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16, '1992-??-??', 1, 1869);">
            <text:p>insert into game (matchid, matchdate, game_type, country) values (116, '1992-??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17">
            <text:p>11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17, '1992-??-??', 1, 1869);">
            <text:p>insert into game (matchid, matchdate, game_type, country) values (117, '1992-??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18">
            <text:p>11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1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18, '1992-??-??', 1, 1869);">
            <text:p>insert into game (matchid, matchdate, game_type, country) values (118, '1992-??-??', 1, 1869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19">
            <text:p>11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19, '1992-??-??', 1, 1869);">
            <text:p>insert into game (matchid, matchdate, game_type, country) values (119, '1992-??-??', 1, 1869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20">
            <text:p>12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20, '1992-??-??', 1, 1869);">
            <text:p>insert into game (matchid, matchdate, game_type, country) values (120, '1992-??-??', 1, 1869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21">
            <text:p>12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4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121, '1992-??-??', 1, 1758);">
            <text:p>insert into game (matchid, matchdate, game_type, country) values (121, '1992-??-??', 1, 1758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122">
            <text:p>12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5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122, '1992-??-??', 1, 1758);">
            <text:p>insert into game (matchid, matchdate, game_type, country) values (122, '1992-??-??', 1, 1758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123">
            <text:p>12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6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123, '1992-??-??', 1, 1758);">
            <text:p>insert into game (matchid, matchdate, game_type, country) values (123, '1992-??-??', 1, 1758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124">
            <text:p>12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124, '1992-??-??', 1, 1264);">
            <text:p>insert into game (matchid, matchdate, game_type, country) values (124, '1992-??-??', 1, 1264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125">
            <text:p>12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8]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25, '1992-??-??', 1, 52);">
            <text:p>insert into game (matchid, matchdate, game_type, country) values (125, '1992-??-??', 1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1'.A175]+1" office:value-type="float" office:value="397">
            <text:p>397</text:p>
          </table:table-cell>
          <table:table-cell table:style-name="ce3" table:formula="of:=[.A24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97, 100, 1246, 1, 1, 2);">
            <text:p>insert into game_score (id, matchid, squad, goals, points, time_type) values (397, 100, 1246, 1, 1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98">
            <text:p>398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98, 100, 1246, null, 0, 1);">
            <text:p>insert into game_score (id, matchid, squad, goals, points, time_type) values (398, 100, 1246, null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99">
            <text:p>399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99, 100, 1473, 1, 1, 2);">
            <text:p>insert into game_score (id, matchid, squad, goals, points, time_type) values (399, 100, 1473, 1, 1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00">
            <text:p>400</text:p>
          </table:table-cell>
          <table:table-cell table:style-name="ce3" table:formula="of:=[.B53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00, 100, 1473, null, 0, 1);">
            <text:p>insert into game_score (id, matchid, squad, goals, points, time_type) values (400, 100, 1473, null, 0, 1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401">
            <text:p>401</text:p>
          </table:table-cell>
          <table:table-cell table:style-name="ce4" table:formula="of:=[.B52]+1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01, 101, 1784, 2, 1, 2);">
            <text:p>insert into game_score (id, matchid, squad, goals, points, time_type) values (401, 101, 1784, 2, 1, 2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402">
            <text:p>402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02, 101, 1784, null, 0, 1);">
            <text:p>insert into game_score (id, matchid, squad, goals, points, time_type) values (402, 101, 1784, null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03">
            <text:p>403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03, 101, 599, 2, 1, 2);">
            <text:p>insert into game_score (id, matchid, squad, goals, points, time_type) values (403, 101, 599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04">
            <text:p>404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04, 101, 599, null, 0, 1);">
            <text:p>insert into game_score (id, matchid, squad, goals, points, time_type) values (404, 101, 599, null, 0, 1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405">
            <text:p>405</text:p>
          </table:table-cell>
          <table:table-cell table:style-name="ce3" table:formula="of:=[.B56]+1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05, 102, 1246, 1, 2, 2);">
            <text:p>insert into game_score (id, matchid, squad, goals, points, time_type) values (405, 102, 1246, 1, 2, 2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406">
            <text:p>406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06, 102, 1246, null, 0, 1);">
            <text:p>insert into game_score (id, matchid, squad, goals, points, time_type) values (406, 102, 1246, null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07">
            <text:p>407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07, 102, 599, 0, 0, 2);">
            <text:p>insert into game_score (id, matchid, squad, goals, points, time_type) values (407, 102, 599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08">
            <text:p>408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08, 102, 599, null, 0, 1);">
            <text:p>insert into game_score (id, matchid, squad, goals, points, time_type) values (408, 102, 599, null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409">
            <text:p>409</text:p>
          </table:table-cell>
          <table:table-cell table:style-name="ce4" table:formula="of:=[.B60]+1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09, 103, 1784, 0, 1, 2);">
            <text:p>insert into game_score (id, matchid, squad, goals, points, time_type) values (409, 103, 1784, 0, 1, 2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410">
            <text:p>410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10, 103, 1784, null, 0, 1);">
            <text:p>insert into game_score (id, matchid, squad, goals, points, time_type) values (410, 103, 1784, null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11">
            <text:p>411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11, 103, 1473, 0, 1, 2);">
            <text:p>insert into game_score (id, matchid, squad, goals, points, time_type) values (411, 103, 1473, 0, 1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12">
            <text:p>412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12, 103, 1473, null, 0, 1);">
            <text:p>insert into game_score (id, matchid, squad, goals, points, time_type) values (412, 103, 1473, null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413">
            <text:p>413</text:p>
          </table:table-cell>
          <table:table-cell table:style-name="ce3" table:formula="of:=[.B64]+1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13, 104, 1246, 2, 0, 2);">
            <text:p>insert into game_score (id, matchid, squad, goals, points, time_type) values (413, 104, 1246, 2, 0, 2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414">
            <text:p>414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14, 104, 1246, null, 0, 1);">
            <text:p>insert into game_score (id, matchid, squad, goals, points, time_type) values (414, 104, 1246, null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15">
            <text:p>415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15, 104, 1784, 3, 2, 2);">
            <text:p>insert into game_score (id, matchid, squad, goals, points, time_type) values (415, 104, 1784, 3, 2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16">
            <text:p>416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16, 104, 1784, null, 0, 1);">
            <text:p>insert into game_score (id, matchid, squad, goals, points, time_type) values (416, 104, 1784, null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417">
            <text:p>417</text:p>
          </table:table-cell>
          <table:table-cell table:style-name="ce4" table:formula="of:=[.B68]+1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17, 105, 1473, 0, 0, 2);">
            <text:p>insert into game_score (id, matchid, squad, goals, points, time_type) values (417, 105, 1473, 0, 0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418">
            <text:p>418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18, 105, 1473, null, 0, 1);">
            <text:p>insert into game_score (id, matchid, squad, goals, points, time_type) values (418, 105, 1473, null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19">
            <text:p>419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19, 105, 599, 1, 2, 2);">
            <text:p>insert into game_score (id, matchid, squad, goals, points, time_type) values (419, 105, 599, 1, 2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20">
            <text:p>420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20, 105, 599, null, 0, 1);">
            <text:p>insert into game_score (id, matchid, squad, goals, points, time_type) values (420, 105, 599, null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421">
            <text:p>421</text:p>
          </table:table-cell>
          <table:table-cell table:style-name="ce3" table:formula="of:=[.B72]+1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21, 106, 596, 7, 2, 2);">
            <text:p>insert into game_score (id, matchid, squad, goals, points, time_type) values (421, 106, 596, 7, 2, 2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422">
            <text:p>422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22, 106, 596, null, 0, 1);">
            <text:p>insert into game_score (id, matchid, squad, goals, points, time_type) values (422, 106, 596, null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23">
            <text:p>423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23, 106, 1345, 0, 0, 2);">
            <text:p>insert into game_score (id, matchid, squad, goals, points, time_type) values (423, 106, 1345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24">
            <text:p>424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24, 106, 1345, null, 0, 1);">
            <text:p>insert into game_score (id, matchid, squad, goals, points, time_type) values (424, 106, 1345, null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425">
            <text:p>425</text:p>
          </table:table-cell>
          <table:table-cell table:style-name="ce4" table:formula="of:=[.B76]+1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25, 107, 1721, 4, 2, 2);">
            <text:p>insert into game_score (id, matchid, squad, goals, points, time_type) values (425, 107, 1721, 4, 2, 2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426">
            <text:p>426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26, 107, 1721, null, 0, 1);">
            <text:p>insert into game_score (id, matchid, squad, goals, points, time_type) values (426, 107, 1721, null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27">
            <text:p>427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27, 107, 1345, 2, 0, 2);">
            <text:p>insert into game_score (id, matchid, squad, goals, points, time_type) values (427, 107, 1345, 2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28">
            <text:p>428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28, 107, 1345, null, 0, 1);">
            <text:p>insert into game_score (id, matchid, squad, goals, points, time_type) values (428, 107, 1345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429">
            <text:p>429</text:p>
          </table:table-cell>
          <table:table-cell table:style-name="ce3" table:formula="of:=[.B80]+1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29, 108, 1721, 1, 1, 2);">
            <text:p>insert into game_score (id, matchid, squad, goals, points, time_type) values (429, 108, 1721, 1, 1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430">
            <text:p>430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30, 108, 1721, null, 0, 1);">
            <text:p>insert into game_score (id, matchid, squad, goals, points, time_type) values (430, 108, 1721, null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31">
            <text:p>431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31, 108, 596, 1, 1, 2);">
            <text:p>insert into game_score (id, matchid, squad, goals, points, time_type) values (431, 108, 596, 1, 1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32">
            <text:p>432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32, 108, 596, null, 0, 1);">
            <text:p>insert into game_score (id, matchid, squad, goals, points, time_type) values (432, 108, 596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433">
            <text:p>433</text:p>
          </table:table-cell>
          <table:table-cell table:style-name="ce4" table:formula="of:=[.B84]+1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33, 109, 597, 5, 2, 2);">
            <text:p>insert into game_score (id, matchid, squad, goals, points, time_type) values (433, 109, 597, 5, 2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434">
            <text:p>434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34, 109, 597, null, 0, 1);">
            <text:p>insert into game_score (id, matchid, squad, goals, points, time_type) values (434, 109, 597, null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35">
            <text:p>435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35, 109, 297, 0, 0, 2);">
            <text:p>insert into game_score (id, matchid, squad, goals, points, time_type) values (435, 109, 29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436">
            <text:p>436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36, 109, 297, null, 0, 1);">
            <text:p>insert into game_score (id, matchid, squad, goals, points, time_type) values (436, 109, 297, null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37">
            <text:p>437</text:p>
          </table:table-cell>
          <table:table-cell table:style-name="ce3" table:formula="of:=[.B88]+1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37, 110, 594, 1, 1, 2);">
            <text:p>insert into game_score (id, matchid, squad, goals, points, time_type) values (437, 110, 594, 1, 1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8">
            <text:p>438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8, 110, 594, null, 0, 1);">
            <text:p>insert into game_score (id, matchid, squad, goals, points, time_type) values (438, 110, 594, null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439">
            <text:p>439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39, 110, 592, 1, 1, 2);">
            <text:p>insert into game_score (id, matchid, squad, goals, points, time_type) values (439, 110, 592, 1, 1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440">
            <text:p>440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40, 110, 592, null, 0, 1);">
            <text:p>insert into game_score (id, matchid, squad, goals, points, time_type) values (440, 110, 592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41">
            <text:p>441</text:p>
          </table:table-cell>
          <table:table-cell table:style-name="ce4" table:formula="of:=[.B92]+1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41, 111, 597, 4, 2, 2);">
            <text:p>insert into game_score (id, matchid, squad, goals, points, time_type) values (441, 111, 597, 4, 2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42">
            <text:p>442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42, 111, 597, null, 0, 1);">
            <text:p>insert into game_score (id, matchid, squad, goals, points, time_type) values (442, 111, 597, null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43">
            <text:p>443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43, 111, 592, 0, 0, 2);">
            <text:p>insert into game_score (id, matchid, squad, goals, points, time_type) values (443, 111, 592, 0, 0, 2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444">
            <text:p>444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44, 111, 592, null, 0, 1);">
            <text:p>insert into game_score (id, matchid, squad, goals, points, time_type) values (444, 111, 592, null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445">
            <text:p>445</text:p>
          </table:table-cell>
          <table:table-cell table:style-name="ce3" table:formula="of:=[.B96]+1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445, 112, 594, 2, 2, 2);">
            <text:p>insert into game_score (id, matchid, squad, goals, points, time_type) values (445, 112, 594, 2, 2, 2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446">
            <text:p>446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46, 112, 594, null, 0, 1);">
            <text:p>insert into game_score (id, matchid, squad, goals, points, time_type) values (446, 112, 594, null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447">
            <text:p>447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47, 112, 297, 0, 0, 2);">
            <text:p>insert into game_score (id, matchid, squad, goals, points, time_type) values (447, 112, 297, 0, 0, 2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448">
            <text:p>448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48, 112, 297, null, 0, 1);">
            <text:p>insert into game_score (id, matchid, squad, goals, points, time_type) values (448, 112, 297, null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449">
            <text:p>449</text:p>
          </table:table-cell>
          <table:table-cell table:style-name="ce4" table:formula="of:=[.B100]+1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449, 113, 597, 3, 2, 2);">
            <text:p>insert into game_score (id, matchid, squad, goals, points, time_type) values (449, 113, 597, 3, 2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450">
            <text:p>450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450, 113, 597, null, 0, 1);">
            <text:p>insert into game_score (id, matchid, squad, goals, points, time_type) values (450, 113, 597, null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451">
            <text:p>451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451, 113, 594, 2, 0, 2);">
            <text:p>insert into game_score (id, matchid, squad, goals, points, time_type) values (451, 113, 594, 2, 0, 2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452">
            <text:p>452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452, 113, 594, null, 0, 1);">
            <text:p>insert into game_score (id, matchid, squad, goals, points, time_type) values (452, 113, 594, null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453">
            <text:p>453</text:p>
          </table:table-cell>
          <table:table-cell table:style-name="ce3" table:formula="of:=[.B104]+1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53, 114, 592, 3, 2, 2);">
            <text:p>insert into game_score (id, matchid, squad, goals, points, time_type) values (453, 114, 592, 3, 2, 2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454">
            <text:p>454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54, 114, 592, null, 0, 1);">
            <text:p>insert into game_score (id, matchid, squad, goals, points, time_type) values (454, 114, 592, null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455">
            <text:p>455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55, 114, 297, 0, 0, 2);">
            <text:p>insert into game_score (id, matchid, squad, goals, points, time_type) values (455, 114, 297, 0, 0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456">
            <text:p>456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56, 114, 297, null, 0, 1);">
            <text:p>insert into game_score (id, matchid, squad, goals, points, time_type) values (456, 114, 297, null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457">
            <text:p>457</text:p>
          </table:table-cell>
          <table:table-cell table:style-name="ce4" table:formula="of:=[.B108]+1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57, 115, 1869, 4, 2, 2);">
            <text:p>insert into game_score (id, matchid, squad, goals, points, time_type) values (457, 115, 1869, 4, 2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458">
            <text:p>458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58, 115, 1869, null, 0, 1);">
            <text:p>insert into game_score (id, matchid, squad, goals, points, time_type) values (458, 115, 1869, null, 0, 1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459">
            <text:p>459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59, 115, 1284, 0, 0, 2);">
            <text:p>insert into game_score (id, matchid, squad, goals, points, time_type) values (459, 115, 1284, 0, 0, 2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460">
            <text:p>460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60, 115, 1284, null, 0, 1);">
            <text:p>insert into game_score (id, matchid, squad, goals, points, time_type) values (460, 115, 1284, null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461">
            <text:p>461</text:p>
          </table:table-cell>
          <table:table-cell table:style-name="ce3" table:formula="of:=[.B112]+1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61, 116, 1268, 5, 2, 2);">
            <text:p>insert into game_score (id, matchid, squad, goals, points, time_type) values (461, 116, 1268, 5, 2, 2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462">
            <text:p>462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62, 116, 1268, null, 0, 1);">
            <text:p>insert into game_score (id, matchid, squad, goals, points, time_type) values (462, 116, 1268, null, 0, 1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463">
            <text:p>463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463, 116, 1664, 0, 0, 2);">
            <text:p>insert into game_score (id, matchid, squad, goals, points, time_type) values (463, 116, 1664, 0, 0, 2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464">
            <text:p>464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464, 116, 1664, null, 0, 1);">
            <text:p>insert into game_score (id, matchid, squad, goals, points, time_type) values (464, 116, 1664, null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465">
            <text:p>465</text:p>
          </table:table-cell>
          <table:table-cell table:style-name="ce4" table:formula="of:=[.B116]+1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465, 117, 1869, 10, 2, 2);">
            <text:p>insert into game_score (id, matchid, squad, goals, points, time_type) values (465, 117, 1869, 10, 2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466">
            <text:p>466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466, 117, 1869, null, 0, 1);">
            <text:p>insert into game_score (id, matchid, squad, goals, points, time_type) values (466, 117, 1869, null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467">
            <text:p>467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467, 117, 1664, 0, 0, 2);">
            <text:p>insert into game_score (id, matchid, squad, goals, points, time_type) values (467, 117, 1664, 0, 0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468">
            <text:p>468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468, 117, 1664, null, 0, 1);">
            <text:p>insert into game_score (id, matchid, squad, goals, points, time_type) values (468, 117, 1664, null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469">
            <text:p>469</text:p>
          </table:table-cell>
          <table:table-cell table:style-name="ce3" table:formula="of:=[.B120]+1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469, 118, 1268, 2, 2, 2);">
            <text:p>insert into game_score (id, matchid, squad, goals, points, time_type) values (469, 118, 1268, 2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470">
            <text:p>470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470, 118, 1268, null, 0, 1);">
            <text:p>insert into game_score (id, matchid, squad, goals, points, time_type) values (470, 118, 1268, null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471">
            <text:p>471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471, 118, 1284, 0, 0, 2);">
            <text:p>insert into game_score (id, matchid, squad, goals, points, time_type) values (471, 118, 1284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472">
            <text:p>472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472, 118, 1284, null, 0, 1);">
            <text:p>insert into game_score (id, matchid, squad, goals, points, time_type) values (472, 118, 1284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473">
            <text:p>473</text:p>
          </table:table-cell>
          <table:table-cell table:style-name="ce4" table:formula="of:=[.B124]+1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473, 119, 1869, 0, 0, 2);">
            <text:p>insert into game_score (id, matchid, squad, goals, points, time_type) values (473, 119, 1869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474">
            <text:p>474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474, 119, 1869, null, 0, 1);">
            <text:p>insert into game_score (id, matchid, squad, goals, points, time_type) values (474, 119, 1869, null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475">
            <text:p>475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475, 119, 1268, 1, 2, 2);">
            <text:p>insert into game_score (id, matchid, squad, goals, points, time_type) values (475, 119, 1268, 1, 2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476">
            <text:p>476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476, 119, 1268, null, 0, 1);">
            <text:p>insert into game_score (id, matchid, squad, goals, points, time_type) values (476, 119, 1268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477">
            <text:p>477</text:p>
          </table:table-cell>
          <table:table-cell table:style-name="ce3" table:formula="of:=[.B128]+1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477, 120, 1664, null, 0, 2);">
            <text:p>insert into game_score (id, matchid, squad, goals, points, time_type) values (477, 120, 1664, null, 0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478">
            <text:p>478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478, 120, 1664, null, 0, 1);">
            <text:p>insert into game_score (id, matchid, squad, goals, points, time_type) values (478, 120, 1664, null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479">
            <text:p>479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479, 120, 1284, null, 0, 2);">
            <text:p>insert into game_score (id, matchid, squad, goals, points, time_type) values (479, 120, 1284, null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480">
            <text:p>480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480, 120, 1284, null, 0, 1);">
            <text:p>insert into game_score (id, matchid, squad, goals, points, time_type) values (480, 120, 1284, null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481">
            <text:p>481</text:p>
          </table:table-cell>
          <table:table-cell table:style-name="ce4" table:formula="of:=[.B132]+1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481, 121, 590, 0, 1, 2);">
            <text:p>insert into game_score (id, matchid, squad, goals, points, time_type) values (481, 121, 590, 0, 1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482">
            <text:p>482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482, 121, 590, null, 0, 1);">
            <text:p>insert into game_score (id, matchid, squad, goals, points, time_type) values (482, 121, 590, null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483">
            <text:p>483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483, 121, 1767, 0, 1, 2);">
            <text:p>insert into game_score (id, matchid, squad, goals, points, time_type) values (483, 121, 1767, 0, 1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484">
            <text:p>484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484, 121, 1767, null, 0, 1);">
            <text:p>insert into game_score (id, matchid, squad, goals, points, time_type) values (484, 121, 1767, null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485">
            <text:p>485</text:p>
          </table:table-cell>
          <table:table-cell table:style-name="ce3" table:formula="of:=[.B136]+1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485, 122, 1758, 1, 1, 2);">
            <text:p>insert into game_score (id, matchid, squad, goals, points, time_type) values (485, 122, 1758, 1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486">
            <text:p>486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486, 122, 1758, null, 0, 1);">
            <text:p>insert into game_score (id, matchid, squad, goals, points, time_type) values (486, 122, 1758, null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487">
            <text:p>487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487, 122, 1767, 1, 1, 2);">
            <text:p>insert into game_score (id, matchid, squad, goals, points, time_type) values (487, 122, 1767, 1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488">
            <text:p>488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488, 122, 1767, null, 0, 1);">
            <text:p>insert into game_score (id, matchid, squad, goals, points, time_type) values (488, 122, 1767, null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489">
            <text:p>489</text:p>
          </table:table-cell>
          <table:table-cell table:style-name="ce4" table:formula="of:=[.B140]+1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489, 123, 1758, 0, 0, 2);">
            <text:p>insert into game_score (id, matchid, squad, goals, points, time_type) values (489, 123, 1758, 0, 0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490">
            <text:p>490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490, 123, 1758, null, 0, 1);">
            <text:p>insert into game_score (id, matchid, squad, goals, points, time_type) values (490, 123, 1758, null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491">
            <text:p>491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491, 123, 590, 2, 2, 2);">
            <text:p>insert into game_score (id, matchid, squad, goals, points, time_type) values (491, 123, 590, 2, 2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492">
            <text:p>492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492, 123, 590, null, 0, 1);">
            <text:p>insert into game_score (id, matchid, squad, goals, points, time_type) values (492, 123, 590, null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493">
            <text:p>493</text:p>
          </table:table-cell>
          <table:table-cell table:style-name="ce3" table:formula="of:=[.B144]+1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493, 124, 1264, 0, 0, 2);">
            <text:p>insert into game_score (id, matchid, squad, goals, points, time_type) values (493, 124, 1264, 0, 0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494">
            <text:p>494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494, 124, 1264, null, 0, 1);">
            <text:p>insert into game_score (id, matchid, squad, goals, points, time_type) values (494, 124, 1264, null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495">
            <text:p>495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495, 124, 53, 3, 2, 2);">
            <text:p>insert into game_score (id, matchid, squad, goals, points, time_type) values (495, 124, 53, 3, 2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496">
            <text:p>496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496, 124, 53, null, 0, 1);">
            <text:p>insert into game_score (id, matchid, squad, goals, points, time_type) values (496, 124, 53, null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497">
            <text:p>497</text:p>
          </table:table-cell>
          <table:table-cell table:style-name="ce4" table:formula="of:=[.B148]+1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497, 125, 53, 5, 2, 2);">
            <text:p>insert into game_score (id, matchid, squad, goals, points, time_type) values (497, 125, 53, 5, 2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498">
            <text:p>498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498, 125, 53, null, 0, 1);">
            <text:p>insert into game_score (id, matchid, squad, goals, points, time_type) values (498, 125, 53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499">
            <text:p>499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499, 125, 1264, 0, 0, 2);">
            <text:p>insert into game_score (id, matchid, squad, goals, points, time_type) values (499, 125, 1264, 0, 0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500">
            <text:p>500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500, 125, 1264, null, 0, 1);">
            <text:p>insert into game_score (id, matchid, squad, goals, points, time_type) values (500, 125, 1264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06]+1" office:value-type="float" office:value="21">
            <text:p>21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21, 1999, 'A', 1868);">
            <text:p>insert into group_stage (id, tournament, group_code, squad) values (21, 1999, 'A', 1868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22">
            <text:p>22</text:p>
          </table:table-cell>
          <table:table-cell table:formula="of:=[.B158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22, 1999, 'A', 596);">
            <text:p>insert into group_stage (id, tournament, group_code, squad) values (22, 1999, 'A', 596);</text:p>
          </table:table-cell>
          <table:table-cell table:number-columns-repeated="1017"/>
        </table:table-row>
        <table:table-row table:style-name="ro2">
          <table:table-cell table:formula="of:=[.A159]+1" office:value-type="float" office:value="23">
            <text:p>23</text:p>
          </table:table-cell>
          <table:table-cell table:formula="of:=[.B159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60] &amp; &quot;, &quot; &amp; [.B160] &amp; &quot;, '&quot; &amp; [.C160] &amp; &quot;', &quot; &amp; [.D160] &amp;  &quot;);&quot;" office:value-type="string" office:string-value="insert into group_stage (id, tournament, group_code, squad) values (23, 1999, 'A', 597);">
            <text:p>insert into group_stage (id, tournament, group_code, squad) values (23, 1999, 'A', 597);</text:p>
          </table:table-cell>
          <table:table-cell table:number-columns-repeated="1017"/>
        </table:table-row>
        <table:table-row table:style-name="ro2">
          <table:table-cell table:formula="of:=[.A160]+1" office:value-type="float" office:value="24">
            <text:p>24</text:p>
          </table:table-cell>
          <table:table-cell table:formula="of:=[.B160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61] &amp; &quot;, &quot; &amp; [.B161] &amp; &quot;, '&quot; &amp; [.C161] &amp; &quot;', &quot; &amp; [.D161] &amp;  &quot;);&quot;" office:value-type="string" office:string-value="insert into group_stage (id, tournament, group_code, squad) values (24, 1999, 'A', 1268);">
            <text:p>insert into group_stage (id, tournament, group_code, squad) values (24, 1999, 'A', 1268);</text:p>
          </table:table-cell>
          <table:table-cell table:number-columns-repeated="1017"/>
        </table:table-row>
        <table:table-row table:style-name="ro2">
          <table:table-cell table:formula="of:=[.A161]+1" office:value-type="float" office:value="25">
            <text:p>25</text:p>
          </table:table-cell>
          <table:table-cell table:formula="of:=[.B161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62] &amp; &quot;, &quot; &amp; [.B162] &amp; &quot;, '&quot; &amp; [.C162] &amp; &quot;', &quot; &amp; [.D162] &amp;  &quot;);&quot;" office:value-type="string" office:string-value="insert into group_stage (id, tournament, group_code, squad) values (25, 1999, 'B', 53);">
            <text:p>insert into group_stage (id, tournament, group_code, squad) values (25, 1999, 'B', 53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26">
            <text:p>26</text:p>
          </table:table-cell>
          <table:table-cell table:formula="of:=[.B162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63] &amp; &quot;, &quot; &amp; [.B163] &amp; &quot;, '&quot; &amp; [.C163] &amp; &quot;', &quot; &amp; [.D163] &amp;  &quot;);&quot;" office:value-type="string" office:string-value="insert into group_stage (id, tournament, group_code, squad) values (26, 1999, 'B', 1876);">
            <text:p>insert into group_stage (id, tournament, group_code, squad) values (26, 1999, 'B', 1876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27">
            <text:p>27</text:p>
          </table:table-cell>
          <table:table-cell table:formula="of:=[.B163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64] &amp; &quot;, &quot; &amp; [.B164] &amp; &quot;, '&quot; &amp; [.C164] &amp; &quot;', &quot; &amp; [.D164] &amp;  &quot;);&quot;" office:value-type="string" office:string-value="insert into group_stage (id, tournament, group_code, squad) values (27, 1999, 'B', 590);">
            <text:p>insert into group_stage (id, tournament, group_code, squad) values (27, 1999, 'B', 590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28">
            <text:p>28</text:p>
          </table:table-cell>
          <table:table-cell table:formula="of:=[.B164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65] &amp; &quot;, &quot; &amp; [.B165] &amp; &quot;, '&quot; &amp; [.C165] &amp; &quot;', &quot; &amp; [.D165] &amp;  &quot;);&quot;" office:value-type="string" office:string-value="insert into group_stage (id, tournament, group_code, squad) values (28, 1999, 'B', 1784);">
            <text:p>insert into group_stage (id, tournament, group_code, squad) values (28, 199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126">
            <text:p>126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126, '1992-06-17', 2, 1868);">
            <text:p>insert into game (matchid, matchdate, game_type, country) values (126, '1992-06-17', 2, 1868);</text:p>
          </table:table-cell>
          <table:table-cell table:number-columns-repeated="1017"/>
        </table:table-row>
        <table:table-row table:style-name="ro2">
          <table:table-cell table:formula="of:=+[.A168]+1" office:value-type="float" office:value="127">
            <text:p>127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127, '1992-06-17', 2, 1868);">
            <text:p>insert into game (matchid, matchdate, game_type, country) values (127, '1992-06-17', 2, 1868);</text:p>
          </table:table-cell>
          <table:table-cell table:number-columns-repeated="1017"/>
        </table:table-row>
        <table:table-row table:style-name="ro2">
          <table:table-cell table:formula="of:=+[.A169]+1" office:value-type="float" office:value="128">
            <text:p>128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70] &amp; &quot;, '&quot; &amp; [.B170] &amp; &quot;', &quot; &amp; [.C170] &amp; &quot;, &quot; &amp; [.D170] &amp;  &quot;);&quot;" office:value-type="string" office:string-value="insert into game (matchid, matchdate, game_type, country) values (128, '1992-06-19', 2, 1868);">
            <text:p>insert into game (matchid, matchdate, game_type, country) values (128, '1992-06-19', 2, 1868);</text:p>
          </table:table-cell>
          <table:table-cell table:number-columns-repeated="1017"/>
        </table:table-row>
        <table:table-row table:style-name="ro2">
          <table:table-cell table:formula="of:=+[.A170]+1" office:value-type="float" office:value="129">
            <text:p>129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71] &amp; &quot;, '&quot; &amp; [.B171] &amp; &quot;', &quot; &amp; [.C171] &amp; &quot;, &quot; &amp; [.D171] &amp;  &quot;);&quot;" office:value-type="string" office:string-value="insert into game (matchid, matchdate, game_type, country) values (129, '1992-06-19', 2, 1868);">
            <text:p>insert into game (matchid, matchdate, game_type, country) values (129, '1992-06-19', 2, 1868);</text:p>
          </table:table-cell>
          <table:table-cell table:number-columns-repeated="1017"/>
        </table:table-row>
        <table:table-row table:style-name="ro2">
          <table:table-cell table:formula="of:=+[.A171]+1" office:value-type="float" office:value="130">
            <text:p>130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72] &amp; &quot;, '&quot; &amp; [.B172] &amp; &quot;', &quot; &amp; [.C172] &amp; &quot;, &quot; &amp; [.D172] &amp;  &quot;);&quot;" office:value-type="string" office:string-value="insert into game (matchid, matchdate, game_type, country) values (130, '1992-06-21', 2, 1868);">
            <text:p>insert into game (matchid, matchdate, game_type, country) values (130, '1992-06-21', 2, 1868);</text:p>
          </table:table-cell>
          <table:table-cell table:number-columns-repeated="1017"/>
        </table:table-row>
        <table:table-row table:style-name="ro2">
          <table:table-cell table:formula="of:=+[.A172]+1" office:value-type="float" office:value="131">
            <text:p>131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73] &amp; &quot;, '&quot; &amp; [.B173] &amp; &quot;', &quot; &amp; [.C173] &amp; &quot;, &quot; &amp; [.D173] &amp;  &quot;);&quot;" office:value-type="string" office:string-value="insert into game (matchid, matchdate, game_type, country) values (131, '1992-06-21', 2, 1868);">
            <text:p>insert into game (matchid, matchdate, game_type, country) values (131, '1992-06-21', 2, 1868);</text:p>
          </table:table-cell>
          <table:table-cell table:number-columns-repeated="1017"/>
        </table:table-row>
        <table:table-row table:style-name="ro2">
          <table:table-cell table:formula="of:=+[.A173]+1" office:value-type="float" office:value="132">
            <text:p>132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6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74] &amp; &quot;, '&quot; &amp; [.B174] &amp; &quot;', &quot; &amp; [.C174] &amp; &quot;, &quot; &amp; [.D174] &amp;  &quot;);&quot;" office:value-type="string" office:string-value="insert into game (matchid, matchdate, game_type, country) values (132, '1992-06-17', 2, 1868);">
            <text:p>insert into game (matchid, matchdate, game_type, country) values (132, '1992-06-17', 2, 1868);</text:p>
          </table:table-cell>
          <table:table-cell table:number-columns-repeated="1017"/>
        </table:table-row>
        <table:table-row table:style-name="ro2">
          <table:table-cell table:formula="of:=+[.A174]+1" office:value-type="float" office:value="133">
            <text:p>133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7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5] &amp; &quot;, '&quot; &amp; [.B175] &amp; &quot;', &quot; &amp; [.C175] &amp; &quot;, &quot; &amp; [.D175] &amp;  &quot;);&quot;" office:value-type="string" office:string-value="insert into game (matchid, matchdate, game_type, country) values (133, '1992-06-17', 2, 1868);">
            <text:p>insert into game (matchid, matchdate, game_type, country) values (133, '1992-06-17', 2, 1868);</text:p>
          </table:table-cell>
          <table:table-cell table:number-columns-repeated="1017"/>
        </table:table-row>
        <table:table-row table:style-name="ro2">
          <table:table-cell table:formula="of:=+[.A175]+1" office:value-type="float" office:value="134">
            <text:p>134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76] &amp; &quot;, '&quot; &amp; [.B176] &amp; &quot;', &quot; &amp; [.C176] &amp; &quot;, &quot; &amp; [.D176] &amp;  &quot;);&quot;" office:value-type="string" office:string-value="insert into game (matchid, matchdate, game_type, country) values (134, '1992-06-19', 2, 1868);">
            <text:p>insert into game (matchid, matchdate, game_type, country) values (134, '1992-06-19', 2, 1868);</text:p>
          </table:table-cell>
          <table:table-cell table:number-columns-repeated="1017"/>
        </table:table-row>
        <table:table-row table:style-name="ro2">
          <table:table-cell table:formula="of:=+[.A176]+1" office:value-type="float" office:value="135">
            <text:p>135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7] &amp; &quot;, '&quot; &amp; [.B177] &amp; &quot;', &quot; &amp; [.C177] &amp; &quot;, &quot; &amp; [.D177] &amp;  &quot;);&quot;" office:value-type="string" office:string-value="insert into game (matchid, matchdate, game_type, country) values (135, '1992-06-19', 2, 1868);">
            <text:p>insert into game (matchid, matchdate, game_type, country) values (135, '1992-06-19', 2, 1868);</text:p>
          </table:table-cell>
          <table:table-cell table:number-columns-repeated="1017"/>
        </table:table-row>
        <table:table-row table:style-name="ro2">
          <table:table-cell table:formula="of:=+[.A177]+1" office:value-type="float" office:value="136">
            <text:p>136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formula="of:=+[.C17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78] &amp; &quot;, '&quot; &amp; [.B178] &amp; &quot;', &quot; &amp; [.C178] &amp; &quot;, &quot; &amp; [.D178] &amp;  &quot;);&quot;" office:value-type="string" office:string-value="insert into game (matchid, matchdate, game_type, country) values (136, '1992-06-21', 2, 1868);">
            <text:p>insert into game (matchid, matchdate, game_type, country) values (136, '1992-06-21', 2, 1868);</text:p>
          </table:table-cell>
          <table:table-cell table:number-columns-repeated="1017"/>
        </table:table-row>
        <table:table-row table:style-name="ro2">
          <table:table-cell table:formula="of:=+[.A178]+1" office:value-type="float" office:value="137">
            <text:p>137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79] &amp; &quot;, '&quot; &amp; [.B179] &amp; &quot;', &quot; &amp; [.C182] &amp; &quot;, &quot; &amp; [.D179] &amp;  &quot;);&quot;" office:value-type="string" office:string-value="insert into game (matchid, matchdate, game_type, country) values (137, '1992-06-21', 5, 1868);">
            <text:p>insert into game (matchid, matchdate, game_type, country) values (137, '1992-06-21', 5, 1868);</text:p>
          </table:table-cell>
          <table:table-cell table:number-columns-repeated="1017"/>
        </table:table-row>
        <table:table-row table:style-name="ro2">
          <table:table-cell table:formula="of:=+[.A179]+1" office:value-type="float" office:value="138">
            <text:p>138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80] &amp; &quot;, '&quot; &amp; [.B180] &amp; &quot;', &quot; &amp; [.C183] &amp; &quot;, &quot; &amp; [.D180] &amp;  &quot;);&quot;" office:value-type="string" office:string-value="insert into game (matchid, matchdate, game_type, country) values (138, '1992-06-24', 6, 1868);">
            <text:p>insert into game (matchid, matchdate, game_type, country) values (138, '1992-06-24', 6, 1868);</text:p>
          </table:table-cell>
          <table:table-cell table:number-columns-repeated="1017"/>
        </table:table-row>
        <table:table-row table:style-name="ro2">
          <table:table-cell table:formula="of:=+[.A180]+1" office:value-type="float" office:value="139">
            <text:p>139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81] &amp; &quot;, '&quot; &amp; [.B181] &amp; &quot;', &quot; &amp; [.C184] &amp; &quot;, &quot; &amp; [.D181] &amp;  &quot;);&quot;" office:value-type="string" office:string-value="insert into game (matchid, matchdate, game_type, country) values (139, '1992-06-24', , 1868);">
            <text:p>insert into game (matchid, matchdate, game_type, country) values (139, '1992-06-24', , 1868);</text:p>
          </table:table-cell>
          <table:table-cell table:number-columns-repeated="1017"/>
        </table:table-row>
        <table:table-row table:style-name="ro2">
          <table:table-cell table:formula="of:=+[.A181]+1" office:value-type="float" office:value="140">
            <text:p>140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82] &amp; &quot;, '&quot; &amp; [.B182] &amp; &quot;', &quot; &amp; [.C185] &amp; &quot;, &quot; &amp; [.D182] &amp;  &quot;);&quot;" office:value-type="string" office:string-value="insert into game (matchid, matchdate, game_type, country) values (140, '1992-06-27', squad, 1868);">
            <text:p>insert into game (matchid, matchdate, game_type, country) values (140, '1992-06-27', squad, 1868);</text:p>
          </table:table-cell>
          <table:table-cell table:number-columns-repeated="1017"/>
        </table:table-row>
        <table:table-row table:style-name="ro2">
          <table:table-cell table:formula="of:=+[.A182]+1" office:value-type="float" office:value="141">
            <text:p>141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83] &amp; &quot;, '&quot; &amp; [.B183] &amp; &quot;', &quot; &amp; [.C186] &amp; &quot;, &quot; &amp; [.D183] &amp;  &quot;);&quot;" office:value-type="string" office:string-value="insert into game (matchid, matchdate, game_type, country) values (141, '1992-06-27', 597, 1868);">
            <text:p>insert into game (matchid, matchdate, game_type, country) values (141, '1992-06-27', 597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501">
            <text:p>501</text:p>
          </table:table-cell>
          <table:table-cell table:style-name="ce3" table:formula="of:=[.A168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501, 126, 597, 1, 1, 2);">
            <text:p>insert into game_score (id, matchid, squad, goals, points, time_type) values (501, 126, 597, 1, 1, 2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502">
            <text:p>502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502, 126, 597, null, 0, 1);">
            <text:p>insert into game_score (id, matchid, squad, goals, points, time_type) values (502, 126, 597, null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503">
            <text:p>503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503, 126, 1268, 1, 1, 2);">
            <text:p>insert into game_score (id, matchid, squad, goals, points, time_type) values (503, 126, 1268, 1, 1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504">
            <text:p>504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504, 126, 1268, null, 0, 1);">
            <text:p>insert into game_score (id, matchid, squad, goals, points, time_type) values (504, 126, 1268, null, 0, 1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505">
            <text:p>505</text:p>
          </table:table-cell>
          <table:table-cell table:style-name="ce4" table:formula="of:=[.B186]+1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505, 127, 1868, 2, 2, 2);">
            <text:p>insert into game_score (id, matchid, squad, goals, points, time_type) values (505, 127, 1868, 2, 2, 2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506">
            <text:p>506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506, 127, 1868, null, 0, 1);">
            <text:p>insert into game_score (id, matchid, squad, goals, points, time_type) values (506, 127, 1868, null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507">
            <text:p>507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507, 127, 596, 1, 0, 2);">
            <text:p>insert into game_score (id, matchid, squad, goals, points, time_type) values (507, 127, 596, 1, 0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508">
            <text:p>508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508, 127, 596, null, 0, 1);">
            <text:p>insert into game_score (id, matchid, squad, goals, points, time_type) values (508, 127, 596, null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509">
            <text:p>509</text:p>
          </table:table-cell>
          <table:table-cell table:style-name="ce3" table:formula="of:=[.B190]+1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509, 128, 596, 4, 2, 2);">
            <text:p>insert into game_score (id, matchid, squad, goals, points, time_type) values (509, 128, 596, 4, 2, 2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510">
            <text:p>510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510, 128, 596, null, 0, 1);">
            <text:p>insert into game_score (id, matchid, squad, goals, points, time_type) values (510, 128, 596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511">
            <text:p>511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511, 128, 1268, 1, 0, 2);">
            <text:p>insert into game_score (id, matchid, squad, goals, points, time_type) values (511, 128, 1268, 1, 0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512">
            <text:p>512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512, 128, 1268, null, 0, 1);">
            <text:p>insert into game_score (id, matchid, squad, goals, points, time_type) values (512, 128, 1268, null, 0, 1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513">
            <text:p>513</text:p>
          </table:table-cell>
          <table:table-cell table:style-name="ce4" table:formula="of:=[.B194]+1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513, 129, 1868, 1, 2, 2);">
            <text:p>insert into game_score (id, matchid, squad, goals, points, time_type) values (513, 129, 1868, 1, 2, 2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514">
            <text:p>514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514, 129, 1868, null, 0, 1);">
            <text:p>insert into game_score (id, matchid, squad, goals, points, time_type) values (514, 129, 1868, null, 0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515">
            <text:p>515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515, 129, 597, 0, 0, 2);">
            <text:p>insert into game_score (id, matchid, squad, goals, points, time_type) values (515, 129, 597, 0, 0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516">
            <text:p>516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516, 129, 597, null, 0, 1);">
            <text:p>insert into game_score (id, matchid, squad, goals, points, time_type) values (516, 129, 597, null, 0, 1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517">
            <text:p>517</text:p>
          </table:table-cell>
          <table:table-cell table:style-name="ce3" table:formula="of:=[.B198]+1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517, 130, 596, 4, 2, 2);">
            <text:p>insert into game_score (id, matchid, squad, goals, points, time_type) values (517, 130, 596, 4, 2, 2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518">
            <text:p>518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518, 130, 596, null, 0, 1);">
            <text:p>insert into game_score (id, matchid, squad, goals, points, time_type) values (518, 130, 596, null, 0, 1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519">
            <text:p>519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519, 130, 597, 1, 0, 2);">
            <text:p>insert into game_score (id, matchid, squad, goals, points, time_type) values (519, 130, 597, 1, 0, 2);</text:p>
          </table:table-cell>
          <table:table-cell table:number-columns-repeated="1017"/>
        </table:table-row>
        <table:table-row table:style-name="ro2">
          <table:table-cell table:style-name="ce3" table:formula="of:=[.A204]+1" office:value-type="float" office:value="520">
            <text:p>520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520, 130, 597, null, 0, 1);">
            <text:p>insert into game_score (id, matchid, squad, goals, points, time_type) values (520, 130, 597, null, 0, 1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521">
            <text:p>521</text:p>
          </table:table-cell>
          <table:table-cell table:style-name="ce4" table:formula="of:=[.B202]+1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521, 131, 1868, 7, 2, 2);">
            <text:p>insert into game_score (id, matchid, squad, goals, points, time_type) values (521, 131, 1868, 7, 2, 2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522">
            <text:p>522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522, 131, 1868, null, 0, 1);">
            <text:p>insert into game_score (id, matchid, squad, goals, points, time_type) values (522, 131, 1868, null, 0, 1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523">
            <text:p>523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523, 131, 1268, 0, 0, 2);">
            <text:p>insert into game_score (id, matchid, squad, goals, points, time_type) values (523, 131, 1268, 0, 0, 2);</text:p>
          </table:table-cell>
          <table:table-cell table:number-columns-repeated="1017"/>
        </table:table-row>
        <table:table-row table:style-name="ro2">
          <table:table-cell table:style-name="ce4" table:formula="of:=[.A208]+1" office:value-type="float" office:value="524">
            <text:p>524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524, 131, 1268, null, 0, 1);">
            <text:p>insert into game_score (id, matchid, squad, goals, points, time_type) values (524, 131, 1268, null, 0, 1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525">
            <text:p>525</text:p>
          </table:table-cell>
          <table:table-cell table:style-name="ce3" table:formula="of:=[.B206]+1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525, 132, 590, 1, 2, 2);">
            <text:p>insert into game_score (id, matchid, squad, goals, points, time_type) values (525, 132, 590, 1, 2, 2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526">
            <text:p>526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526, 132, 590, null, 0, 1);">
            <text:p>insert into game_score (id, matchid, squad, goals, points, time_type) values (526, 132, 590, null, 0, 1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527">
            <text:p>527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527, 132, 1784, 0, 0, 2);">
            <text:p>insert into game_score (id, matchid, squad, goals, points, time_type) values (527, 132, 1784, 0, 0, 2);</text:p>
          </table:table-cell>
          <table:table-cell table:number-columns-repeated="1017"/>
        </table:table-row>
        <table:table-row table:style-name="ro2">
          <table:table-cell table:style-name="ce3" table:formula="of:=[.A212]+1" office:value-type="float" office:value="528">
            <text:p>528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528, 132, 1784, null, 0, 1);">
            <text:p>insert into game_score (id, matchid, squad, goals, points, time_type) values (528, 132, 1784, null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529">
            <text:p>529</text:p>
          </table:table-cell>
          <table:table-cell table:style-name="ce4" table:formula="of:=[.B210]+1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529, 133, 1876, 0, 1, 2);">
            <text:p>insert into game_score (id, matchid, squad, goals, points, time_type) values (529, 133, 1876, 0, 1, 2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530">
            <text:p>530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530, 133, 1876, null, 0, 1);">
            <text:p>insert into game_score (id, matchid, squad, goals, points, time_type) values (530, 133, 1876, null, 0, 1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531">
            <text:p>531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531, 133, 53, 0, 1, 2);">
            <text:p>insert into game_score (id, matchid, squad, goals, points, time_type) values (531, 133, 53, 0, 1, 2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532">
            <text:p>532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532, 133, 53, null, 0, 1);">
            <text:p>insert into game_score (id, matchid, squad, goals, points, time_type) values (532, 133, 53, null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533">
            <text:p>533</text:p>
          </table:table-cell>
          <table:table-cell table:style-name="ce3" table:formula="of:=[.B214]+1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533, 134, 53, 1, 2, 2);">
            <text:p>insert into game_score (id, matchid, squad, goals, points, time_type) values (533, 134, 53, 1, 2, 2);</text:p>
          </table:table-cell>
          <table:table-cell table:number-columns-repeated="1017"/>
        </table:table-row>
        <table:table-row table:style-name="ro2">
          <table:table-cell table:style-name="ce3" table:formula="of:=[.A218]+1" office:value-type="float" office:value="534">
            <text:p>534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534, 134, 53, null, 0, 1);">
            <text:p>insert into game_score (id, matchid, squad, goals, points, time_type) values (534, 134, 53, null, 0, 1);</text:p>
          </table:table-cell>
          <table:table-cell table:number-columns-repeated="1017"/>
        </table:table-row>
        <table:table-row table:style-name="ro2">
          <table:table-cell table:style-name="ce3" table:formula="of:=[.A219]+1" office:value-type="float" office:value="535">
            <text:p>535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535, 134, 1764, 0, 0, 2);">
            <text:p>insert into game_score (id, matchid, squad, goals, points, time_type) values (535, 134, 1764, 0, 0, 2);</text:p>
          </table:table-cell>
          <table:table-cell table:number-columns-repeated="1017"/>
        </table:table-row>
        <table:table-row table:style-name="ro2">
          <table:table-cell table:style-name="ce3" table:formula="of:=[.A220]+1" office:value-type="float" office:value="536">
            <text:p>536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536, 134, 1764, null, 0, 1);">
            <text:p>insert into game_score (id, matchid, squad, goals, points, time_type) values (536, 134, 1764, null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537">
            <text:p>537</text:p>
          </table:table-cell>
          <table:table-cell table:style-name="ce4" table:formula="of:=[.B218]+1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537, 135, 1876, 1, 2, 2);">
            <text:p>insert into game_score (id, matchid, squad, goals, points, time_type) values (537, 135, 1876, 1, 2, 2);</text:p>
          </table:table-cell>
          <table:table-cell table:number-columns-repeated="1017"/>
        </table:table-row>
        <table:table-row table:style-name="ro2">
          <table:table-cell table:style-name="ce4" table:formula="of:=[.A222]+1" office:value-type="float" office:value="538">
            <text:p>538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538, 135, 1876, null, 0, 1);">
            <text:p>insert into game_score (id, matchid, squad, goals, points, time_type) values (538, 135, 1876, null, 0, 1);</text:p>
          </table:table-cell>
          <table:table-cell table:number-columns-repeated="1017"/>
        </table:table-row>
        <table:table-row table:style-name="ro2">
          <table:table-cell table:style-name="ce4" table:formula="of:=[.A223]+1" office:value-type="float" office:value="539">
            <text:p>539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539, 135, 590, 0, 0, 2);">
            <text:p>insert into game_score (id, matchid, squad, goals, points, time_type) values (539, 135, 590, 0, 0, 2);</text:p>
          </table:table-cell>
          <table:table-cell table:number-columns-repeated="1017"/>
        </table:table-row>
        <table:table-row table:style-name="ro2">
          <table:table-cell table:style-name="ce4" table:formula="of:=[.A224]+1" office:value-type="float" office:value="540">
            <text:p>540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540, 135, 590, null, 0, 1);">
            <text:p>insert into game_score (id, matchid, squad, goals, points, time_type) values (540, 135, 590, null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541">
            <text:p>541</text:p>
          </table:table-cell>
          <table:table-cell table:style-name="ce3" table:formula="of:=[.B222]+1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541, 136, 53, 2, 2, 2);">
            <text:p>insert into game_score (id, matchid, squad, goals, points, time_type) values (541, 136, 53, 2, 2, 2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542">
            <text:p>542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542, 136, 53, null, 0, 1);">
            <text:p>insert into game_score (id, matchid, squad, goals, points, time_type) values (542, 136, 53, null, 0, 1);</text:p>
          </table:table-cell>
          <table:table-cell table:number-columns-repeated="1017"/>
        </table:table-row>
        <table:table-row table:style-name="ro2">
          <table:table-cell table:style-name="ce3" table:formula="of:=[.A227]+1" office:value-type="float" office:value="543">
            <text:p>543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543, 136, 590, 0, 0, 2);">
            <text:p>insert into game_score (id, matchid, squad, goals, points, time_type) values (543, 136, 590, 0, 0, 2);</text:p>
          </table:table-cell>
          <table:table-cell table:number-columns-repeated="1017"/>
        </table:table-row>
        <table:table-row table:style-name="ro2">
          <table:table-cell table:style-name="ce3" table:formula="of:=[.A228]+1" office:value-type="float" office:value="544">
            <text:p>544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544, 136, 590, null, 0, 1);">
            <text:p>insert into game_score (id, matchid, squad, goals, points, time_type) values (544, 136, 590, null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545">
            <text:p>545</text:p>
          </table:table-cell>
          <table:table-cell table:style-name="ce4" table:formula="of:=[.B226]+1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545, 137, 1876, 2, 2, 2);">
            <text:p>insert into game_score (id, matchid, squad, goals, points, time_type) values (545, 137, 1876, 2, 2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546">
            <text:p>546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546, 137, 1876, null, 0, 1);">
            <text:p>insert into game_score (id, matchid, squad, goals, points, time_type) values (546, 137, 1876, null, 0, 1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547">
            <text:p>547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547, 137, 1764, 0, 0, 2);">
            <text:p>insert into game_score (id, matchid, squad, goals, points, time_type) values (547, 137, 1764, 0, 0, 2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548">
            <text:p>548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548, 137, 1764, null, 0, 1);">
            <text:p>insert into game_score (id, matchid, squad, goals, points, time_type) values (548, 137, 1764, null, 0, 1);</text:p>
          </table:table-cell>
          <table:table-cell table:number-columns-repeated="1017"/>
        </table:table-row>
        <table:table-row table:style-name="ro2">
          <table:table-cell table:style-name="ce3" table:formula="of:=[.A233]+1" office:value-type="float" office:value="549">
            <text:p>549</text:p>
          </table:table-cell>
          <table:table-cell table:style-name="ce3" table:formula="of:=[.B230]+1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549, 138, 1876, 1, 2, 2);">
            <text:p>insert into game_score (id, matchid, squad, goals, points, time_type) values (549, 138, 1876, 1, 2, 2);</text:p>
          </table:table-cell>
          <table:table-cell table:number-columns-repeated="1017"/>
        </table:table-row>
        <table:table-row table:style-name="ro2">
          <table:table-cell table:style-name="ce3" table:formula="of:=[.A234]+1" office:value-type="float" office:value="550">
            <text:p>550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550, 138, 1876, null, 0, 1);">
            <text:p>insert into game_score (id, matchid, squad, goals, points, time_type) values (550, 138, 1876, null, 0, 1);</text:p>
          </table:table-cell>
          <table:table-cell table:number-columns-repeated="1017"/>
        </table:table-row>
        <table:table-row table:style-name="ro2">
          <table:table-cell table:style-name="ce3" table:formula="of:=[.A235]+1" office:value-type="float" office:value="551">
            <text:p>551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551, 138, 596, 0, 0, 2);">
            <text:p>insert into game_score (id, matchid, squad, goals, points, time_type) values (551, 138, 596, 0, 0, 2);</text:p>
          </table:table-cell>
          <table:table-cell table:number-columns-repeated="1017"/>
        </table:table-row>
        <table:table-row table:style-name="ro2">
          <table:table-cell table:style-name="ce3" table:formula="of:=[.A236]+1" office:value-type="float" office:value="552">
            <text:p>552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552, 138, 596, null, 0, 1);">
            <text:p>insert into game_score (id, matchid, squad, goals, points, time_type) values (552, 138, 596, null, 0, 1);</text:p>
          </table:table-cell>
          <table:table-cell table:number-columns-repeated="1017"/>
        </table:table-row>
        <table:table-row table:style-name="ro2">
          <table:table-cell table:style-name="ce4" table:formula="of:=[.A237]+1" office:value-type="float" office:value="553">
            <text:p>553</text:p>
          </table:table-cell>
          <table:table-cell table:style-name="ce4" table:formula="of:=[.B234]+1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553, 139, 1868, 1, 2, 2);">
            <text:p>insert into game_score (id, matchid, squad, goals, points, time_type) values (553, 139, 1868, 1, 2, 2);</text:p>
          </table:table-cell>
          <table:table-cell table:number-columns-repeated="1017"/>
        </table:table-row>
        <table:table-row table:style-name="ro2">
          <table:table-cell table:style-name="ce4" table:formula="of:=[.A238]+1" office:value-type="float" office:value="554">
            <text:p>554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554, 139, 1868, null, 0, 1);">
            <text:p>insert into game_score (id, matchid, squad, goals, points, time_type) values (554, 139, 1868, null, 0, 1);</text:p>
          </table:table-cell>
          <table:table-cell table:number-columns-repeated="1017"/>
        </table:table-row>
        <table:table-row table:style-name="ro2">
          <table:table-cell table:style-name="ce4" table:formula="of:=[.A239]+1" office:value-type="float" office:value="555">
            <text:p>555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555, 139, 53, 0, 0, 2);">
            <text:p>insert into game_score (id, matchid, squad, goals, points, time_type) values (555, 139, 53, 0, 0, 2);</text:p>
          </table:table-cell>
          <table:table-cell table:number-columns-repeated="1017"/>
        </table:table-row>
        <table:table-row table:style-name="ro2">
          <table:table-cell table:style-name="ce4" table:formula="of:=[.A240]+1" office:value-type="float" office:value="556">
            <text:p>556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556, 139, 53, null, 0, 1);">
            <text:p>insert into game_score (id, matchid, squad, goals, points, time_type) values (556, 139, 53, null, 0, 1);</text:p>
          </table:table-cell>
          <table:table-cell table:number-columns-repeated="1017"/>
        </table:table-row>
        <table:table-row table:style-name="ro2">
          <table:table-cell table:style-name="ce3" table:formula="of:=[.A241]+1" office:value-type="float" office:value="557">
            <text:p>557</text:p>
          </table:table-cell>
          <table:table-cell table:style-name="ce3" table:formula="of:=[.B238]+1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557, 140, 596, null, 0, 2);">
            <text:p>insert into game_score (id, matchid, squad, goals, points, time_type) values (557, 140, 596, null, 0, 2);</text:p>
          </table:table-cell>
          <table:table-cell table:number-columns-repeated="1017"/>
        </table:table-row>
        <table:table-row table:style-name="ro2">
          <table:table-cell table:style-name="ce3" table:formula="of:=[.A242]+1" office:value-type="float" office:value="558">
            <text:p>558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558, 140, 596, null, 0, 1);">
            <text:p>insert into game_score (id, matchid, squad, goals, points, time_type) values (558, 140, 596, null, 0, 1);</text:p>
          </table:table-cell>
          <table:table-cell table:number-columns-repeated="1017"/>
        </table:table-row>
        <table:table-row table:style-name="ro2">
          <table:table-cell table:style-name="ce3" table:formula="of:=[.A243]+1" office:value-type="float" office:value="559">
            <text:p>559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559, 140, 53, null, 0, 2);">
            <text:p>insert into game_score (id, matchid, squad, goals, points, time_type) values (559, 140, 53, null, 0, 2);</text:p>
          </table:table-cell>
          <table:table-cell table:number-columns-repeated="1017"/>
        </table:table-row>
        <table:table-row table:style-name="ro2">
          <table:table-cell table:style-name="ce3" table:formula="of:=[.A244]+1" office:value-type="float" office:value="560">
            <text:p>560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560, 140, 53, null, 0, 1);">
            <text:p>insert into game_score (id, matchid, squad, goals, points, time_type) values (560, 140, 53, null, 0, 1);</text:p>
          </table:table-cell>
          <table:table-cell table:number-columns-repeated="1017"/>
        </table:table-row>
        <table:table-row table:style-name="ro2">
          <table:table-cell table:style-name="ce3" table:formula="of:=[.A245]+1" office:value-type="float" office:value="561">
            <text:p>561</text:p>
          </table:table-cell>
          <table:table-cell table:style-name="ce3" table:formula="of:=[.B243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561, 140, 596, 1, 1, 4);">
            <text:p>insert into game_score (id, matchid, squad, goals, points, time_type) values (561, 140, 596, 1, 1, 4);</text:p>
          </table:table-cell>
          <table:table-cell table:number-columns-repeated="1017"/>
        </table:table-row>
        <table:table-row table:style-name="ro2">
          <table:table-cell table:style-name="ce3" table:formula="of:=[.A246]+1" office:value-type="float" office:value="562">
            <text:p>562</text:p>
          </table:table-cell>
          <table:table-cell table:style-name="ce3" table:formula="of:=[.B244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562, 140, 596, null, 0, 3);">
            <text:p>insert into game_score (id, matchid, squad, goals, points, time_type) values (562, 140, 596, null, 0, 3);</text:p>
          </table:table-cell>
          <table:table-cell table:number-columns-repeated="1017"/>
        </table:table-row>
        <table:table-row table:style-name="ro2">
          <table:table-cell table:style-name="ce3" table:formula="of:=[.A247]+1" office:value-type="float" office:value="563">
            <text:p>563</text:p>
          </table:table-cell>
          <table:table-cell table:style-name="ce3" table:formula="of:=[.B245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563, 140, 53, 1, 1, 4);">
            <text:p>insert into game_score (id, matchid, squad, goals, points, time_type) values (563, 140, 53, 1, 1, 4);</text:p>
          </table:table-cell>
          <table:table-cell table:number-columns-repeated="1017"/>
        </table:table-row>
        <table:table-row table:style-name="ro2">
          <table:table-cell table:style-name="ce3" table:formula="of:=[.A248]+1" office:value-type="float" office:value="564">
            <text:p>564</text:p>
          </table:table-cell>
          <table:table-cell table:style-name="ce3" table:formula="of:=[.B246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564, 140, 53, null, 0, 3);">
            <text:p>insert into game_score (id, matchid, squad, goals, points, time_type) values (564, 140, 53, null, 0, 3);</text:p>
          </table:table-cell>
          <table:table-cell table:number-columns-repeated="1017"/>
        </table:table-row>
        <table:table-row table:style-name="ro2">
          <table:table-cell table:style-name="ce3" table:formula="of:=[.A249]+1" office:value-type="float" office:value="565">
            <text:p>565</text:p>
          </table:table-cell>
          <table:table-cell table:style-name="ce3" table:formula="of:=[.B247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565, 140, 596, 5, 0, 7);">
            <text:p>insert into game_score (id, matchid, squad, goals, points, time_type) values (565, 140, 596, 5, 0, 7);</text:p>
          </table:table-cell>
          <table:table-cell table:number-columns-repeated="1017"/>
        </table:table-row>
        <table:table-row table:style-name="ro2">
          <table:table-cell table:style-name="ce3" table:formula="of:=[.A250]+1" office:value-type="float" office:value="566">
            <text:p>566</text:p>
          </table:table-cell>
          <table:table-cell table:style-name="ce3" table:formula="of:=[.B248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566, 140, 53, 3, 0, 7);">
            <text:p>insert into game_score (id, matchid, squad, goals, points, time_type) values (566, 140, 53, 3, 0, 7);</text:p>
          </table:table-cell>
          <table:table-cell table:number-columns-repeated="1017"/>
        </table:table-row>
        <table:table-row table:style-name="ro2">
          <table:table-cell table:style-name="ce4" table:formula="of:=[.A251]+1" office:value-type="float" office:value="567">
            <text:p>567</text:p>
          </table:table-cell>
          <table:table-cell table:style-name="ce4" table:formula="of:=[.B242]+1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567, 141, 1868, 3, 2, 2);">
            <text:p>insert into game_score (id, matchid, squad, goals, points, time_type) values (567, 141, 1868, 3, 2, 2);</text:p>
          </table:table-cell>
          <table:table-cell table:number-columns-repeated="1017"/>
        </table:table-row>
        <table:table-row table:style-name="ro2">
          <table:table-cell table:style-name="ce4" table:formula="of:=[.A252]+1" office:value-type="float" office:value="568">
            <text:p>568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568, 141, 1868, 2, 0, 1);">
            <text:p>insert into game_score (id, matchid, squad, goals, points, time_type) values (568, 141, 1868, 2, 0, 1);</text:p>
          </table:table-cell>
          <table:table-cell table:number-columns-repeated="1017"/>
        </table:table-row>
        <table:table-row table:style-name="ro2">
          <table:table-cell table:style-name="ce4" table:formula="of:=[.A253]+1" office:value-type="float" office:value="569">
            <text:p>569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569, 141, 1876, 1, 0, 2);">
            <text:p>insert into game_score (id, matchid, squad, goals, points, time_type) values (569, 141, 1876, 1, 0, 2);</text:p>
          </table:table-cell>
          <table:table-cell table:number-columns-repeated="1017"/>
        </table:table-row>
        <table:table-row table:style-name="ro2">
          <table:table-cell table:style-name="ce4" table:formula="of:=[.A254]+1" office:value-type="float" office:value="570">
            <text:p>570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570, 141, 1876, 0, 0, 1);">
            <text:p>insert into game_score (id, matchid, squad, goals, points, time_type) values (570, 141, 1876, 0, 0, 1);</text:p>
          </table:table-cell>
          <table:table-cell table:number-columns-repeated="1017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2_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17]+1" office:value-type="float" office:value="64">
            <text:p>64</text:p>
          </table:table-cell>
          <table:table-cell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64, 1992, '1', );">
            <text:p>insert into qualifying_group_stage (id, tournament, group_code, squad) values (64, 1992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65">
            <text:p>65</text:p>
          </table:table-cell>
          <table:table-cell table:formula="of:=[.B2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65, 1992, '1', );">
            <text:p>insert into qualifying_group_stage (id, tournament, group_code, squad) values (65, 1992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66">
            <text:p>66</text:p>
          </table:table-cell>
          <table:table-cell table:formula="of:=[.B3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66, 1992, '1', );">
            <text:p>insert into qualifying_group_stage (id, tournament, group_code, squad) values (66, 1992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67">
            <text:p>67</text:p>
          </table:table-cell>
          <table:table-cell table:formula="of:=[.B4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67, 1992, '1', );">
            <text:p>insert into qualifying_group_stage (id, tournament, group_code, squad) values (67, 1992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68">
            <text:p>68</text:p>
          </table:table-cell>
          <table:table-cell table:formula="of:=[.B5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68, 1992, '2', );">
            <text:p>insert into qualifying_group_stage (id, tournament, group_code, squad) values (68, 1992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9">
            <text:p>69</text:p>
          </table:table-cell>
          <table:table-cell table:formula="of:=[.B6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69, 1992, '2', );">
            <text:p>insert into qualifying_group_stage (id, tournament, group_code, squad) values (69, 1992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0">
            <text:p>70</text:p>
          </table:table-cell>
          <table:table-cell table:formula="of:=[.B7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70, 1992, '3', );">
            <text:p>insert into qualifying_group_stage (id, tournament, group_code, squad) values (70, 1992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71">
            <text:p>71</text:p>
          </table:table-cell>
          <table:table-cell table:formula="of:=[.B8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71, 1992, '3', );">
            <text:p>insert into qualifying_group_stage (id, tournament, group_code, squad) values (71, 1992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72">
            <text:p>72</text:p>
          </table:table-cell>
          <table:table-cell table:formula="of:=[.B9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72, 1992, '3', );">
            <text:p>insert into qualifying_group_stage (id, tournament, group_code, squad) values (72, 1992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73">
            <text:p>73</text:p>
          </table:table-cell>
          <table:table-cell table:formula="of:=[.B10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73, 1992, '3', );">
            <text:p>insert into qualifying_group_stage (id, tournament, group_code, squad) values (73, 1992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4">
            <text:p>74</text:p>
          </table:table-cell>
          <table:table-cell table:formula="of:=[.B11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74, 1992, '4', );">
            <text:p>insert into qualifying_group_stage (id, tournament, group_code, squad) values (74, 1992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5">
            <text:p>75</text:p>
          </table:table-cell>
          <table:table-cell table:formula="of:=[.B12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75, 1992, '4', );">
            <text:p>insert into qualifying_group_stage (id, tournament, group_code, squad) values (75, 1992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76">
            <text:p>76</text:p>
          </table:table-cell>
          <table:table-cell table:formula="of:=[.B13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76, 1992, '4', );">
            <text:p>insert into qualifying_group_stage (id, tournament, group_code, squad) values (76, 1992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77">
            <text:p>77</text:p>
          </table:table-cell>
          <table:table-cell table:formula="of:=[.B14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77, 1992, '4', );">
            <text:p>insert into qualifying_group_stage (id, tournament, group_code, squad) values (77, 1992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78">
            <text:p>78</text:p>
          </table:table-cell>
          <table:table-cell table:formula="of:=[.B15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78, 1992, '4', );">
            <text:p>insert into qualifying_group_stage (id, tournament, group_code, squad) values (78, 1992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79">
            <text:p>79</text:p>
          </table:table-cell>
          <table:table-cell table:formula="of:=[.B16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79, 1992, '5', );">
            <text:p>insert into qualifying_group_stage (id, tournament, group_code, squad) values (79, 1992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0">
            <text:p>80</text:p>
          </table:table-cell>
          <table:table-cell table:formula="of:=[.B17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80, 1992, '5', );">
            <text:p>insert into qualifying_group_stage (id, tournament, group_code, squad) values (80, 1992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1">
            <text:p>81</text:p>
          </table:table-cell>
          <table:table-cell table:formula="of:=[.B18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81, 1992, '5', );">
            <text:p>insert into qualifying_group_stage (id, tournament, group_code, squad) values (81, 1992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2">
            <text:p>82</text:p>
          </table:table-cell>
          <table:table-cell table:formula="of:=[.B19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82, 1992, '6', );">
            <text:p>insert into qualifying_group_stage (id, tournament, group_code, squad) values (82, 1992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3">
            <text:p>83</text:p>
          </table:table-cell>
          <table:table-cell table:formula="of:=[.B20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83, 1992, '6', );">
            <text:p>insert into qualifying_group_stage (id, tournament, group_code, squad) values (83, 1992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2'.A121]+1" office:value-type="float" office:value="467">
            <text:p>46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67, '1992-??-??', 1, 1246);">
            <text:p>insert into game (matchid, matchdate, game_type, country) values (467, '1992-??-??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68">
            <text:p>46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4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68, '1992-??-??', 1, 1246);">
            <text:p>insert into game (matchid, matchdate, game_type, country) values (468, '1992-??-??', 1, 124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69">
            <text:p>46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69, '1992-??-??', 1, 1246);">
            <text:p>insert into game (matchid, matchdate, game_type, country) values (469, '1992-??-??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70">
            <text:p>47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6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70, '1992-??-??', 1, 1246);">
            <text:p>insert into game (matchid, matchdate, game_type, country) values (470, '1992-??-??', 1, 1246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471">
            <text:p>47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7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71, '1992-??-??', 1, 1246);">
            <text:p>insert into game (matchid, matchdate, game_type, country) values (471, '1992-??-??', 1, 1246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472">
            <text:p>47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8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72, '1992-??-??', 1, 1246);">
            <text:p>insert into game (matchid, matchdate, game_type, country) values (472, '1992-??-??', 1, 1246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473">
            <text:p>47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9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73, '1992-??-??', 1, 1721);">
            <text:p>insert into game (matchid, matchdate, game_type, country) values (473, '1992-??-??', 1, 1721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474">
            <text:p>47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74, '1992-??-??', 1, 1721);">
            <text:p>insert into game (matchid, matchdate, game_type, country) values (474, '1992-??-??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475">
            <text:p>47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1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475, '1992-??-??', 1, 1721);">
            <text:p>insert into game (matchid, matchdate, game_type, country) values (475, '1992-??-??', 1, 1721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476">
            <text:p>47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2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476, '1992-??-??', 1, 597);">
            <text:p>insert into game (matchid, matchdate, game_type, country) values (476, '1992-??-??', 1, 597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477">
            <text:p>47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3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477, '1992-??-??', 1, 597);">
            <text:p>insert into game (matchid, matchdate, game_type, country) values (477, '1992-??-??', 1, 597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478">
            <text:p>47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4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478, '1992-??-??', 1, 597);">
            <text:p>insert into game (matchid, matchdate, game_type, country) values (478, '1992-??-??', 1, 597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479">
            <text:p>47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5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479, '1992-??-??', 1, 597);">
            <text:p>insert into game (matchid, matchdate, game_type, country) values (479, '1992-??-??', 1, 597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480">
            <text:p>48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6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480, '1992-??-??', 1, 597);">
            <text:p>insert into game (matchid, matchdate, game_type, country) values (480, '1992-??-??', 1, 597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481">
            <text:p>48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7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481, '1992-??-??', 1, 597);">
            <text:p>insert into game (matchid, matchdate, game_type, country) values (481, '1992-??-??', 1, 597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482">
            <text:p>48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482, '1992-??-??', 1, 1869);">
            <text:p>insert into game (matchid, matchdate, game_type, country) values (482, '1992-??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483">
            <text:p>48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483, '1992-??-??', 1, 1869);">
            <text:p>insert into game (matchid, matchdate, game_type, country) values (483, '1992-??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484">
            <text:p>48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484, '1992-??-??', 1, 1869);">
            <text:p>insert into game (matchid, matchdate, game_type, country) values (484, '1992-??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485">
            <text:p>48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1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485, '1992-??-??', 1, 1869);">
            <text:p>insert into game (matchid, matchdate, game_type, country) values (485, '1992-??-??', 1, 1869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486">
            <text:p>48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486, '1992-??-??', 1, 1869);">
            <text:p>insert into game (matchid, matchdate, game_type, country) values (486, '1992-??-??', 1, 1869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487">
            <text:p>48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487, '1992-??-??', 1, 1869);">
            <text:p>insert into game (matchid, matchdate, game_type, country) values (487, '1992-??-??', 1, 1869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488">
            <text:p>48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4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488, '1992-??-??', 1, 1758);">
            <text:p>insert into game (matchid, matchdate, game_type, country) values (488, '1992-??-??', 1, 1758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489">
            <text:p>48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5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489, '1992-??-??', 1, 1758);">
            <text:p>insert into game (matchid, matchdate, game_type, country) values (489, '1992-??-??', 1, 1758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490">
            <text:p>49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6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490, '1992-??-??', 1, 1758);">
            <text:p>insert into game (matchid, matchdate, game_type, country) values (490, '1992-??-??', 1, 1758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491">
            <text:p>49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491, '1992-??-??', 1, 1264);">
            <text:p>insert into game (matchid, matchdate, game_type, country) values (491, '1992-??-??', 1, 1264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492">
            <text:p>49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8]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492, '1992-??-??', 1, 52);">
            <text:p>insert into game (matchid, matchdate, game_type, country) values (492, '1992-??-??', 1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2'.A175]+1" office:value-type="float" office:value="134">
            <text:p>134</text:p>
          </table:table-cell>
          <table:table-cell table:style-name="ce3" table:formula="of:=[.A24]" office:value-type="float" office:value="467">
            <text:p>46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34, 467, , 0, 0, 2);">
            <text:p>insert into game_score (id, matchid, squad, goals, points, time_type) values (134, 467, , 0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135">
            <text:p>135</text:p>
          </table:table-cell>
          <table:table-cell table:style-name="ce3" table:formula="of:=[.B52]" office:value-type="float" office:value="467">
            <text:p>46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35, 467, , null, 0, 1);">
            <text:p>insert into game_score (id, matchid, squad, goals, points, time_type) values (135, 467, , null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36">
            <text:p>136</text:p>
          </table:table-cell>
          <table:table-cell table:style-name="ce3" table:formula="of:=[.B52]" office:value-type="float" office:value="467">
            <text:p>46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36, 467, , 0, 0, 2);">
            <text:p>insert into game_score (id, matchid, squad, goals, points, time_type) values (136, 467, , 0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37">
            <text:p>137</text:p>
          </table:table-cell>
          <table:table-cell table:style-name="ce3" table:formula="of:=[.B53]" office:value-type="float" office:value="467">
            <text:p>46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37, 467, , null, 0, 1);">
            <text:p>insert into game_score (id, matchid, squad, goals, points, time_type) values (137, 467, , null, 0, 1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138">
            <text:p>138</text:p>
          </table:table-cell>
          <table:table-cell table:style-name="ce4" table:formula="of:=[.B52]+1" office:value-type="float" office:value="468">
            <text:p>46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38, 468, , 0, 0, 2);">
            <text:p>insert into game_score (id, matchid, squad, goals, points, time_type) values (138, 468, , 0, 0, 2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139">
            <text:p>139</text:p>
          </table:table-cell>
          <table:table-cell table:style-name="ce4" table:formula="of:=[.B56]" office:value-type="float" office:value="468">
            <text:p>46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39, 468, , null, 0, 1);">
            <text:p>insert into game_score (id, matchid, squad, goals, points, time_type) values (139, 468, , null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40">
            <text:p>140</text:p>
          </table:table-cell>
          <table:table-cell table:style-name="ce4" table:formula="of:=[.B56]" office:value-type="float" office:value="468">
            <text:p>46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40, 468, , 0, 0, 2);">
            <text:p>insert into game_score (id, matchid, squad, goals, points, time_type) values (140, 468, , 0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41">
            <text:p>141</text:p>
          </table:table-cell>
          <table:table-cell table:style-name="ce4" table:formula="of:=[.B56]" office:value-type="float" office:value="468">
            <text:p>46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41, 468, , null, 0, 1);">
            <text:p>insert into game_score (id, matchid, squad, goals, points, time_type) values (141, 468, , null, 0, 1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142">
            <text:p>142</text:p>
          </table:table-cell>
          <table:table-cell table:style-name="ce3" table:formula="of:=[.B56]+1" office:value-type="float" office:value="469">
            <text:p>46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42, 469, , 0, 0, 2);">
            <text:p>insert into game_score (id, matchid, squad, goals, points, time_type) values (142, 469, , 0, 0, 2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143">
            <text:p>143</text:p>
          </table:table-cell>
          <table:table-cell table:style-name="ce3" table:formula="of:=[.B60]" office:value-type="float" office:value="469">
            <text:p>46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43, 469, , null, 0, 1);">
            <text:p>insert into game_score (id, matchid, squad, goals, points, time_type) values (143, 469, , null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44">
            <text:p>144</text:p>
          </table:table-cell>
          <table:table-cell table:style-name="ce3" table:formula="of:=[.B60]" office:value-type="float" office:value="469">
            <text:p>46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44, 469, , 0, 0, 2);">
            <text:p>insert into game_score (id, matchid, squad, goals, points, time_type) values (144, 469, 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45">
            <text:p>145</text:p>
          </table:table-cell>
          <table:table-cell table:style-name="ce3" table:formula="of:=[.B60]" office:value-type="float" office:value="469">
            <text:p>46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45, 469, , null, 0, 1);">
            <text:p>insert into game_score (id, matchid, squad, goals, points, time_type) values (145, 469, , null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146">
            <text:p>146</text:p>
          </table:table-cell>
          <table:table-cell table:style-name="ce4" table:formula="of:=[.B60]+1" office:value-type="float" office:value="470">
            <text:p>47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6, 470, , 0, 0, 2);">
            <text:p>insert into game_score (id, matchid, squad, goals, points, time_type) values (146, 470, , 0, 0, 2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147">
            <text:p>147</text:p>
          </table:table-cell>
          <table:table-cell table:style-name="ce4" table:formula="of:=[.B64]" office:value-type="float" office:value="470">
            <text:p>47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47, 470, , null, 0, 1);">
            <text:p>insert into game_score (id, matchid, squad, goals, points, time_type) values (147, 470, , null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48">
            <text:p>148</text:p>
          </table:table-cell>
          <table:table-cell table:style-name="ce4" table:formula="of:=[.B64]" office:value-type="float" office:value="470">
            <text:p>47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48, 470, , 0, 0, 2);">
            <text:p>insert into game_score (id, matchid, squad, goals, points, time_type) values (148, 470, , 0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49">
            <text:p>149</text:p>
          </table:table-cell>
          <table:table-cell table:style-name="ce4" table:formula="of:=[.B64]" office:value-type="float" office:value="470">
            <text:p>47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49, 470, , null, 0, 1);">
            <text:p>insert into game_score (id, matchid, squad, goals, points, time_type) values (149, 470, , null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50">
            <text:p>150</text:p>
          </table:table-cell>
          <table:table-cell table:style-name="ce3" table:formula="of:=[.B64]+1" office:value-type="float" office:value="471">
            <text:p>47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50, 471, , 0, 0, 2);">
            <text:p>insert into game_score (id, matchid, squad, goals, points, time_type) values (150, 471, , 0, 0, 2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151">
            <text:p>151</text:p>
          </table:table-cell>
          <table:table-cell table:style-name="ce3" table:formula="of:=[.B68]" office:value-type="float" office:value="471">
            <text:p>47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51, 471, , null, 0, 1);">
            <text:p>insert into game_score (id, matchid, squad, goals, points, time_type) values (151, 471, , null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52">
            <text:p>152</text:p>
          </table:table-cell>
          <table:table-cell table:style-name="ce3" table:formula="of:=[.B68]" office:value-type="float" office:value="471">
            <text:p>47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52, 471, , 0, 0, 2);">
            <text:p>insert into game_score (id, matchid, squad, goals, points, time_type) values (152, 471, 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53">
            <text:p>153</text:p>
          </table:table-cell>
          <table:table-cell table:style-name="ce3" table:formula="of:=[.B68]" office:value-type="float" office:value="471">
            <text:p>47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53, 471, , null, 0, 1);">
            <text:p>insert into game_score (id, matchid, squad, goals, points, time_type) values (153, 471, , null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154">
            <text:p>154</text:p>
          </table:table-cell>
          <table:table-cell table:style-name="ce4" table:formula="of:=[.B68]+1" office:value-type="float" office:value="472">
            <text:p>47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54, 472, , 0, 0, 2);">
            <text:p>insert into game_score (id, matchid, squad, goals, points, time_type) values (154, 472, , 0, 0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155">
            <text:p>155</text:p>
          </table:table-cell>
          <table:table-cell table:style-name="ce4" table:formula="of:=[.B72]" office:value-type="float" office:value="472">
            <text:p>47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55, 472, , null, 0, 1);">
            <text:p>insert into game_score (id, matchid, squad, goals, points, time_type) values (155, 472, , null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56">
            <text:p>156</text:p>
          </table:table-cell>
          <table:table-cell table:style-name="ce4" table:formula="of:=[.B72]" office:value-type="float" office:value="472">
            <text:p>47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56, 472, , 0, 0, 2);">
            <text:p>insert into game_score (id, matchid, squad, goals, points, time_type) values (156, 472, 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57">
            <text:p>157</text:p>
          </table:table-cell>
          <table:table-cell table:style-name="ce4" table:formula="of:=[.B72]" office:value-type="float" office:value="472">
            <text:p>47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57, 472, , null, 0, 1);">
            <text:p>insert into game_score (id, matchid, squad, goals, points, time_type) values (157, 472, , null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158">
            <text:p>158</text:p>
          </table:table-cell>
          <table:table-cell table:style-name="ce3" table:formula="of:=[.B72]+1" office:value-type="float" office:value="473">
            <text:p>47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58, 473, , 0, 0, 2);">
            <text:p>insert into game_score (id, matchid, squad, goals, points, time_type) values (158, 473, , 0, 0, 2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159">
            <text:p>159</text:p>
          </table:table-cell>
          <table:table-cell table:style-name="ce3" table:formula="of:=[.B76]" office:value-type="float" office:value="473">
            <text:p>47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59, 473, , null, 0, 1);">
            <text:p>insert into game_score (id, matchid, squad, goals, points, time_type) values (159, 473, , null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60">
            <text:p>160</text:p>
          </table:table-cell>
          <table:table-cell table:style-name="ce3" table:formula="of:=[.B76]" office:value-type="float" office:value="473">
            <text:p>47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60, 473, , 0, 0, 2);">
            <text:p>insert into game_score (id, matchid, squad, goals, points, time_type) values (160, 473, 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61">
            <text:p>161</text:p>
          </table:table-cell>
          <table:table-cell table:style-name="ce3" table:formula="of:=[.B76]" office:value-type="float" office:value="473">
            <text:p>47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61, 473, , null, 0, 1);">
            <text:p>insert into game_score (id, matchid, squad, goals, points, time_type) values (161, 473, , null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162">
            <text:p>162</text:p>
          </table:table-cell>
          <table:table-cell table:style-name="ce4" table:formula="of:=[.B76]+1" office:value-type="float" office:value="474">
            <text:p>47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62, 474, , 0, 0, 2);">
            <text:p>insert into game_score (id, matchid, squad, goals, points, time_type) values (162, 474, , 0, 0, 2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163">
            <text:p>163</text:p>
          </table:table-cell>
          <table:table-cell table:style-name="ce4" table:formula="of:=[.B80]" office:value-type="float" office:value="474">
            <text:p>47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63, 474, , null, 0, 1);">
            <text:p>insert into game_score (id, matchid, squad, goals, points, time_type) values (163, 474, , null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64">
            <text:p>164</text:p>
          </table:table-cell>
          <table:table-cell table:style-name="ce4" table:formula="of:=[.B80]" office:value-type="float" office:value="474">
            <text:p>47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64, 474, , 0, 0, 2);">
            <text:p>insert into game_score (id, matchid, squad, goals, points, time_type) values (164, 474, 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65">
            <text:p>165</text:p>
          </table:table-cell>
          <table:table-cell table:style-name="ce4" table:formula="of:=[.B80]" office:value-type="float" office:value="474">
            <text:p>47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65, 474, , null, 0, 1);">
            <text:p>insert into game_score (id, matchid, squad, goals, points, time_type) values (165, 474, 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166">
            <text:p>166</text:p>
          </table:table-cell>
          <table:table-cell table:style-name="ce3" table:formula="of:=[.B80]+1" office:value-type="float" office:value="475">
            <text:p>47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66, 475, , 0, 0, 2);">
            <text:p>insert into game_score (id, matchid, squad, goals, points, time_type) values (166, 475, , 0, 0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167">
            <text:p>167</text:p>
          </table:table-cell>
          <table:table-cell table:style-name="ce3" table:formula="of:=[.B84]" office:value-type="float" office:value="475">
            <text:p>47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67, 475, , null, 0, 1);">
            <text:p>insert into game_score (id, matchid, squad, goals, points, time_type) values (167, 475, , null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168">
            <text:p>168</text:p>
          </table:table-cell>
          <table:table-cell table:style-name="ce3" table:formula="of:=[.B84]" office:value-type="float" office:value="475">
            <text:p>47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68, 475, , 0, 0, 2);">
            <text:p>insert into game_score (id, matchid, squad, goals, points, time_type) values (168, 475, , 0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169">
            <text:p>169</text:p>
          </table:table-cell>
          <table:table-cell table:style-name="ce3" table:formula="of:=[.B84]" office:value-type="float" office:value="475">
            <text:p>47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69, 475, , null, 0, 1);">
            <text:p>insert into game_score (id, matchid, squad, goals, points, time_type) values (169, 475, 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70">
            <text:p>170</text:p>
          </table:table-cell>
          <table:table-cell table:style-name="ce4" table:formula="of:=[.B84]+1" office:value-type="float" office:value="476">
            <text:p>47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70, 476, , 0, 0, 2);">
            <text:p>insert into game_score (id, matchid, squad, goals, points, time_type) values (170, 476, , 0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71">
            <text:p>171</text:p>
          </table:table-cell>
          <table:table-cell table:style-name="ce4" table:formula="of:=[.B88]" office:value-type="float" office:value="476">
            <text:p>47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71, 476, , null, 0, 1);">
            <text:p>insert into game_score (id, matchid, squad, goals, points, time_type) values (171, 476, , null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172">
            <text:p>172</text:p>
          </table:table-cell>
          <table:table-cell table:style-name="ce4" table:formula="of:=[.B88]" office:value-type="float" office:value="476">
            <text:p>47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72, 476, , 0, 0, 2);">
            <text:p>insert into game_score (id, matchid, squad, goals, points, time_type) values (172, 476, 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173">
            <text:p>173</text:p>
          </table:table-cell>
          <table:table-cell table:style-name="ce4" table:formula="of:=[.B88]" office:value-type="float" office:value="476">
            <text:p>47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73, 476, , null, 0, 1);">
            <text:p>insert into game_score (id, matchid, squad, goals, points, time_type) values (173, 476, , null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74">
            <text:p>174</text:p>
          </table:table-cell>
          <table:table-cell table:style-name="ce3" table:formula="of:=[.B88]+1" office:value-type="float" office:value="477">
            <text:p>47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74, 477, , 0, 0, 2);">
            <text:p>insert into game_score (id, matchid, squad, goals, points, time_type) values (174, 477, 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75">
            <text:p>175</text:p>
          </table:table-cell>
          <table:table-cell table:style-name="ce3" table:formula="of:=[.B92]" office:value-type="float" office:value="477">
            <text:p>47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75, 477, , null, 0, 1);">
            <text:p>insert into game_score (id, matchid, squad, goals, points, time_type) values (175, 477, , null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176">
            <text:p>176</text:p>
          </table:table-cell>
          <table:table-cell table:style-name="ce3" table:formula="of:=[.B92]" office:value-type="float" office:value="477">
            <text:p>47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76, 477, , 0, 0, 2);">
            <text:p>insert into game_score (id, matchid, squad, goals, points, time_type) values (176, 477, , 0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177">
            <text:p>177</text:p>
          </table:table-cell>
          <table:table-cell table:style-name="ce3" table:formula="of:=[.B92]" office:value-type="float" office:value="477">
            <text:p>47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77, 477, , null, 0, 1);">
            <text:p>insert into game_score (id, matchid, squad, goals, points, time_type) values (177, 477, 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78">
            <text:p>178</text:p>
          </table:table-cell>
          <table:table-cell table:style-name="ce4" table:formula="of:=[.B92]+1" office:value-type="float" office:value="478">
            <text:p>47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78, 478, , 0, 0, 2);">
            <text:p>insert into game_score (id, matchid, squad, goals, points, time_type) values (178, 478, 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79">
            <text:p>179</text:p>
          </table:table-cell>
          <table:table-cell table:style-name="ce4" table:formula="of:=[.B96]" office:value-type="float" office:value="478">
            <text:p>47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79, 478, , null, 0, 1);">
            <text:p>insert into game_score (id, matchid, squad, goals, points, time_type) values (179, 478, , null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180">
            <text:p>180</text:p>
          </table:table-cell>
          <table:table-cell table:style-name="ce4" table:formula="of:=[.B96]" office:value-type="float" office:value="478">
            <text:p>47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80, 478, , 0, 0, 2);">
            <text:p>insert into game_score (id, matchid, squad, goals, points, time_type) values (180, 478, , 0, 0, 2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181">
            <text:p>181</text:p>
          </table:table-cell>
          <table:table-cell table:style-name="ce4" table:formula="of:=[.B96]" office:value-type="float" office:value="478">
            <text:p>47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81, 478, , null, 0, 1);">
            <text:p>insert into game_score (id, matchid, squad, goals, points, time_type) values (181, 478, , null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182">
            <text:p>182</text:p>
          </table:table-cell>
          <table:table-cell table:style-name="ce3" table:formula="of:=[.B96]+1" office:value-type="float" office:value="479">
            <text:p>47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82, 479, , 0, 0, 2);">
            <text:p>insert into game_score (id, matchid, squad, goals, points, time_type) values (182, 479, , 0, 0, 2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183">
            <text:p>183</text:p>
          </table:table-cell>
          <table:table-cell table:style-name="ce3" table:formula="of:=[.B100]" office:value-type="float" office:value="479">
            <text:p>47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83, 479, , null, 0, 1);">
            <text:p>insert into game_score (id, matchid, squad, goals, points, time_type) values (183, 479, , null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184">
            <text:p>184</text:p>
          </table:table-cell>
          <table:table-cell table:style-name="ce3" table:formula="of:=[.B100]" office:value-type="float" office:value="479">
            <text:p>47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84, 479, , 0, 0, 2);">
            <text:p>insert into game_score (id, matchid, squad, goals, points, time_type) values (184, 479, , 0, 0, 2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185">
            <text:p>185</text:p>
          </table:table-cell>
          <table:table-cell table:style-name="ce3" table:formula="of:=[.B100]" office:value-type="float" office:value="479">
            <text:p>47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85, 479, , null, 0, 1);">
            <text:p>insert into game_score (id, matchid, squad, goals, points, time_type) values (185, 479, , null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186">
            <text:p>186</text:p>
          </table:table-cell>
          <table:table-cell table:style-name="ce4" table:formula="of:=[.B100]+1" office:value-type="float" office:value="480">
            <text:p>48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86, 480, , 0, 0, 2);">
            <text:p>insert into game_score (id, matchid, squad, goals, points, time_type) values (186, 480, , 0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187">
            <text:p>187</text:p>
          </table:table-cell>
          <table:table-cell table:style-name="ce4" table:formula="of:=[.B104]" office:value-type="float" office:value="480">
            <text:p>48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87, 480, , null, 0, 1);">
            <text:p>insert into game_score (id, matchid, squad, goals, points, time_type) values (187, 480, , null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188">
            <text:p>188</text:p>
          </table:table-cell>
          <table:table-cell table:style-name="ce4" table:formula="of:=[.B104]" office:value-type="float" office:value="480">
            <text:p>48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88, 480, , 0, 0, 2);">
            <text:p>insert into game_score (id, matchid, squad, goals, points, time_type) values (188, 480, , 0, 0, 2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189">
            <text:p>189</text:p>
          </table:table-cell>
          <table:table-cell table:style-name="ce4" table:formula="of:=[.B104]" office:value-type="float" office:value="480">
            <text:p>48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89, 480, , null, 0, 1);">
            <text:p>insert into game_score (id, matchid, squad, goals, points, time_type) values (189, 480, , null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190">
            <text:p>190</text:p>
          </table:table-cell>
          <table:table-cell table:style-name="ce3" table:formula="of:=[.B104]+1" office:value-type="float" office:value="481">
            <text:p>48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90, 481, , 0, 0, 2);">
            <text:p>insert into game_score (id, matchid, squad, goals, points, time_type) values (190, 481, , 0, 0, 2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191">
            <text:p>191</text:p>
          </table:table-cell>
          <table:table-cell table:style-name="ce3" table:formula="of:=[.B108]" office:value-type="float" office:value="481">
            <text:p>48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91, 481, , null, 0, 1);">
            <text:p>insert into game_score (id, matchid, squad, goals, points, time_type) values (191, 481, , null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192">
            <text:p>192</text:p>
          </table:table-cell>
          <table:table-cell table:style-name="ce3" table:formula="of:=[.B108]" office:value-type="float" office:value="481">
            <text:p>48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92, 481, , 0, 0, 2);">
            <text:p>insert into game_score (id, matchid, squad, goals, points, time_type) values (192, 481, , 0, 0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193">
            <text:p>193</text:p>
          </table:table-cell>
          <table:table-cell table:style-name="ce3" table:formula="of:=[.B108]" office:value-type="float" office:value="481">
            <text:p>48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93, 481, , null, 0, 1);">
            <text:p>insert into game_score (id, matchid, squad, goals, points, time_type) values (193, 481, , null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194">
            <text:p>194</text:p>
          </table:table-cell>
          <table:table-cell table:style-name="ce4" table:formula="of:=[.B108]+1" office:value-type="float" office:value="482">
            <text:p>48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94, 482, , 0, 0, 2);">
            <text:p>insert into game_score (id, matchid, squad, goals, points, time_type) values (194, 482, , 0, 0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195">
            <text:p>195</text:p>
          </table:table-cell>
          <table:table-cell table:style-name="ce4" table:formula="of:=[.B112]" office:value-type="float" office:value="482">
            <text:p>48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95, 482, , null, 0, 1);">
            <text:p>insert into game_score (id, matchid, squad, goals, points, time_type) values (195, 482, , null, 0, 1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196">
            <text:p>196</text:p>
          </table:table-cell>
          <table:table-cell table:style-name="ce4" table:formula="of:=[.B112]" office:value-type="float" office:value="482">
            <text:p>48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96, 482, , 0, 0, 2);">
            <text:p>insert into game_score (id, matchid, squad, goals, points, time_type) values (196, 482, , 0, 0, 2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197">
            <text:p>197</text:p>
          </table:table-cell>
          <table:table-cell table:style-name="ce4" table:formula="of:=[.B112]" office:value-type="float" office:value="482">
            <text:p>48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97, 482, , null, 0, 1);">
            <text:p>insert into game_score (id, matchid, squad, goals, points, time_type) values (197, 482, , null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198">
            <text:p>198</text:p>
          </table:table-cell>
          <table:table-cell table:style-name="ce3" table:formula="of:=[.B112]+1" office:value-type="float" office:value="483">
            <text:p>48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98, 483, , 0, 0, 2);">
            <text:p>insert into game_score (id, matchid, squad, goals, points, time_type) values (198, 483, , 0, 0, 2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199">
            <text:p>199</text:p>
          </table:table-cell>
          <table:table-cell table:style-name="ce3" table:formula="of:=[.B116]" office:value-type="float" office:value="483">
            <text:p>48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99, 483, , null, 0, 1);">
            <text:p>insert into game_score (id, matchid, squad, goals, points, time_type) values (199, 483, , null, 0, 1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200">
            <text:p>200</text:p>
          </table:table-cell>
          <table:table-cell table:style-name="ce3" table:formula="of:=[.B116]" office:value-type="float" office:value="483">
            <text:p>48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200, 483, , 0, 0, 2);">
            <text:p>insert into game_score (id, matchid, squad, goals, points, time_type) values (200, 483, , 0, 0, 2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201">
            <text:p>201</text:p>
          </table:table-cell>
          <table:table-cell table:style-name="ce3" table:formula="of:=[.B116]" office:value-type="float" office:value="483">
            <text:p>48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201, 483, , null, 0, 1);">
            <text:p>insert into game_score (id, matchid, squad, goals, points, time_type) values (201, 483, , null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202">
            <text:p>202</text:p>
          </table:table-cell>
          <table:table-cell table:style-name="ce4" table:formula="of:=[.B116]+1" office:value-type="float" office:value="484">
            <text:p>48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202, 484, , 0, 0, 2);">
            <text:p>insert into game_score (id, matchid, squad, goals, points, time_type) values (202, 484, , 0, 0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203">
            <text:p>203</text:p>
          </table:table-cell>
          <table:table-cell table:style-name="ce4" table:formula="of:=[.B120]" office:value-type="float" office:value="484">
            <text:p>48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203, 484, , null, 0, 1);">
            <text:p>insert into game_score (id, matchid, squad, goals, points, time_type) values (203, 484, , null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204">
            <text:p>204</text:p>
          </table:table-cell>
          <table:table-cell table:style-name="ce4" table:formula="of:=[.B120]" office:value-type="float" office:value="484">
            <text:p>48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204, 484, , 0, 0, 2);">
            <text:p>insert into game_score (id, matchid, squad, goals, points, time_type) values (204, 484, , 0, 0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205">
            <text:p>205</text:p>
          </table:table-cell>
          <table:table-cell table:style-name="ce4" table:formula="of:=[.B120]" office:value-type="float" office:value="484">
            <text:p>48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05, 484, , null, 0, 1);">
            <text:p>insert into game_score (id, matchid, squad, goals, points, time_type) values (205, 484, , null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206">
            <text:p>206</text:p>
          </table:table-cell>
          <table:table-cell table:style-name="ce3" table:formula="of:=[.B120]+1" office:value-type="float" office:value="485">
            <text:p>48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06, 485, , 0, 0, 2);">
            <text:p>insert into game_score (id, matchid, squad, goals, points, time_type) values (206, 485, , 0, 0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207">
            <text:p>207</text:p>
          </table:table-cell>
          <table:table-cell table:style-name="ce3" table:formula="of:=[.B124]" office:value-type="float" office:value="485">
            <text:p>48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07, 485, , null, 0, 1);">
            <text:p>insert into game_score (id, matchid, squad, goals, points, time_type) values (207, 485, , null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208">
            <text:p>208</text:p>
          </table:table-cell>
          <table:table-cell table:style-name="ce3" table:formula="of:=[.B124]" office:value-type="float" office:value="485">
            <text:p>48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08, 485, , 0, 0, 2);">
            <text:p>insert into game_score (id, matchid, squad, goals, points, time_type) values (208, 485, 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209">
            <text:p>209</text:p>
          </table:table-cell>
          <table:table-cell table:style-name="ce3" table:formula="of:=[.B124]" office:value-type="float" office:value="485">
            <text:p>48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09, 485, , null, 0, 1);">
            <text:p>insert into game_score (id, matchid, squad, goals, points, time_type) values (209, 485, 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210">
            <text:p>210</text:p>
          </table:table-cell>
          <table:table-cell table:style-name="ce4" table:formula="of:=[.B124]+1" office:value-type="float" office:value="486">
            <text:p>48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10, 486, , 0, 0, 2);">
            <text:p>insert into game_score (id, matchid, squad, goals, points, time_type) values (210, 486, 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211">
            <text:p>211</text:p>
          </table:table-cell>
          <table:table-cell table:style-name="ce4" table:formula="of:=[.B128]" office:value-type="float" office:value="486">
            <text:p>48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11, 486, , null, 0, 1);">
            <text:p>insert into game_score (id, matchid, squad, goals, points, time_type) values (211, 486, , null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212">
            <text:p>212</text:p>
          </table:table-cell>
          <table:table-cell table:style-name="ce4" table:formula="of:=[.B128]" office:value-type="float" office:value="486">
            <text:p>48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12, 486, , 0, 0, 2);">
            <text:p>insert into game_score (id, matchid, squad, goals, points, time_type) values (212, 486, , 0, 0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213">
            <text:p>213</text:p>
          </table:table-cell>
          <table:table-cell table:style-name="ce4" table:formula="of:=[.B128]" office:value-type="float" office:value="486">
            <text:p>48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13, 486, , null, 0, 1);">
            <text:p>insert into game_score (id, matchid, squad, goals, points, time_type) values (213, 486, 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214">
            <text:p>214</text:p>
          </table:table-cell>
          <table:table-cell table:style-name="ce3" table:formula="of:=[.B128]+1" office:value-type="float" office:value="487">
            <text:p>48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14, 487, , 0, 0, 2);">
            <text:p>insert into game_score (id, matchid, squad, goals, points, time_type) values (214, 487, , 0, 0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215">
            <text:p>215</text:p>
          </table:table-cell>
          <table:table-cell table:style-name="ce3" table:formula="of:=[.B132]" office:value-type="float" office:value="487">
            <text:p>48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15, 487, , null, 0, 1);">
            <text:p>insert into game_score (id, matchid, squad, goals, points, time_type) values (215, 487, , null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216">
            <text:p>216</text:p>
          </table:table-cell>
          <table:table-cell table:style-name="ce3" table:formula="of:=[.B132]" office:value-type="float" office:value="487">
            <text:p>48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16, 487, , 0, 0, 2);">
            <text:p>insert into game_score (id, matchid, squad, goals, points, time_type) values (216, 487, , 0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217">
            <text:p>217</text:p>
          </table:table-cell>
          <table:table-cell table:style-name="ce3" table:formula="of:=[.B132]" office:value-type="float" office:value="487">
            <text:p>48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17, 487, , null, 0, 1);">
            <text:p>insert into game_score (id, matchid, squad, goals, points, time_type) values (217, 487, , null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218">
            <text:p>218</text:p>
          </table:table-cell>
          <table:table-cell table:style-name="ce4" table:formula="of:=[.B132]+1" office:value-type="float" office:value="488">
            <text:p>48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18, 488, , 0, 0, 2);">
            <text:p>insert into game_score (id, matchid, squad, goals, points, time_type) values (218, 488, , 0, 0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219">
            <text:p>219</text:p>
          </table:table-cell>
          <table:table-cell table:style-name="ce4" table:formula="of:=[.B136]" office:value-type="float" office:value="488">
            <text:p>48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19, 488, , null, 0, 1);">
            <text:p>insert into game_score (id, matchid, squad, goals, points, time_type) values (219, 488, , null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220">
            <text:p>220</text:p>
          </table:table-cell>
          <table:table-cell table:style-name="ce4" table:formula="of:=[.B136]" office:value-type="float" office:value="488">
            <text:p>48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20, 488, , 0, 0, 2);">
            <text:p>insert into game_score (id, matchid, squad, goals, points, time_type) values (220, 488, , 0, 0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221">
            <text:p>221</text:p>
          </table:table-cell>
          <table:table-cell table:style-name="ce4" table:formula="of:=[.B136]" office:value-type="float" office:value="488">
            <text:p>48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21, 488, , null, 0, 1);">
            <text:p>insert into game_score (id, matchid, squad, goals, points, time_type) values (221, 488, , null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222">
            <text:p>222</text:p>
          </table:table-cell>
          <table:table-cell table:style-name="ce3" table:formula="of:=[.B136]+1" office:value-type="float" office:value="489">
            <text:p>48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22, 489, , 0, 0, 2);">
            <text:p>insert into game_score (id, matchid, squad, goals, points, time_type) values (222, 489, , 0, 0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223">
            <text:p>223</text:p>
          </table:table-cell>
          <table:table-cell table:style-name="ce3" table:formula="of:=[.B140]" office:value-type="float" office:value="489">
            <text:p>48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23, 489, , null, 0, 1);">
            <text:p>insert into game_score (id, matchid, squad, goals, points, time_type) values (223, 489, , null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224">
            <text:p>224</text:p>
          </table:table-cell>
          <table:table-cell table:style-name="ce3" table:formula="of:=[.B140]" office:value-type="float" office:value="489">
            <text:p>48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24, 489, , 0, 0, 2);">
            <text:p>insert into game_score (id, matchid, squad, goals, points, time_type) values (224, 489, , 0, 0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225">
            <text:p>225</text:p>
          </table:table-cell>
          <table:table-cell table:style-name="ce3" table:formula="of:=[.B140]" office:value-type="float" office:value="489">
            <text:p>48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25, 489, , null, 0, 1);">
            <text:p>insert into game_score (id, matchid, squad, goals, points, time_type) values (225, 489, , null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226">
            <text:p>226</text:p>
          </table:table-cell>
          <table:table-cell table:style-name="ce4" table:formula="of:=[.B140]+1" office:value-type="float" office:value="490">
            <text:p>49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26, 490, , 0, 0, 2);">
            <text:p>insert into game_score (id, matchid, squad, goals, points, time_type) values (226, 490, , 0, 0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227">
            <text:p>227</text:p>
          </table:table-cell>
          <table:table-cell table:style-name="ce4" table:formula="of:=[.B144]" office:value-type="float" office:value="490">
            <text:p>49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27, 490, , null, 0, 1);">
            <text:p>insert into game_score (id, matchid, squad, goals, points, time_type) values (227, 490, , null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228">
            <text:p>228</text:p>
          </table:table-cell>
          <table:table-cell table:style-name="ce4" table:formula="of:=[.B144]" office:value-type="float" office:value="490">
            <text:p>49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28, 490, , 0, 0, 2);">
            <text:p>insert into game_score (id, matchid, squad, goals, points, time_type) values (228, 490, , 0, 0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229">
            <text:p>229</text:p>
          </table:table-cell>
          <table:table-cell table:style-name="ce4" table:formula="of:=[.B144]" office:value-type="float" office:value="490">
            <text:p>49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29, 490, , null, 0, 1);">
            <text:p>insert into game_score (id, matchid, squad, goals, points, time_type) values (229, 490, , null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230">
            <text:p>230</text:p>
          </table:table-cell>
          <table:table-cell table:style-name="ce3" table:formula="of:=[.B144]+1" office:value-type="float" office:value="491">
            <text:p>49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30, 491, , 0, 0, 2);">
            <text:p>insert into game_score (id, matchid, squad, goals, points, time_type) values (230, 491, , 0, 0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231">
            <text:p>231</text:p>
          </table:table-cell>
          <table:table-cell table:style-name="ce3" table:formula="of:=[.B148]" office:value-type="float" office:value="491">
            <text:p>49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31, 491, , null, 0, 1);">
            <text:p>insert into game_score (id, matchid, squad, goals, points, time_type) values (231, 491, , null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232">
            <text:p>232</text:p>
          </table:table-cell>
          <table:table-cell table:style-name="ce3" table:formula="of:=[.B148]" office:value-type="float" office:value="491">
            <text:p>49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32, 491, , 0, 0, 2);">
            <text:p>insert into game_score (id, matchid, squad, goals, points, time_type) values (232, 491, , 0, 0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233">
            <text:p>233</text:p>
          </table:table-cell>
          <table:table-cell table:style-name="ce3" table:formula="of:=[.B148]" office:value-type="float" office:value="491">
            <text:p>49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33, 491, , null, 0, 1);">
            <text:p>insert into game_score (id, matchid, squad, goals, points, time_type) values (233, 491, , null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234">
            <text:p>234</text:p>
          </table:table-cell>
          <table:table-cell table:style-name="ce4" table:formula="of:=[.B148]+1" office:value-type="float" office:value="492">
            <text:p>49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234, 492, , 0, 0, 2);">
            <text:p>insert into game_score (id, matchid, squad, goals, points, time_type) values (234, 492, , 0, 0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235">
            <text:p>235</text:p>
          </table:table-cell>
          <table:table-cell table:style-name="ce4" table:formula="of:=[.B152]" office:value-type="float" office:value="492">
            <text:p>49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235, 492, , null, 0, 1);">
            <text:p>insert into game_score (id, matchid, squad, goals, points, time_type) values (235, 492, 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236">
            <text:p>236</text:p>
          </table:table-cell>
          <table:table-cell table:style-name="ce4" table:formula="of:=[.B152]" office:value-type="float" office:value="492">
            <text:p>49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236, 492, , 0, 0, 2);">
            <text:p>insert into game_score (id, matchid, squad, goals, points, time_type) values (236, 492, , 0, 0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237">
            <text:p>237</text:p>
          </table:table-cell>
          <table:table-cell table:style-name="ce4" table:formula="of:=[.B152]" office:value-type="float" office:value="492">
            <text:p>49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237, 492, , null, 0, 1);">
            <text:p>insert into game_score (id, matchid, squad, goals, points, time_type) values (237, 492, 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106]+1" office:value-type="float" office:value="452">
            <text:p>452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452, 1999, 'A', 1868);">
            <text:p>insert into group_stage (id, tournament, group_code, squad) values (452, 1999, 'A', 1868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453">
            <text:p>453</text:p>
          </table:table-cell>
          <table:table-cell table:formula="of:=[.B158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453, 1999, 'A', 596);">
            <text:p>insert into group_stage (id, tournament, group_code, squad) values (453, 1999, 'A', 596);</text:p>
          </table:table-cell>
          <table:table-cell table:number-columns-repeated="1017"/>
        </table:table-row>
        <table:table-row table:style-name="ro2">
          <table:table-cell table:formula="of:=[.A159]+1" office:value-type="float" office:value="454">
            <text:p>454</text:p>
          </table:table-cell>
          <table:table-cell table:formula="of:=[.B159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60] &amp; &quot;, &quot; &amp; [.B160] &amp; &quot;, '&quot; &amp; [.C160] &amp; &quot;', &quot; &amp; [.D160] &amp;  &quot;);&quot;" office:value-type="string" office:string-value="insert into group_stage (id, tournament, group_code, squad) values (454, 1999, 'A', 597);">
            <text:p>insert into group_stage (id, tournament, group_code, squad) values (454, 1999, 'A', 597);</text:p>
          </table:table-cell>
          <table:table-cell table:number-columns-repeated="1017"/>
        </table:table-row>
        <table:table-row table:style-name="ro2">
          <table:table-cell table:formula="of:=[.A160]+1" office:value-type="float" office:value="455">
            <text:p>455</text:p>
          </table:table-cell>
          <table:table-cell table:formula="of:=[.B160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61] &amp; &quot;, &quot; &amp; [.B161] &amp; &quot;, '&quot; &amp; [.C161] &amp; &quot;', &quot; &amp; [.D161] &amp;  &quot;);&quot;" office:value-type="string" office:string-value="insert into group_stage (id, tournament, group_code, squad) values (455, 1999, 'A', 1268);">
            <text:p>insert into group_stage (id, tournament, group_code, squad) values (455, 1999, 'A', 1268);</text:p>
          </table:table-cell>
          <table:table-cell table:number-columns-repeated="1017"/>
        </table:table-row>
        <table:table-row table:style-name="ro2">
          <table:table-cell table:formula="of:=[.A161]+1" office:value-type="float" office:value="456">
            <text:p>456</text:p>
          </table:table-cell>
          <table:table-cell table:formula="of:=[.B161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62] &amp; &quot;, &quot; &amp; [.B162] &amp; &quot;, '&quot; &amp; [.C162] &amp; &quot;', &quot; &amp; [.D162] &amp;  &quot;);&quot;" office:value-type="string" office:string-value="insert into group_stage (id, tournament, group_code, squad) values (456, 1999, 'B', 53);">
            <text:p>insert into group_stage (id, tournament, group_code, squad) values (456, 1999, 'B', 53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457">
            <text:p>457</text:p>
          </table:table-cell>
          <table:table-cell table:formula="of:=[.B162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63] &amp; &quot;, &quot; &amp; [.B163] &amp; &quot;, '&quot; &amp; [.C163] &amp; &quot;', &quot; &amp; [.D163] &amp;  &quot;);&quot;" office:value-type="string" office:string-value="insert into group_stage (id, tournament, group_code, squad) values (457, 1999, 'B', 1876);">
            <text:p>insert into group_stage (id, tournament, group_code, squad) values (457, 1999, 'B', 1876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458">
            <text:p>458</text:p>
          </table:table-cell>
          <table:table-cell table:formula="of:=[.B163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64] &amp; &quot;, &quot; &amp; [.B164] &amp; &quot;, '&quot; &amp; [.C164] &amp; &quot;', &quot; &amp; [.D164] &amp;  &quot;);&quot;" office:value-type="string" office:string-value="insert into group_stage (id, tournament, group_code, squad) values (458, 1999, 'B', 590);">
            <text:p>insert into group_stage (id, tournament, group_code, squad) values (458, 1999, 'B', 590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459">
            <text:p>459</text:p>
          </table:table-cell>
          <table:table-cell table:formula="of:=[.B164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65] &amp; &quot;, &quot; &amp; [.B165] &amp; &quot;, '&quot; &amp; [.C165] &amp; &quot;', &quot; &amp; [.D165] &amp;  &quot;);&quot;" office:value-type="string" office:string-value="insert into group_stage (id, tournament, group_code, squad) values (459, 1999, 'B', 1784);">
            <text:p>insert into group_stage (id, tournament, group_code, squad) values (459, 199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493">
            <text:p>493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493, '1992-06-17', 2, 1868);">
            <text:p>insert into game (matchid, matchdate, game_type, country) values (493, '1992-06-17', 2, 1868);</text:p>
          </table:table-cell>
          <table:table-cell table:number-columns-repeated="1017"/>
        </table:table-row>
        <table:table-row table:style-name="ro2">
          <table:table-cell table:formula="of:=+[.A168]+1" office:value-type="float" office:value="494">
            <text:p>494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494, '1992-06-17', 2, 1868);">
            <text:p>insert into game (matchid, matchdate, game_type, country) values (494, '1992-06-17', 2, 1868);</text:p>
          </table:table-cell>
          <table:table-cell table:number-columns-repeated="1017"/>
        </table:table-row>
        <table:table-row table:style-name="ro2">
          <table:table-cell table:formula="of:=+[.A169]+1" office:value-type="float" office:value="495">
            <text:p>495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70] &amp; &quot;, '&quot; &amp; [.B170] &amp; &quot;', &quot; &amp; [.C170] &amp; &quot;, &quot; &amp; [.D170] &amp;  &quot;);&quot;" office:value-type="string" office:string-value="insert into game (matchid, matchdate, game_type, country) values (495, '1992-06-19', 2, 1868);">
            <text:p>insert into game (matchid, matchdate, game_type, country) values (495, '1992-06-19', 2, 1868);</text:p>
          </table:table-cell>
          <table:table-cell table:number-columns-repeated="1017"/>
        </table:table-row>
        <table:table-row table:style-name="ro2">
          <table:table-cell table:formula="of:=+[.A170]+1" office:value-type="float" office:value="496">
            <text:p>496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71] &amp; &quot;, '&quot; &amp; [.B171] &amp; &quot;', &quot; &amp; [.C171] &amp; &quot;, &quot; &amp; [.D171] &amp;  &quot;);&quot;" office:value-type="string" office:string-value="insert into game (matchid, matchdate, game_type, country) values (496, '1992-06-19', 2, 1868);">
            <text:p>insert into game (matchid, matchdate, game_type, country) values (496, '1992-06-19', 2, 1868);</text:p>
          </table:table-cell>
          <table:table-cell table:number-columns-repeated="1017"/>
        </table:table-row>
        <table:table-row table:style-name="ro2">
          <table:table-cell table:formula="of:=+[.A171]+1" office:value-type="float" office:value="497">
            <text:p>497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72] &amp; &quot;, '&quot; &amp; [.B172] &amp; &quot;', &quot; &amp; [.C172] &amp; &quot;, &quot; &amp; [.D172] &amp;  &quot;);&quot;" office:value-type="string" office:string-value="insert into game (matchid, matchdate, game_type, country) values (497, '1992-06-21', 2, 1868);">
            <text:p>insert into game (matchid, matchdate, game_type, country) values (497, '1992-06-21', 2, 1868);</text:p>
          </table:table-cell>
          <table:table-cell table:number-columns-repeated="1017"/>
        </table:table-row>
        <table:table-row table:style-name="ro2">
          <table:table-cell table:formula="of:=+[.A172]+1" office:value-type="float" office:value="498">
            <text:p>498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73] &amp; &quot;, '&quot; &amp; [.B173] &amp; &quot;', &quot; &amp; [.C173] &amp; &quot;, &quot; &amp; [.D173] &amp;  &quot;);&quot;" office:value-type="string" office:string-value="insert into game (matchid, matchdate, game_type, country) values (498, '1992-06-21', 2, 1868);">
            <text:p>insert into game (matchid, matchdate, game_type, country) values (498, '1992-06-21', 2, 1868);</text:p>
          </table:table-cell>
          <table:table-cell table:number-columns-repeated="1017"/>
        </table:table-row>
        <table:table-row table:style-name="ro2">
          <table:table-cell table:formula="of:=+[.A173]+1" office:value-type="float" office:value="499">
            <text:p>499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6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74] &amp; &quot;, '&quot; &amp; [.B174] &amp; &quot;', &quot; &amp; [.C174] &amp; &quot;, &quot; &amp; [.D174] &amp;  &quot;);&quot;" office:value-type="string" office:string-value="insert into game (matchid, matchdate, game_type, country) values (499, '1992-06-17', 2, 1868);">
            <text:p>insert into game (matchid, matchdate, game_type, country) values (499, '1992-06-17', 2, 1868);</text:p>
          </table:table-cell>
          <table:table-cell table:number-columns-repeated="1017"/>
        </table:table-row>
        <table:table-row table:style-name="ro2">
          <table:table-cell table:formula="of:=+[.A174]+1" office:value-type="float" office:value="500">
            <text:p>500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7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5] &amp; &quot;, '&quot; &amp; [.B175] &amp; &quot;', &quot; &amp; [.C175] &amp; &quot;, &quot; &amp; [.D175] &amp;  &quot;);&quot;" office:value-type="string" office:string-value="insert into game (matchid, matchdate, game_type, country) values (500, '1992-06-17', 2, 1868);">
            <text:p>insert into game (matchid, matchdate, game_type, country) values (500, '1992-06-17', 2, 1868);</text:p>
          </table:table-cell>
          <table:table-cell table:number-columns-repeated="1017"/>
        </table:table-row>
        <table:table-row table:style-name="ro2">
          <table:table-cell table:formula="of:=+[.A175]+1" office:value-type="float" office:value="501">
            <text:p>501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76] &amp; &quot;, '&quot; &amp; [.B176] &amp; &quot;', &quot; &amp; [.C176] &amp; &quot;, &quot; &amp; [.D176] &amp;  &quot;);&quot;" office:value-type="string" office:string-value="insert into game (matchid, matchdate, game_type, country) values (501, '1992-06-19', 2, 1868);">
            <text:p>insert into game (matchid, matchdate, game_type, country) values (501, '1992-06-19', 2, 1868);</text:p>
          </table:table-cell>
          <table:table-cell table:number-columns-repeated="1017"/>
        </table:table-row>
        <table:table-row table:style-name="ro2">
          <table:table-cell table:formula="of:=+[.A176]+1" office:value-type="float" office:value="502">
            <text:p>502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7] &amp; &quot;, '&quot; &amp; [.B177] &amp; &quot;', &quot; &amp; [.C177] &amp; &quot;, &quot; &amp; [.D177] &amp;  &quot;);&quot;" office:value-type="string" office:string-value="insert into game (matchid, matchdate, game_type, country) values (502, '1992-06-19', 2, 1868);">
            <text:p>insert into game (matchid, matchdate, game_type, country) values (502, '1992-06-19', 2, 1868);</text:p>
          </table:table-cell>
          <table:table-cell table:number-columns-repeated="1017"/>
        </table:table-row>
        <table:table-row table:style-name="ro2">
          <table:table-cell table:formula="of:=+[.A177]+1" office:value-type="float" office:value="503">
            <text:p>503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formula="of:=+[.C17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78] &amp; &quot;, '&quot; &amp; [.B178] &amp; &quot;', &quot; &amp; [.C178] &amp; &quot;, &quot; &amp; [.D178] &amp;  &quot;);&quot;" office:value-type="string" office:string-value="insert into game (matchid, matchdate, game_type, country) values (503, '1992-06-21', 2, 1868);">
            <text:p>insert into game (matchid, matchdate, game_type, country) values (503, '1992-06-21', 2, 1868);</text:p>
          </table:table-cell>
          <table:table-cell table:number-columns-repeated="1017"/>
        </table:table-row>
        <table:table-row table:style-name="ro2">
          <table:table-cell table:formula="of:=+[.A178]+1" office:value-type="float" office:value="504">
            <text:p>504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79] &amp; &quot;, '&quot; &amp; [.B179] &amp; &quot;', &quot; &amp; [.C182] &amp; &quot;, &quot; &amp; [.D179] &amp;  &quot;);&quot;" office:value-type="string" office:string-value="insert into game (matchid, matchdate, game_type, country) values (504, '1992-06-21', 5, 1868);">
            <text:p>insert into game (matchid, matchdate, game_type, country) values (504, '1992-06-21', 5, 1868);</text:p>
          </table:table-cell>
          <table:table-cell table:number-columns-repeated="1017"/>
        </table:table-row>
        <table:table-row table:style-name="ro2">
          <table:table-cell table:formula="of:=+[.A179]+1" office:value-type="float" office:value="505">
            <text:p>505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80] &amp; &quot;, '&quot; &amp; [.B180] &amp; &quot;', &quot; &amp; [.C183] &amp; &quot;, &quot; &amp; [.D180] &amp;  &quot;);&quot;" office:value-type="string" office:string-value="insert into game (matchid, matchdate, game_type, country) values (505, '1992-06-24', 6, 1868);">
            <text:p>insert into game (matchid, matchdate, game_type, country) values (505, '1992-06-24', 6, 1868);</text:p>
          </table:table-cell>
          <table:table-cell table:number-columns-repeated="1017"/>
        </table:table-row>
        <table:table-row table:style-name="ro2">
          <table:table-cell table:formula="of:=+[.A180]+1" office:value-type="float" office:value="506">
            <text:p>506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81] &amp; &quot;, '&quot; &amp; [.B181] &amp; &quot;', &quot; &amp; [.C184] &amp; &quot;, &quot; &amp; [.D181] &amp;  &quot;);&quot;" office:value-type="string" office:string-value="insert into game (matchid, matchdate, game_type, country) values (506, '1992-06-24', , 1868);">
            <text:p>insert into game (matchid, matchdate, game_type, country) values (506, '1992-06-24', , 1868);</text:p>
          </table:table-cell>
          <table:table-cell table:number-columns-repeated="1017"/>
        </table:table-row>
        <table:table-row table:style-name="ro2">
          <table:table-cell table:formula="of:=+[.A181]+1" office:value-type="float" office:value="507">
            <text:p>507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82] &amp; &quot;, '&quot; &amp; [.B182] &amp; &quot;', &quot; &amp; [.C185] &amp; &quot;, &quot; &amp; [.D182] &amp;  &quot;);&quot;" office:value-type="string" office:string-value="insert into game (matchid, matchdate, game_type, country) values (507, '1992-06-27', squad, 1868);">
            <text:p>insert into game (matchid, matchdate, game_type, country) values (507, '1992-06-27', squad, 1868);</text:p>
          </table:table-cell>
          <table:table-cell table:number-columns-repeated="1017"/>
        </table:table-row>
        <table:table-row table:style-name="ro2">
          <table:table-cell table:formula="of:=+[.A182]+1" office:value-type="float" office:value="508">
            <text:p>508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83] &amp; &quot;, '&quot; &amp; [.B183] &amp; &quot;', &quot; &amp; [.C186] &amp; &quot;, &quot; &amp; [.D183] &amp;  &quot;);&quot;" office:value-type="string" office:string-value="insert into game (matchid, matchdate, game_type, country) values (508, '1992-06-27', , 1868);">
            <text:p>insert into game (matchid, matchdate, game_type, country) values (508, '1992-06-27', 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238">
            <text:p>238</text:p>
          </table:table-cell>
          <table:table-cell table:style-name="ce3" table:formula="of:=[.A168]" office:value-type="float" office:value="493">
            <text:p>49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38, 493, , 0, 0, 2);">
            <text:p>insert into game_score (id, matchid, squad, goals, points, time_type) values (238, 493, , 0, 0, 2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239">
            <text:p>239</text:p>
          </table:table-cell>
          <table:table-cell table:style-name="ce3" table:formula="of:=[.B186]" office:value-type="float" office:value="493">
            <text:p>49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39, 493, , null, 0, 1);">
            <text:p>insert into game_score (id, matchid, squad, goals, points, time_type) values (239, 493, , null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240">
            <text:p>240</text:p>
          </table:table-cell>
          <table:table-cell table:style-name="ce3" table:formula="of:=[.B186]" office:value-type="float" office:value="493">
            <text:p>49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40, 493, , 0, 0, 2);">
            <text:p>insert into game_score (id, matchid, squad, goals, points, time_type) values (240, 493, , 0, 0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241">
            <text:p>241</text:p>
          </table:table-cell>
          <table:table-cell table:style-name="ce3" table:formula="of:=[.B186]" office:value-type="float" office:value="493">
            <text:p>49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41, 493, , null, 0, 1);">
            <text:p>insert into game_score (id, matchid, squad, goals, points, time_type) values (241, 493, , null, 0, 1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242">
            <text:p>242</text:p>
          </table:table-cell>
          <table:table-cell table:style-name="ce4" table:formula="of:=[.B186]+1" office:value-type="float" office:value="494">
            <text:p>49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42, 494, , 0, 0, 2);">
            <text:p>insert into game_score (id, matchid, squad, goals, points, time_type) values (242, 494, , 0, 0, 2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243">
            <text:p>243</text:p>
          </table:table-cell>
          <table:table-cell table:style-name="ce4" table:formula="of:=[.B190]" office:value-type="float" office:value="494">
            <text:p>49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43, 494, , null, 0, 1);">
            <text:p>insert into game_score (id, matchid, squad, goals, points, time_type) values (243, 494, , null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244">
            <text:p>244</text:p>
          </table:table-cell>
          <table:table-cell table:style-name="ce4" table:formula="of:=[.B190]" office:value-type="float" office:value="494">
            <text:p>49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44, 494, , 0, 0, 2);">
            <text:p>insert into game_score (id, matchid, squad, goals, points, time_type) values (244, 494, , 0, 0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245">
            <text:p>245</text:p>
          </table:table-cell>
          <table:table-cell table:style-name="ce4" table:formula="of:=[.B190]" office:value-type="float" office:value="494">
            <text:p>49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45, 494, , null, 0, 1);">
            <text:p>insert into game_score (id, matchid, squad, goals, points, time_type) values (245, 494, , null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246">
            <text:p>246</text:p>
          </table:table-cell>
          <table:table-cell table:style-name="ce3" table:formula="of:=[.B190]+1" office:value-type="float" office:value="495">
            <text:p>49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46, 495, , 0, 0, 2);">
            <text:p>insert into game_score (id, matchid, squad, goals, points, time_type) values (246, 495, , 0, 0, 2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247">
            <text:p>247</text:p>
          </table:table-cell>
          <table:table-cell table:style-name="ce3" table:formula="of:=[.B194]" office:value-type="float" office:value="495">
            <text:p>49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47, 495, , null, 0, 1);">
            <text:p>insert into game_score (id, matchid, squad, goals, points, time_type) values (247, 495, 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248">
            <text:p>248</text:p>
          </table:table-cell>
          <table:table-cell table:style-name="ce3" table:formula="of:=[.B194]" office:value-type="float" office:value="495">
            <text:p>49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48, 495, , 0, 0, 2);">
            <text:p>insert into game_score (id, matchid, squad, goals, points, time_type) values (248, 495, , 0, 0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249">
            <text:p>249</text:p>
          </table:table-cell>
          <table:table-cell table:style-name="ce3" table:formula="of:=[.B194]" office:value-type="float" office:value="495">
            <text:p>49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49, 495, , null, 0, 1);">
            <text:p>insert into game_score (id, matchid, squad, goals, points, time_type) values (249, 495, , null, 0, 1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250">
            <text:p>250</text:p>
          </table:table-cell>
          <table:table-cell table:style-name="ce4" table:formula="of:=[.B194]+1" office:value-type="float" office:value="496">
            <text:p>49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50, 496, , 0, 0, 2);">
            <text:p>insert into game_score (id, matchid, squad, goals, points, time_type) values (250, 496, , 0, 0, 2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251">
            <text:p>251</text:p>
          </table:table-cell>
          <table:table-cell table:style-name="ce4" table:formula="of:=[.B198]" office:value-type="float" office:value="496">
            <text:p>49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51, 496, , null, 0, 1);">
            <text:p>insert into game_score (id, matchid, squad, goals, points, time_type) values (251, 496, , null, 0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252">
            <text:p>252</text:p>
          </table:table-cell>
          <table:table-cell table:style-name="ce4" table:formula="of:=[.B198]" office:value-type="float" office:value="496">
            <text:p>49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52, 496, , 0, 0, 2);">
            <text:p>insert into game_score (id, matchid, squad, goals, points, time_type) values (252, 496, , 0, 0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253">
            <text:p>253</text:p>
          </table:table-cell>
          <table:table-cell table:style-name="ce4" table:formula="of:=[.B198]" office:value-type="float" office:value="496">
            <text:p>49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53, 496, , null, 0, 1);">
            <text:p>insert into game_score (id, matchid, squad, goals, points, time_type) values (253, 496, , null, 0, 1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254">
            <text:p>254</text:p>
          </table:table-cell>
          <table:table-cell table:style-name="ce3" table:formula="of:=[.B198]+1" office:value-type="float" office:value="497">
            <text:p>49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54, 497, , 0, 0, 2);">
            <text:p>insert into game_score (id, matchid, squad, goals, points, time_type) values (254, 497, , 0, 0, 2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255">
            <text:p>255</text:p>
          </table:table-cell>
          <table:table-cell table:style-name="ce3" table:formula="of:=[.B202]" office:value-type="float" office:value="497">
            <text:p>49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55, 497, , null, 0, 1);">
            <text:p>insert into game_score (id, matchid, squad, goals, points, time_type) values (255, 497, , null, 0, 1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256">
            <text:p>256</text:p>
          </table:table-cell>
          <table:table-cell table:style-name="ce3" table:formula="of:=[.B202]" office:value-type="float" office:value="497">
            <text:p>49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256, 497, , 0, 0, 2);">
            <text:p>insert into game_score (id, matchid, squad, goals, points, time_type) values (256, 497, , 0, 0, 2);</text:p>
          </table:table-cell>
          <table:table-cell table:number-columns-repeated="1017"/>
        </table:table-row>
        <table:table-row table:style-name="ro2">
          <table:table-cell table:style-name="ce3" table:formula="of:=[.A204]+1" office:value-type="float" office:value="257">
            <text:p>257</text:p>
          </table:table-cell>
          <table:table-cell table:style-name="ce3" table:formula="of:=[.B202]" office:value-type="float" office:value="497">
            <text:p>49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257, 497, , null, 0, 1);">
            <text:p>insert into game_score (id, matchid, squad, goals, points, time_type) values (257, 497, , null, 0, 1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258">
            <text:p>258</text:p>
          </table:table-cell>
          <table:table-cell table:style-name="ce4" table:formula="of:=[.B202]+1" office:value-type="float" office:value="498">
            <text:p>49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258, 498, , 0, 0, 2);">
            <text:p>insert into game_score (id, matchid, squad, goals, points, time_type) values (258, 498, , 0, 0, 2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259">
            <text:p>259</text:p>
          </table:table-cell>
          <table:table-cell table:style-name="ce4" table:formula="of:=[.B206]" office:value-type="float" office:value="498">
            <text:p>49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259, 498, , null, 0, 1);">
            <text:p>insert into game_score (id, matchid, squad, goals, points, time_type) values (259, 498, , null, 0, 1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260">
            <text:p>260</text:p>
          </table:table-cell>
          <table:table-cell table:style-name="ce4" table:formula="of:=[.B206]" office:value-type="float" office:value="498">
            <text:p>49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260, 498, , 0, 0, 2);">
            <text:p>insert into game_score (id, matchid, squad, goals, points, time_type) values (260, 498, , 0, 0, 2);</text:p>
          </table:table-cell>
          <table:table-cell table:number-columns-repeated="1017"/>
        </table:table-row>
        <table:table-row table:style-name="ro2">
          <table:table-cell table:style-name="ce4" table:formula="of:=[.A208]+1" office:value-type="float" office:value="261">
            <text:p>261</text:p>
          </table:table-cell>
          <table:table-cell table:style-name="ce4" table:formula="of:=[.B206]" office:value-type="float" office:value="498">
            <text:p>49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261, 498, , null, 0, 1);">
            <text:p>insert into game_score (id, matchid, squad, goals, points, time_type) values (261, 498, , null, 0, 1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262">
            <text:p>262</text:p>
          </table:table-cell>
          <table:table-cell table:style-name="ce3" table:formula="of:=[.B206]+1" office:value-type="float" office:value="499">
            <text:p>49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262, 499, , 0, 0, 2);">
            <text:p>insert into game_score (id, matchid, squad, goals, points, time_type) values (262, 499, , 0, 0, 2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263">
            <text:p>263</text:p>
          </table:table-cell>
          <table:table-cell table:style-name="ce3" table:formula="of:=[.B210]" office:value-type="float" office:value="499">
            <text:p>49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263, 499, , null, 0, 1);">
            <text:p>insert into game_score (id, matchid, squad, goals, points, time_type) values (263, 499, , null, 0, 1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264">
            <text:p>264</text:p>
          </table:table-cell>
          <table:table-cell table:style-name="ce3" table:formula="of:=[.B210]" office:value-type="float" office:value="499">
            <text:p>499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264, 499, , 0, 0, 2);">
            <text:p>insert into game_score (id, matchid, squad, goals, points, time_type) values (264, 499, , 0, 0, 2);</text:p>
          </table:table-cell>
          <table:table-cell table:number-columns-repeated="1017"/>
        </table:table-row>
        <table:table-row table:style-name="ro2">
          <table:table-cell table:style-name="ce3" table:formula="of:=[.A212]+1" office:value-type="float" office:value="265">
            <text:p>265</text:p>
          </table:table-cell>
          <table:table-cell table:style-name="ce3" table:formula="of:=[.B210]" office:value-type="float" office:value="499">
            <text:p>499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265, 499, , null, 0, 1);">
            <text:p>insert into game_score (id, matchid, squad, goals, points, time_type) values (265, 499, , null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266">
            <text:p>266</text:p>
          </table:table-cell>
          <table:table-cell table:style-name="ce4" table:formula="of:=[.B210]+1" office:value-type="float" office:value="500">
            <text:p>50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266, 500, , 0, 0, 2);">
            <text:p>insert into game_score (id, matchid, squad, goals, points, time_type) values (266, 500, , 0, 0, 2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267">
            <text:p>267</text:p>
          </table:table-cell>
          <table:table-cell table:style-name="ce4" table:formula="of:=[.B214]" office:value-type="float" office:value="500">
            <text:p>50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267, 500, , null, 0, 1);">
            <text:p>insert into game_score (id, matchid, squad, goals, points, time_type) values (267, 500, , null, 0, 1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268">
            <text:p>268</text:p>
          </table:table-cell>
          <table:table-cell table:style-name="ce4" table:formula="of:=[.B214]" office:value-type="float" office:value="500">
            <text:p>50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268, 500, , 0, 0, 2);">
            <text:p>insert into game_score (id, matchid, squad, goals, points, time_type) values (268, 500, , 0, 0, 2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269">
            <text:p>269</text:p>
          </table:table-cell>
          <table:table-cell table:style-name="ce4" table:formula="of:=[.B214]" office:value-type="float" office:value="500">
            <text:p>500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269, 500, , null, 0, 1);">
            <text:p>insert into game_score (id, matchid, squad, goals, points, time_type) values (269, 500, , null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270">
            <text:p>270</text:p>
          </table:table-cell>
          <table:table-cell table:style-name="ce3" table:formula="of:=[.B214]+1" office:value-type="float" office:value="501">
            <text:p>50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270, 501, , 0, 0, 2);">
            <text:p>insert into game_score (id, matchid, squad, goals, points, time_type) values (270, 501, , 0, 0, 2);</text:p>
          </table:table-cell>
          <table:table-cell table:number-columns-repeated="1017"/>
        </table:table-row>
        <table:table-row table:style-name="ro2">
          <table:table-cell table:style-name="ce3" table:formula="of:=[.A218]+1" office:value-type="float" office:value="271">
            <text:p>271</text:p>
          </table:table-cell>
          <table:table-cell table:style-name="ce3" table:formula="of:=[.B218]" office:value-type="float" office:value="501">
            <text:p>50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271, 501, , null, 0, 1);">
            <text:p>insert into game_score (id, matchid, squad, goals, points, time_type) values (271, 501, , null, 0, 1);</text:p>
          </table:table-cell>
          <table:table-cell table:number-columns-repeated="1017"/>
        </table:table-row>
        <table:table-row table:style-name="ro2">
          <table:table-cell table:style-name="ce3" table:formula="of:=[.A219]+1" office:value-type="float" office:value="272">
            <text:p>272</text:p>
          </table:table-cell>
          <table:table-cell table:style-name="ce3" table:formula="of:=[.B218]" office:value-type="float" office:value="501">
            <text:p>50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272, 501, , 0, 0, 2);">
            <text:p>insert into game_score (id, matchid, squad, goals, points, time_type) values (272, 501, , 0, 0, 2);</text:p>
          </table:table-cell>
          <table:table-cell table:number-columns-repeated="1017"/>
        </table:table-row>
        <table:table-row table:style-name="ro2">
          <table:table-cell table:style-name="ce3" table:formula="of:=[.A220]+1" office:value-type="float" office:value="273">
            <text:p>273</text:p>
          </table:table-cell>
          <table:table-cell table:style-name="ce3" table:formula="of:=[.B218]" office:value-type="float" office:value="501">
            <text:p>501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273, 501, , null, 0, 1);">
            <text:p>insert into game_score (id, matchid, squad, goals, points, time_type) values (273, 501, , null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274">
            <text:p>274</text:p>
          </table:table-cell>
          <table:table-cell table:style-name="ce4" table:formula="of:=[.B218]+1" office:value-type="float" office:value="502">
            <text:p>50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274, 502, , 0, 0, 2);">
            <text:p>insert into game_score (id, matchid, squad, goals, points, time_type) values (274, 502, , 0, 0, 2);</text:p>
          </table:table-cell>
          <table:table-cell table:number-columns-repeated="1017"/>
        </table:table-row>
        <table:table-row table:style-name="ro2">
          <table:table-cell table:style-name="ce4" table:formula="of:=[.A222]+1" office:value-type="float" office:value="275">
            <text:p>275</text:p>
          </table:table-cell>
          <table:table-cell table:style-name="ce4" table:formula="of:=[.B222]" office:value-type="float" office:value="502">
            <text:p>50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275, 502, , null, 0, 1);">
            <text:p>insert into game_score (id, matchid, squad, goals, points, time_type) values (275, 502, , null, 0, 1);</text:p>
          </table:table-cell>
          <table:table-cell table:number-columns-repeated="1017"/>
        </table:table-row>
        <table:table-row table:style-name="ro2">
          <table:table-cell table:style-name="ce4" table:formula="of:=[.A223]+1" office:value-type="float" office:value="276">
            <text:p>276</text:p>
          </table:table-cell>
          <table:table-cell table:style-name="ce4" table:formula="of:=[.B222]" office:value-type="float" office:value="502">
            <text:p>502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276, 502, , 0, 0, 2);">
            <text:p>insert into game_score (id, matchid, squad, goals, points, time_type) values (276, 502, , 0, 0, 2);</text:p>
          </table:table-cell>
          <table:table-cell table:number-columns-repeated="1017"/>
        </table:table-row>
        <table:table-row table:style-name="ro2">
          <table:table-cell table:style-name="ce4" table:formula="of:=[.A224]+1" office:value-type="float" office:value="277">
            <text:p>277</text:p>
          </table:table-cell>
          <table:table-cell table:style-name="ce4" table:formula="of:=[.B222]" office:value-type="float" office:value="502">
            <text:p>502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277, 502, , null, 0, 1);">
            <text:p>insert into game_score (id, matchid, squad, goals, points, time_type) values (277, 502, , null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278">
            <text:p>278</text:p>
          </table:table-cell>
          <table:table-cell table:style-name="ce3" table:formula="of:=[.B222]+1" office:value-type="float" office:value="503">
            <text:p>50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278, 503, , 0, 0, 2);">
            <text:p>insert into game_score (id, matchid, squad, goals, points, time_type) values (278, 503, , 0, 0, 2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279">
            <text:p>279</text:p>
          </table:table-cell>
          <table:table-cell table:style-name="ce3" table:formula="of:=[.B226]" office:value-type="float" office:value="503">
            <text:p>50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279, 503, , null, 0, 1);">
            <text:p>insert into game_score (id, matchid, squad, goals, points, time_type) values (279, 503, , null, 0, 1);</text:p>
          </table:table-cell>
          <table:table-cell table:number-columns-repeated="1017"/>
        </table:table-row>
        <table:table-row table:style-name="ro2">
          <table:table-cell table:style-name="ce3" table:formula="of:=[.A227]+1" office:value-type="float" office:value="280">
            <text:p>280</text:p>
          </table:table-cell>
          <table:table-cell table:style-name="ce3" table:formula="of:=[.B226]" office:value-type="float" office:value="503">
            <text:p>503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280, 503, , 0, 0, 2);">
            <text:p>insert into game_score (id, matchid, squad, goals, points, time_type) values (280, 503, , 0, 0, 2);</text:p>
          </table:table-cell>
          <table:table-cell table:number-columns-repeated="1017"/>
        </table:table-row>
        <table:table-row table:style-name="ro2">
          <table:table-cell table:style-name="ce3" table:formula="of:=[.A228]+1" office:value-type="float" office:value="281">
            <text:p>281</text:p>
          </table:table-cell>
          <table:table-cell table:style-name="ce3" table:formula="of:=[.B226]" office:value-type="float" office:value="503">
            <text:p>503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281, 503, , null, 0, 1);">
            <text:p>insert into game_score (id, matchid, squad, goals, points, time_type) values (281, 503, , null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282">
            <text:p>282</text:p>
          </table:table-cell>
          <table:table-cell table:style-name="ce4" table:formula="of:=[.B226]+1" office:value-type="float" office:value="504">
            <text:p>50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282, 504, , 0, 0, 2);">
            <text:p>insert into game_score (id, matchid, squad, goals, points, time_type) values (282, 504, , 0, 0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283">
            <text:p>283</text:p>
          </table:table-cell>
          <table:table-cell table:style-name="ce4" table:formula="of:=[.B230]" office:value-type="float" office:value="504">
            <text:p>50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283, 504, , null, 0, 1);">
            <text:p>insert into game_score (id, matchid, squad, goals, points, time_type) values (283, 504, , null, 0, 1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284">
            <text:p>284</text:p>
          </table:table-cell>
          <table:table-cell table:style-name="ce4" table:formula="of:=[.B230]" office:value-type="float" office:value="504">
            <text:p>50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284, 504, , 0, 0, 2);">
            <text:p>insert into game_score (id, matchid, squad, goals, points, time_type) values (284, 504, , 0, 0, 2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285">
            <text:p>285</text:p>
          </table:table-cell>
          <table:table-cell table:style-name="ce4" table:formula="of:=[.B230]" office:value-type="float" office:value="504">
            <text:p>504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285, 504, , null, 0, 1);">
            <text:p>insert into game_score (id, matchid, squad, goals, points, time_type) values (285, 504, , null, 0, 1);</text:p>
          </table:table-cell>
          <table:table-cell table:number-columns-repeated="1017"/>
        </table:table-row>
        <table:table-row table:style-name="ro2">
          <table:table-cell table:style-name="ce3" table:formula="of:=[.A233]+1" office:value-type="float" office:value="286">
            <text:p>286</text:p>
          </table:table-cell>
          <table:table-cell table:style-name="ce3" table:formula="of:=[.B230]+1" office:value-type="float" office:value="505">
            <text:p>50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286, 505, , 0, 0, 2);">
            <text:p>insert into game_score (id, matchid, squad, goals, points, time_type) values (286, 505, , 0, 0, 2);</text:p>
          </table:table-cell>
          <table:table-cell table:number-columns-repeated="1017"/>
        </table:table-row>
        <table:table-row table:style-name="ro2">
          <table:table-cell table:style-name="ce3" table:formula="of:=[.A234]+1" office:value-type="float" office:value="287">
            <text:p>287</text:p>
          </table:table-cell>
          <table:table-cell table:style-name="ce3" table:formula="of:=[.B234]" office:value-type="float" office:value="505">
            <text:p>50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287, 505, , null, 0, 1);">
            <text:p>insert into game_score (id, matchid, squad, goals, points, time_type) values (287, 505, , null, 0, 1);</text:p>
          </table:table-cell>
          <table:table-cell table:number-columns-repeated="1017"/>
        </table:table-row>
        <table:table-row table:style-name="ro2">
          <table:table-cell table:style-name="ce3" table:formula="of:=[.A235]+1" office:value-type="float" office:value="288">
            <text:p>288</text:p>
          </table:table-cell>
          <table:table-cell table:style-name="ce3" table:formula="of:=[.B234]" office:value-type="float" office:value="505">
            <text:p>505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288, 505, , 0, 0, 2);">
            <text:p>insert into game_score (id, matchid, squad, goals, points, time_type) values (288, 505, , 0, 0, 2);</text:p>
          </table:table-cell>
          <table:table-cell table:number-columns-repeated="1017"/>
        </table:table-row>
        <table:table-row table:style-name="ro2">
          <table:table-cell table:style-name="ce3" table:formula="of:=[.A236]+1" office:value-type="float" office:value="289">
            <text:p>289</text:p>
          </table:table-cell>
          <table:table-cell table:style-name="ce3" table:formula="of:=[.B234]" office:value-type="float" office:value="505">
            <text:p>505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289, 505, , null, 0, 1);">
            <text:p>insert into game_score (id, matchid, squad, goals, points, time_type) values (289, 505, , null, 0, 1);</text:p>
          </table:table-cell>
          <table:table-cell table:number-columns-repeated="1017"/>
        </table:table-row>
        <table:table-row table:style-name="ro2">
          <table:table-cell table:style-name="ce4" table:formula="of:=[.A237]+1" office:value-type="float" office:value="290">
            <text:p>290</text:p>
          </table:table-cell>
          <table:table-cell table:style-name="ce4" table:formula="of:=[.B234]+1" office:value-type="float" office:value="506">
            <text:p>50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290, 506, , 0, 0, 2);">
            <text:p>insert into game_score (id, matchid, squad, goals, points, time_type) values (290, 506, , 0, 0, 2);</text:p>
          </table:table-cell>
          <table:table-cell table:number-columns-repeated="1017"/>
        </table:table-row>
        <table:table-row table:style-name="ro2">
          <table:table-cell table:style-name="ce4" table:formula="of:=[.A238]+1" office:value-type="float" office:value="291">
            <text:p>291</text:p>
          </table:table-cell>
          <table:table-cell table:style-name="ce4" table:formula="of:=[.B238]" office:value-type="float" office:value="506">
            <text:p>50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291, 506, , null, 0, 1);">
            <text:p>insert into game_score (id, matchid, squad, goals, points, time_type) values (291, 506, , null, 0, 1);</text:p>
          </table:table-cell>
          <table:table-cell table:number-columns-repeated="1017"/>
        </table:table-row>
        <table:table-row table:style-name="ro2">
          <table:table-cell table:style-name="ce4" table:formula="of:=[.A239]+1" office:value-type="float" office:value="292">
            <text:p>292</text:p>
          </table:table-cell>
          <table:table-cell table:style-name="ce4" table:formula="of:=[.B238]" office:value-type="float" office:value="506">
            <text:p>506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292, 506, , 0, 0, 2);">
            <text:p>insert into game_score (id, matchid, squad, goals, points, time_type) values (292, 506, , 0, 0, 2);</text:p>
          </table:table-cell>
          <table:table-cell table:number-columns-repeated="1017"/>
        </table:table-row>
        <table:table-row table:style-name="ro2">
          <table:table-cell table:style-name="ce4" table:formula="of:=[.A240]+1" office:value-type="float" office:value="293">
            <text:p>293</text:p>
          </table:table-cell>
          <table:table-cell table:style-name="ce4" table:formula="of:=[.B238]" office:value-type="float" office:value="506">
            <text:p>506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293, 506, , null, 0, 1);">
            <text:p>insert into game_score (id, matchid, squad, goals, points, time_type) values (293, 506, , null, 0, 1);</text:p>
          </table:table-cell>
          <table:table-cell table:number-columns-repeated="1017"/>
        </table:table-row>
        <table:table-row table:style-name="ro2">
          <table:table-cell table:style-name="ce3" table:formula="of:=[.A241]+1" office:value-type="float" office:value="294">
            <text:p>294</text:p>
          </table:table-cell>
          <table:table-cell table:style-name="ce3" table:formula="of:=[.B238]+1" office:value-type="float" office:value="507">
            <text:p>50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294, 507, , 0, 0, 2);">
            <text:p>insert into game_score (id, matchid, squad, goals, points, time_type) values (294, 507, , 0, 0, 2);</text:p>
          </table:table-cell>
          <table:table-cell table:number-columns-repeated="1017"/>
        </table:table-row>
        <table:table-row table:style-name="ro2">
          <table:table-cell table:style-name="ce3" table:formula="of:=[.A242]+1" office:value-type="float" office:value="295">
            <text:p>295</text:p>
          </table:table-cell>
          <table:table-cell table:style-name="ce3" table:formula="of:=[.B242]" office:value-type="float" office:value="507">
            <text:p>50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295, 507, , null, 0, 1);">
            <text:p>insert into game_score (id, matchid, squad, goals, points, time_type) values (295, 507, , null, 0, 1);</text:p>
          </table:table-cell>
          <table:table-cell table:number-columns-repeated="1017"/>
        </table:table-row>
        <table:table-row table:style-name="ro2">
          <table:table-cell table:style-name="ce3" table:formula="of:=[.A243]+1" office:value-type="float" office:value="296">
            <text:p>296</text:p>
          </table:table-cell>
          <table:table-cell table:style-name="ce3" table:formula="of:=[.B242]" office:value-type="float" office:value="507">
            <text:p>507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296, 507, , 0, 0, 2);">
            <text:p>insert into game_score (id, matchid, squad, goals, points, time_type) values (296, 507, , 0, 0, 2);</text:p>
          </table:table-cell>
          <table:table-cell table:number-columns-repeated="1017"/>
        </table:table-row>
        <table:table-row table:style-name="ro2">
          <table:table-cell table:style-name="ce3" table:formula="of:=[.A244]+1" office:value-type="float" office:value="297">
            <text:p>297</text:p>
          </table:table-cell>
          <table:table-cell table:style-name="ce3" table:formula="of:=[.B242]" office:value-type="float" office:value="507">
            <text:p>507</text:p>
          </table:table-cell>
          <table:table-cell table:style-name="ce3"/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297, 507, , null, 0, 1);">
            <text:p>insert into game_score (id, matchid, squad, goals, points, time_type) values (297, 507, , null, 0, 1);</text:p>
          </table:table-cell>
          <table:table-cell table:number-columns-repeated="1017"/>
        </table:table-row>
        <table:table-row table:style-name="ro2">
          <table:table-cell table:style-name="ce4" table:formula="of:=[.A245]+1" office:value-type="float" office:value="298">
            <text:p>298</text:p>
          </table:table-cell>
          <table:table-cell table:style-name="ce4" table:formula="of:=[.B242]+1" office:value-type="float" office:value="508">
            <text:p>50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298, 508, , 0, 0, 2);">
            <text:p>insert into game_score (id, matchid, squad, goals, points, time_type) values (298, 508, , 0, 0, 2);</text:p>
          </table:table-cell>
          <table:table-cell table:number-columns-repeated="1017"/>
        </table:table-row>
        <table:table-row table:style-name="ro2">
          <table:table-cell table:style-name="ce4" table:formula="of:=[.A246]+1" office:value-type="float" office:value="299">
            <text:p>299</text:p>
          </table:table-cell>
          <table:table-cell table:style-name="ce4" table:formula="of:=[.B246]" office:value-type="float" office:value="508">
            <text:p>50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299, 508, , null, 0, 1);">
            <text:p>insert into game_score (id, matchid, squad, goals, points, time_type) values (299, 508, , null, 0, 1);</text:p>
          </table:table-cell>
          <table:table-cell table:number-columns-repeated="1017"/>
        </table:table-row>
        <table:table-row table:style-name="ro2">
          <table:table-cell table:style-name="ce4" table:formula="of:=[.A247]+1" office:value-type="float" office:value="300">
            <text:p>300</text:p>
          </table:table-cell>
          <table:table-cell table:style-name="ce4" table:formula="of:=[.B246]" office:value-type="float" office:value="508">
            <text:p>508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300, 508, , 0, 0, 2);">
            <text:p>insert into game_score (id, matchid, squad, goals, points, time_type) values (300, 508, , 0, 0, 2);</text:p>
          </table:table-cell>
          <table:table-cell table:number-columns-repeated="1017"/>
        </table:table-row>
        <table:table-row table:style-name="ro2">
          <table:table-cell table:style-name="ce4" table:formula="of:=[.A248]+1" office:value-type="float" office:value="301">
            <text:p>301</text:p>
          </table:table-cell>
          <table:table-cell table:style-name="ce4" table:formula="of:=[.B246]" office:value-type="float" office:value="508">
            <text:p>508</text:p>
          </table:table-cell>
          <table:table-cell table:style-name="Default"/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301, 508, , null, 0, 1);">
            <text:p>insert into game_score (id, matchid, squad, goals, points, time_type) values (301, 508, , null, 0, 1);</text:p>
          </table:table-cell>
          <table:table-cell table:number-columns-repeated="1017"/>
        </table:table-row>
        <table:table-row table:style-name="ro2" table:number-rows-repeated="10483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9/05/2017</text:date>, <text:time>22:50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09T22:50:26</dc:date>
    <dc:creator>Esdras Salazar</dc:creator>
    <meta:editing-duration>P2DT5H50M34S</meta:editing-duration>
    <meta:editing-cycles>475</meta:editing-cycles>
    <meta:document-statistic meta:table-count="5" meta:cell-count="7116" meta:object-count="0"/>
  </office:meta>
</office:document-meta>
</file>